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0.92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173.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Gill Sans Nov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Gill Sans Nov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Gill Sans Nova"/>
    </style:style>
    <style:style style:name="ce4" style:family="table-cell" style:parent-style-name="Default">
      <style:text-properties style:font-name="Gill Sans Nova" fo:font-weight="bold" style:font-weight-asian="bold" style:font-weight-complex="bold"/>
    </style:style>
    <style:style style:name="ce10" style:family="table-cell" style:parent-style-name="Default">
      <style:text-properties style:font-name="Gill Sans Nov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/>
      <style:text-properties style:font-name="Gill Sans Nova"/>
    </style:style>
    <style:style style:name="ce13" style:family="table-cell" style:parent-style-name="Default">
      <style:table-cell-properties fo:background-color="#7fff00"/>
      <style:text-properties style:font-name="Gill Sans Nova"/>
    </style:style>
    <style:style style:name="ce18" style:family="table-cell" style:parent-style-name="Default">
      <style:table-cell-properties fo:background-color="#00ffff"/>
      <style:text-properties style:font-name="Gill Sans Nova"/>
    </style:style>
    <style:style style:name="ce14" style:family="table-cell" style:parent-style-name="Default">
      <style:table-cell-properties fo:background-color="#ff0000"/>
      <style:text-properties style:font-name="Gill Sans Nova"/>
    </style:style>
    <style:style style:name="ce15" style:family="table-cell" style:parent-style-name="Default">
      <style:text-properties style:font-name="Gill Sans Nova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4">
      <style:text-properties style:font-name="Gill Sans Nova"/>
    </style:style>
  </office:automatic-styles>
  <office:body>
    <office:spreadsheet>
      <table:calculation-settings table:automatic-find-labels="false" table:use-regular-expressions="false" table:use-wildcards="true"/>
      <table:table table:name="All animatio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Entrance</text:p>
          </table:table-cell>
          <table:table-cell/>
          <table:table-cell table:style-name="ce4" office:value-type="string" calcext:value-type="string">
            <text:p>presentation:</text:p>
          </table:table-cell>
          <table:table-cell table:style-name="ce4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10" office:value-type="string" calcext:value-type="string">
            <text:p>preset-id</text:p>
          </table:table-cell>
          <table:table-cell table:style-name="ce10" office:value-type="string" calcext:value-type="string">
            <text:p>preset-sub-type 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ppear</text:p>
          </table:table-cell>
          <table:table-cell office:value-type="string" calcext:value-type="string">
            <text:p>ooo-entrance-appear</text:p>
          </table:table-cell>
          <table:table-cell office:value-type="string" calcext:value-type="string">
            <text:p>N/A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ly In</text:p>
          </table:table-cell>
          <table:table-cell office:value-type="string" calcext:value-type="string">
            <text:p>ooo-entrance-fly-in</text:p>
          </table:table-cell>
          <table:table-cell office:value-type="string" calcext:value-type="string">
            <text:p>from-top-left, from-top, from-top-right, from-left, from-right, from-bottom-left, from-bottom, from-bottom-righ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enetian Blinds</text:p>
          </table:table-cell>
          <table:table-cell office:value-type="string" calcext:value-type="string">
            <text:p>ooo-entrance-venetian-blinds </text:p>
          </table:table-cell>
          <table:table-cell office:value-type="string" calcext:value-type="string">
            <text:p>vertical, horizontal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ooo-entrance-box </text:p>
          </table:table-cell>
          <table:table-cell office:value-type="string" calcext:value-type="string">
            <text:p>in, out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equerboard</text:p>
          </table:table-cell>
          <table:table-cell office:value-type="string" calcext:value-type="string">
            <text:p>ooo-entrance-checkerboard </text:p>
          </table:table-cell>
          <table:table-cell office:value-type="string" calcext:value-type="string">
            <text:p>across, downward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ooo-entrance-circle </text:p>
          </table:table-cell>
          <table:table-cell office:value-type="string" calcext:value-type="string">
            <text:p>in, out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val vertical</text:p>
          </table:table-cell>
          <table:table-cell office:value-type="string" calcext:value-type="string">
            <text:p>ooo-entrance-oval </text:p>
          </table:table-cell>
          <table:table-cell office:value-type="string" calcext:value-type="string">
            <text:p>in, out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ly in slow</text:p>
          </table:table-cell>
          <table:table-cell office:value-type="string" calcext:value-type="string">
            <text:p>ooo-entrance-fly-in-slow </text:p>
          </table:table-cell>
          <table:table-cell office:value-type="string" calcext:value-type="string">
            <text:p>from-top-left, from-top, from-top-right, from-left, from-right, from-bottom-left, from-bottom, from-bottom-righ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ooo-entrance-diamond </text:p>
          </table:table-cell>
          <table:table-cell office:value-type="string" calcext:value-type="string">
            <text:p>in, out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ssolve In</text:p>
          </table:table-cell>
          <table:table-cell office:value-type="string" calcext:value-type="string">
            <text:p>ooo-entrance-dissolve-i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lash Once</text:p>
          </table:table-cell>
          <table:table-cell office:value-type="string" calcext:value-type="string">
            <text:p>ooo-entrance-flash-once 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eek In</text:p>
          </table:table-cell>
          <table:table-cell office:value-type="string" calcext:value-type="string">
            <text:p>ooo-entrance-peek-in </text:p>
          </table:table-cell>
          <table:table-cell office:value-type="string" calcext:value-type="string">
            <text:p>from-top, from-left, from-right, from-bottom</text:p>
          </table:table-cell>
          <table:table-cell table:style-name="ce18" office:value-type="string" calcext:value-type="string">
            <text:p>SVG</text:p>
          </table:table-cell>
          <table:table-cell office:value-type="string" calcext:value-type="string">
            <text:p>THIS MIGHT BE WIPE INSTEAD OF PEEK IN…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ooo-entrance-plus </text:p>
          </table:table-cell>
          <table:table-cell office:value-type="string" calcext:value-type="string">
            <text:p>in, out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andom Bars</text:p>
          </table:table-cell>
          <table:table-cell office:value-type="string" calcext:value-type="string">
            <text:p>ooo-entrance-random-bars </text:p>
          </table:table-cell>
          <table:table-cell office:value-type="string" calcext:value-type="string">
            <text:p>vertical, horizontal</text:p>
          </table:table-cell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plit</text:p>
          </table:table-cell>
          <table:table-cell office:value-type="string" calcext:value-type="string">
            <text:p>ooo-entrance-split </text:p>
          </table:table-cell>
          <table:table-cell office:value-type="string" calcext:value-type="string">
            <text:p>horizontal-in, vertical-in, horizontal-out, vertical-out</text:p>
          </table:table-cell>
          <table:table-cell table:style-name="ce13" office:value-type="string" calcext:value-type="string">
            <text:p>Python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agonal Squares</text:p>
          </table:table-cell>
          <table:table-cell office:value-type="string" calcext:value-type="string">
            <text:p>ooo-entrance-diagonal-squares </text:p>
          </table:table-cell>
          <table:table-cell office:value-type="string" calcext:value-type="string">
            <text:p>left-to-bottom, right-to-top, left-to-top, right-to-bottom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Wedge</text:p>
          </table:table-cell>
          <table:table-cell office:value-type="string" calcext:value-type="string">
            <text:p>ooo-entrance-wedge 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ooo-entrance-wheel </text:p>
          </table:table-cell>
          <table:table-cell office:value-type="string" calcext:value-type="string">
            <text:p>1, 2, 3, 4, 8</text:p>
          </table:table-cell>
          <table:table-cell table:style-name="ce18" office:value-type="string" calcext:value-type="string">
            <text:p>S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Wipe</text:p>
          </table:table-cell>
          <table:table-cell office:value-type="string" calcext:value-type="string">
            <text:p>ooo-entrance-wipe </text:p>
          </table:table-cell>
          <table:table-cell office:value-type="string" calcext:value-type="string">
            <text:p>from-top, from-left, from-right, from-bottom</text:p>
          </table:table-cell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andom Effects</text:p>
          </table:table-cell>
          <table:table-cell office:value-type="string" calcext:value-type="string">
            <text:p>ooo-entrance-random </text:p>
          </table:table-cell>
          <table:table-cell office:value-type="string" calcext:value-type="string">
            <text:p>N/A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ade In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In and Zoom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piral 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e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tretch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ase 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se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 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res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hasi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hange Fill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ange Line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nsparency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our Bl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mplementary Colour 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rasting Col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rke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aturat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ash Bulb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ighten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la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ink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lick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e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Disappe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y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etian Blind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Vertical, Horizontal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x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hequerboard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Across, Downwar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awl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issol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ash O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ek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u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In,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ndom Bar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Squares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From left to bottom, from right to top, from left to top, from right to bottom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plit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Horizontal in, vertical in, horizontal out, vertical o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dge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Non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heel</text:p>
          </table:table-cell>
          <table:table-cell table:number-columns-repeated="2"/>
          <table:table-cell table:style-name="ce18" office:value-type="string" calcext:value-type="string">
            <text:p>SVG</text:p>
          </table:table-cell>
          <table:table-cell office:value-type="string" calcext:value-type="string">
            <text:p>Options: 1, 2, 3, 4, 8 spoke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i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andom Effects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ade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ade Out and Zo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EXCITING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wiv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mera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lm Credi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ut on the brak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nwhe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re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l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agnif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e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lide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MODERATE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ollaps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o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ase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ink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ntre Revol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sce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n O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etch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tion Path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BASIC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4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 pointed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rescent Mo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uilateral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v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ar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x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t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rallelog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ntag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-angle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ardro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pezoid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PECIAL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ea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ircular Sa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lov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ed 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igure-of-8 Fou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oriztonal Figure-of-8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verted squ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verted triangl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oop-the-loo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eutr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anu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inty sta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oosh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rtical Figure-of-8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LINES AND CURVES</text:p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Arc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rc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unce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urvy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caying 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Down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iagonal Up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unne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artbe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 Curve 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 Curve 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ine 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ral Lef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iral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r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airs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Dow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Down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n Up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v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igza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sc Effects</text:p>
          </table:table-cell>
          <table:table-cell/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tart Medi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ggle Paus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nd Media</text:p>
          </table:table-cell>
          <table:table-cell table:number-columns-repeated="1022"/>
        </table:table-row>
        <table:table-row table:style-name="ro3" table:number-rows-repeated="10483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dges and wheels" table:style-name="ta1">
        <table:table-column table:style-name="co6" table:number-columns-repeated="1024" table:default-cell-style-name="ce3"/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2]))" office:value-type="float" office:value="0" calcext:value-type="float">
            <text:p>0.00</text:p>
          </table:table-cell>
          <table:table-cell table:style-name="ce16" table:formula="of:=COS(RADIANS([.A2]))" office:value-type="float" office:value="1" calcext:value-type="float">
            <text:p>1.00</text:p>
          </table:table-cell>
          <table:table-cell/>
          <table:table-cell table:style-name="ce16" table:formula="of:=ROUND(5.5*[.B2] + 0.5;2)" office:value-type="float" office:value="0.5" calcext:value-type="float">
            <text:p>0.50</text:p>
          </table:table-cell>
          <table:table-cell table:style-name="ce16" table:formula="of:=ROUND(5.5*-[.C2]+0.5;2)" office:value-type="float" office:value="-5" calcext:value-type="float">
            <text:p>-5.00</text:p>
          </table:table-cell>
          <table:table-cell/>
          <table:table-cell table:formula="of:=COM.MICROSOFT.TEXTJOIN(&quot;,&quot;;0;[.E2];[.F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]))" office:value-type="float" office:value="0.5" calcext:value-type="float">
            <text:p>0.50</text:p>
          </table:table-cell>
          <table:table-cell table:style-name="ce16" table:formula="of:=COS(RADIANS([.A3]))" office:value-type="float" office:value="0.866025403784439" calcext:value-type="float">
            <text:p>0.87</text:p>
          </table:table-cell>
          <table:table-cell/>
          <table:table-cell table:style-name="ce16" table:formula="of:=ROUND(5.5*[.B3] + 0.5;2)" office:value-type="float" office:value="3.25" calcext:value-type="float">
            <text:p>3.25</text:p>
          </table:table-cell>
          <table:table-cell table:style-name="ce16" table:formula="of:=ROUND(5.5*-[.C3]+0.5;2)" office:value-type="float" office:value="-4.26" calcext:value-type="float">
            <text:p>-4.26</text:p>
          </table:table-cell>
          <table:table-cell/>
          <table:table-cell table:formula="of:=COM.MICROSOFT.TEXTJOIN(&quot;,&quot;;0;[.E3];[.F3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]))" office:value-type="float" office:value="0.866025403784439" calcext:value-type="float">
            <text:p>0.87</text:p>
          </table:table-cell>
          <table:table-cell table:style-name="ce16" table:formula="of:=COS(RADIANS([.A4]))" office:value-type="float" office:value="0.5" calcext:value-type="float">
            <text:p>0.50</text:p>
          </table:table-cell>
          <table:table-cell/>
          <table:table-cell table:style-name="ce16" table:formula="of:=ROUND(5.5*[.B4] + 0.5;2)" office:value-type="float" office:value="5.26" calcext:value-type="float">
            <text:p>5.26</text:p>
          </table:table-cell>
          <table:table-cell table:style-name="ce16" table:formula="of:=ROUND(5.5*-[.C4]+0.5;2)" office:value-type="float" office:value="-2.25" calcext:value-type="float">
            <text:p>-2.25</text:p>
          </table:table-cell>
          <table:table-cell/>
          <table:table-cell table:formula="of:=COM.MICROSOFT.TEXTJOIN(&quot;,&quot;;0;[.E4];[.F4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5]))" office:value-type="float" office:value="1" calcext:value-type="float">
            <text:p>1.00</text:p>
          </table:table-cell>
          <table:table-cell table:style-name="ce16" table:formula="of:=COS(RADIANS([.A5]))" office:value-type="float" office:value="6.12323399573677E-017" calcext:value-type="float">
            <text:p>0.00</text:p>
          </table:table-cell>
          <table:table-cell/>
          <table:table-cell table:style-name="ce16" table:formula="of:=ROUND(5.5*[.B5] + 0.5;2)" office:value-type="float" office:value="6" calcext:value-type="float">
            <text:p>6.00</text:p>
          </table:table-cell>
          <table:table-cell table:style-name="ce16" table:formula="of:=ROUND(5.5*-[.C5]+0.5;2)" office:value-type="float" office:value="0.5" calcext:value-type="float">
            <text:p>0.50</text:p>
          </table:table-cell>
          <table:table-cell/>
          <table:table-cell table:formula="of:=COM.MICROSOFT.TEXTJOIN(&quot;,&quot;;0;[.E5];[.F5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6]))" office:value-type="float" office:value="0.866025403784439" calcext:value-type="float">
            <text:p>0.87</text:p>
          </table:table-cell>
          <table:table-cell table:style-name="ce16" table:formula="of:=COS(RADIANS([.A6]))" office:value-type="float" office:value="-0.5" calcext:value-type="float">
            <text:p>-0.50</text:p>
          </table:table-cell>
          <table:table-cell/>
          <table:table-cell table:style-name="ce16" table:formula="of:=ROUND(5.5*[.B6] + 0.5;2)" office:value-type="float" office:value="5.26" calcext:value-type="float">
            <text:p>5.26</text:p>
          </table:table-cell>
          <table:table-cell table:style-name="ce16" table:formula="of:=ROUND(5.5*-[.C6]+0.5;2)" office:value-type="float" office:value="3.25" calcext:value-type="float">
            <text:p>3.25</text:p>
          </table:table-cell>
          <table:table-cell/>
          <table:table-cell table:formula="of:=COM.MICROSOFT.TEXTJOIN(&quot;,&quot;;0;[.E6];[.F6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]))" office:value-type="float" office:value="0.5" calcext:value-type="float">
            <text:p>0.50</text:p>
          </table:table-cell>
          <table:table-cell table:style-name="ce16" table:formula="of:=COS(RADIANS([.A7]))" office:value-type="float" office:value="-0.866025403784439" calcext:value-type="float">
            <text:p>-0.87</text:p>
          </table:table-cell>
          <table:table-cell/>
          <table:table-cell table:style-name="ce16" table:formula="of:=ROUND(5.5*[.B7] + 0.5;2)" office:value-type="float" office:value="3.25" calcext:value-type="float">
            <text:p>3.25</text:p>
          </table:table-cell>
          <table:table-cell table:style-name="ce16" table:formula="of:=ROUND(5.5*-[.C7]+0.5;2)" office:value-type="float" office:value="5.26" calcext:value-type="float">
            <text:p>5.26</text:p>
          </table:table-cell>
          <table:table-cell/>
          <table:table-cell table:formula="of:=COM.MICROSOFT.TEXTJOIN(&quot;,&quot;;0;[.E7];[.F7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8]))" office:value-type="float" office:value="1.22464679914735E-016" calcext:value-type="float">
            <text:p>0.00</text:p>
          </table:table-cell>
          <table:table-cell table:style-name="ce16" table:formula="of:=COS(RADIANS([.A8]))" office:value-type="float" office:value="-1" calcext:value-type="float">
            <text:p>-1.00</text:p>
          </table:table-cell>
          <table:table-cell/>
          <table:table-cell table:style-name="ce16" table:formula="of:=ROUND(5.5*[.B8] + 0.5;2)" office:value-type="float" office:value="0.5" calcext:value-type="float">
            <text:p>0.50</text:p>
          </table:table-cell>
          <table:table-cell table:style-name="ce16" table:formula="of:=ROUND(5.5*-[.C8]+0.5;2)" office:value-type="float" office:value="6" calcext:value-type="float">
            <text:p>6.00</text:p>
          </table:table-cell>
          <table:table-cell/>
          <table:table-cell table:formula="of:=COM.MICROSOFT.TEXTJOIN(&quot;,&quot;;0;[.E8];[.F8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9]))" office:value-type="float" office:value="-0.5" calcext:value-type="float">
            <text:p>-0.50</text:p>
          </table:table-cell>
          <table:table-cell table:style-name="ce16" table:formula="of:=COS(RADIANS([.A9]))" office:value-type="float" office:value="-0.866025403784439" calcext:value-type="float">
            <text:p>-0.87</text:p>
          </table:table-cell>
          <table:table-cell/>
          <table:table-cell table:style-name="ce16" table:formula="of:=ROUND(5.5*[.B9] + 0.5;2)" office:value-type="float" office:value="-2.25" calcext:value-type="float">
            <text:p>-2.25</text:p>
          </table:table-cell>
          <table:table-cell table:style-name="ce16" table:formula="of:=ROUND(5.5*-[.C9]+0.5;2)" office:value-type="float" office:value="5.26" calcext:value-type="float">
            <text:p>5.26</text:p>
          </table:table-cell>
          <table:table-cell/>
          <table:table-cell table:formula="of:=COM.MICROSOFT.TEXTJOIN(&quot;,&quot;;0;[.E9];[.F9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]))" office:value-type="float" office:value="-0.866025403784438" calcext:value-type="float">
            <text:p>-0.87</text:p>
          </table:table-cell>
          <table:table-cell table:style-name="ce16" table:formula="of:=COS(RADIANS([.A10]))" office:value-type="float" office:value="-0.5" calcext:value-type="float">
            <text:p>-0.50</text:p>
          </table:table-cell>
          <table:table-cell/>
          <table:table-cell table:style-name="ce16" table:formula="of:=ROUND(5.5*[.B10] + 0.5;2)" office:value-type="float" office:value="-4.26" calcext:value-type="float">
            <text:p>-4.26</text:p>
          </table:table-cell>
          <table:table-cell table:style-name="ce16" table:formula="of:=ROUND(5.5*-[.C10]+0.5;2)" office:value-type="float" office:value="3.25" calcext:value-type="float">
            <text:p>3.25</text:p>
          </table:table-cell>
          <table:table-cell/>
          <table:table-cell table:formula="of:=COM.MICROSOFT.TEXTJOIN(&quot;,&quot;;0;[.E10];[.F10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1]))" office:value-type="float" office:value="-1" calcext:value-type="float">
            <text:p>-1.00</text:p>
          </table:table-cell>
          <table:table-cell table:style-name="ce16" table:formula="of:=COS(RADIANS([.A11]))" office:value-type="float" office:value="-1.83697019872103E-016" calcext:value-type="float">
            <text:p>0.00</text:p>
          </table:table-cell>
          <table:table-cell/>
          <table:table-cell table:style-name="ce16" table:formula="of:=ROUND(5.5*[.B11] + 0.5;2)" office:value-type="float" office:value="-5" calcext:value-type="float">
            <text:p>-5.00</text:p>
          </table:table-cell>
          <table:table-cell table:style-name="ce16" table:formula="of:=ROUND(5.5*-[.C11]+0.5;2)" office:value-type="float" office:value="0.5" calcext:value-type="float">
            <text:p>0.50</text:p>
          </table:table-cell>
          <table:table-cell/>
          <table:table-cell table:formula="of:=COM.MICROSOFT.TEXTJOIN(&quot;,&quot;;0;[.E11];[.F11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]))" office:value-type="float" office:value="-0.866025403784439" calcext:value-type="float">
            <text:p>-0.87</text:p>
          </table:table-cell>
          <table:table-cell table:style-name="ce16" table:formula="of:=COS(RADIANS([.A12]))" office:value-type="float" office:value="0.5" calcext:value-type="float">
            <text:p>0.50</text:p>
          </table:table-cell>
          <table:table-cell/>
          <table:table-cell table:style-name="ce16" table:formula="of:=ROUND(5.5*[.B12] + 0.5;2)" office:value-type="float" office:value="-4.26" calcext:value-type="float">
            <text:p>-4.26</text:p>
          </table:table-cell>
          <table:table-cell table:style-name="ce16" table:formula="of:=ROUND(5.5*-[.C12]+0.5;2)" office:value-type="float" office:value="-2.25" calcext:value-type="float">
            <text:p>-2.25</text:p>
          </table:table-cell>
          <table:table-cell/>
          <table:table-cell table:formula="of:=COM.MICROSOFT.TEXTJOIN(&quot;,&quot;;0;[.E12];[.F12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]))" office:value-type="float" office:value="-0.5" calcext:value-type="float">
            <text:p>-0.50</text:p>
          </table:table-cell>
          <table:table-cell table:style-name="ce16" table:formula="of:=COS(RADIANS([.A13]))" office:value-type="float" office:value="0.866025403784438" calcext:value-type="float">
            <text:p>0.87</text:p>
          </table:table-cell>
          <table:table-cell/>
          <table:table-cell table:style-name="ce16" table:formula="of:=ROUND(5.5*[.B13] + 0.5;2)" office:value-type="float" office:value="-2.25" calcext:value-type="float">
            <text:p>-2.25</text:p>
          </table:table-cell>
          <table:table-cell table:style-name="ce16" table:formula="of:=ROUND(5.5*-[.C13]+0.5;2)" office:value-type="float" office:value="-4.26" calcext:value-type="float">
            <text:p>-4.26</text:p>
          </table:table-cell>
          <table:table-cell/>
          <table:table-cell table:formula="of:=COM.MICROSOFT.TEXTJOIN(&quot;,&quot;;0;[.E13];[.F13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4]))" office:value-type="float" office:value="-2.44929359829471E-016" calcext:value-type="float">
            <text:p>0.00</text:p>
          </table:table-cell>
          <table:table-cell table:style-name="ce16" table:formula="of:=COS(RADIANS([.A14]))" office:value-type="float" office:value="1" calcext:value-type="float">
            <text:p>1.00</text:p>
          </table:table-cell>
          <table:table-cell/>
          <table:table-cell table:style-name="ce16" table:formula="of:=ROUND(5.5*[.B14] + 0.5;2)" office:value-type="float" office:value="0.5" calcext:value-type="float">
            <text:p>0.50</text:p>
          </table:table-cell>
          <table:table-cell table:style-name="ce16" table:formula="of:=ROUND(5.5*-[.C14]+0.5;2)" office:value-type="float" office:value="-5" calcext:value-type="float">
            <text:p>-5.00</text:p>
          </table:table-cell>
          <table:table-cell/>
          <table:table-cell table:formula="of:=COM.MICROSOFT.TEXTJOIN(&quot;,&quot;;0;[.E14];[.F14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R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2]" office:value-type="string" office:string-value="0.5,-5" calcext:value-type="string">
            <text:p>0.5,-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C18]" office:value-type="string" office:string-value="0.5,-5" calcext:value-type="string">
            <text:p>0.5,-5</text:p>
          </table:table-cell>
          <table:table-cell table:formula="of:=[.D18]" office:value-type="string" office:string-value="0.5,-5" calcext:value-type="string">
            <text:p>0.5,-5</text:p>
          </table:table-cell>
          <table:table-cell table:formula="of:=[.E18]" office:value-type="string" office:string-value="0.5,-5" calcext:value-type="string">
            <text:p>0.5,-5</text:p>
          </table:table-cell>
          <table:table-cell table:formula="of:=[.F18]" office:value-type="string" office:string-value="0.5,-5" calcext:value-type="string">
            <text:p>0.5,-5</text:p>
          </table:table-cell>
          <table:table-cell table:formula="of:=[.G18]" office:value-type="string" office:string-value="0.5,-5" calcext:value-type="string">
            <text:p>0.5,-5</text:p>
          </table:table-cell>
          <table:table-cell table:formula="of:=COM.MICROSOFT.TEXTJOIN(&quot; &quot;; 1;[.A18:.H1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8]" office:value-type="string" office:string-value="0.5,-5" calcext:value-type="string">
            <text:p>0.5,-5</text:p>
          </table:table-cell>
          <table:table-cell table:formula="of:=[.H3]" office:value-type="string" office:string-value="3.25,-4.26" calcext:value-type="string">
            <text:p>3.25,-4.26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D19]" office:value-type="string" office:string-value="3.25,-4.26" calcext:value-type="string">
            <text:p>3.25,-4.26</text:p>
          </table:table-cell>
          <table:table-cell table:formula="of:=[.E19]" office:value-type="string" office:string-value="3.25,-4.26" calcext:value-type="string">
            <text:p>3.25,-4.26</text:p>
          </table:table-cell>
          <table:table-cell table:formula="of:=[.F19]" office:value-type="string" office:string-value="3.25,-4.26" calcext:value-type="string">
            <text:p>3.25,-4.26</text:p>
          </table:table-cell>
          <table:table-cell table:formula="of:=[.G19]" office:value-type="string" office:string-value="3.25,-4.26" calcext:value-type="string">
            <text:p>3.25,-4.26</text:p>
          </table:table-cell>
          <table:table-cell table:formula="of:=COM.MICROSOFT.TEXTJOIN(&quot; &quot;; 1;[.A19:.H19])" office:value-type="string" office:string-value="0.5,0.5 0.5,-5 3.25,-4.26 3.25,-4.26 3.25,-4.26 3.25,-4.26 3.25,-4.26 3.25,-4.26" calcext:value-type="string">
            <text:p>0.5,0.5 0.5,-5 3.25,-4.26 3.25,-4.26 3.25,-4.26 3.25,-4.26 3.25,-4.26 3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9]" office:value-type="string" office:string-value="0.5,-5" calcext:value-type="string">
            <text:p>0.5,-5</text:p>
          </table:table-cell>
          <table:table-cell table:formula="of:=[.C19]" office:value-type="string" office:string-value="3.25,-4.26" calcext:value-type="string">
            <text:p>3.25,-4.26</text:p>
          </table:table-cell>
          <table:table-cell table:formula="of:=[.H4]" office:value-type="string" office:string-value="5.26,-2.25" calcext:value-type="string">
            <text:p>5.26,-2.25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E20]" office:value-type="string" office:string-value="5.26,-2.25" calcext:value-type="string">
            <text:p>5.26,-2.25</text:p>
          </table:table-cell>
          <table:table-cell table:formula="of:=[.F20]" office:value-type="string" office:string-value="5.26,-2.25" calcext:value-type="string">
            <text:p>5.26,-2.25</text:p>
          </table:table-cell>
          <table:table-cell table:formula="of:=[.G20]" office:value-type="string" office:string-value="5.26,-2.25" calcext:value-type="string">
            <text:p>5.26,-2.25</text:p>
          </table:table-cell>
          <table:table-cell table:formula="of:=COM.MICROSOFT.TEXTJOIN(&quot; &quot;; 1;[.A20:.H20])" office:value-type="string" office:string-value="0.5,0.5 0.5,-5 3.25,-4.26 5.26,-2.25 5.26,-2.25 5.26,-2.25 5.26,-2.25 5.26,-2.25" calcext:value-type="string">
            <text:p>0.5,0.5 0.5,-5 3.25,-4.26 5.26,-2.25 5.26,-2.25 5.26,-2.25 5.26,-2.25 5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0]" office:value-type="string" office:string-value="0.5,-5" calcext:value-type="string">
            <text:p>0.5,-5</text:p>
          </table:table-cell>
          <table:table-cell table:formula="of:=[.C20]" office:value-type="string" office:string-value="3.25,-4.26" calcext:value-type="string">
            <text:p>3.25,-4.26</text:p>
          </table:table-cell>
          <table:table-cell table:formula="of:=[.D20]" office:value-type="string" office:string-value="5.26,-2.25" calcext:value-type="string">
            <text:p>5.26,-2.25</text:p>
          </table:table-cell>
          <table:table-cell table:formula="of:=[.H5]" office:value-type="string" office:string-value="6,0.5" calcext:value-type="string">
            <text:p>6,0.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F21]" office:value-type="string" office:string-value="6,0.5" calcext:value-type="string">
            <text:p>6,0.5</text:p>
          </table:table-cell>
          <table:table-cell table:formula="of:=[.G21]" office:value-type="string" office:string-value="6,0.5" calcext:value-type="string">
            <text:p>6,0.5</text:p>
          </table:table-cell>
          <table:table-cell table:formula="of:=COM.MICROSOFT.TEXTJOIN(&quot; &quot;; 1;[.A21:.H21])" office:value-type="string" office:string-value="0.5,0.5 0.5,-5 3.25,-4.26 5.26,-2.25 6,0.5 6,0.5 6,0.5 6,0.5" calcext:value-type="string">
            <text:p>0.5,0.5 0.5,-5 3.25,-4.26 5.26,-2.25 6,0.5 6,0.5 6,0.5 6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1]" office:value-type="string" office:string-value="0.5,-5" calcext:value-type="string">
            <text:p>0.5,-5</text:p>
          </table:table-cell>
          <table:table-cell table:formula="of:=[.C21]" office:value-type="string" office:string-value="3.25,-4.26" calcext:value-type="string">
            <text:p>3.25,-4.26</text:p>
          </table:table-cell>
          <table:table-cell table:formula="of:=[.D21]" office:value-type="string" office:string-value="5.26,-2.25" calcext:value-type="string">
            <text:p>5.26,-2.25</text:p>
          </table:table-cell>
          <table:table-cell table:formula="of:=[.E21]" office:value-type="string" office:string-value="6,0.5" calcext:value-type="string">
            <text:p>6,0.5</text:p>
          </table:table-cell>
          <table:table-cell table:formula="of:=[.H6]" office:value-type="string" office:string-value="5.26,3.25" calcext:value-type="string">
            <text:p>5.26,3.2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G22]" office:value-type="string" office:string-value="5.26,3.25" calcext:value-type="string">
            <text:p>5.26,3.25</text:p>
          </table:table-cell>
          <table:table-cell table:formula="of:=COM.MICROSOFT.TEXTJOIN(&quot; &quot;; 1;[.A22:.H22])" office:value-type="string" office:string-value="0.5,0.5 0.5,-5 3.25,-4.26 5.26,-2.25 6,0.5 5.26,3.25 5.26,3.25 5.26,3.25" calcext:value-type="string">
            <text:p>0.5,0.5 0.5,-5 3.25,-4.26 5.26,-2.25 6,0.5 5.26,3.25 5.26,3.25 5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2]" office:value-type="string" office:string-value="0.5,-5" calcext:value-type="string">
            <text:p>0.5,-5</text:p>
          </table:table-cell>
          <table:table-cell table:formula="of:=[.C22]" office:value-type="string" office:string-value="3.25,-4.26" calcext:value-type="string">
            <text:p>3.25,-4.26</text:p>
          </table:table-cell>
          <table:table-cell table:formula="of:=[.D22]" office:value-type="string" office:string-value="5.26,-2.25" calcext:value-type="string">
            <text:p>5.26,-2.25</text:p>
          </table:table-cell>
          <table:table-cell table:formula="of:=[.E22]" office:value-type="string" office:string-value="6,0.5" calcext:value-type="string">
            <text:p>6,0.5</text:p>
          </table:table-cell>
          <table:table-cell table:formula="of:=[.F22]" office:value-type="string" office:string-value="5.26,3.25" calcext:value-type="string">
            <text:p>5.26,3.25</text:p>
          </table:table-cell>
          <table:table-cell table:formula="of:=[.H7]" office:value-type="string" office:string-value="3.25,5.26" calcext:value-type="string">
            <text:p>3.25,5.26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COM.MICROSOFT.TEXTJOIN(&quot; &quot;; 1;[.A23:.H23])" office:value-type="string" office:string-value="0.5,0.5 0.5,-5 3.25,-4.26 5.26,-2.25 6,0.5 5.26,3.25 3.25,5.26 3.25,5.26" calcext:value-type="string">
            <text:p>0.5,0.5 0.5,-5 3.25,-4.26 5.26,-2.25 6,0.5 5.26,3.25 3.25,5.26 3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3]" office:value-type="string" office:string-value="0.5,-5" calcext:value-type="string">
            <text:p>0.5,-5</text:p>
          </table:table-cell>
          <table:table-cell table:formula="of:=[.C23]" office:value-type="string" office:string-value="3.25,-4.26" calcext:value-type="string">
            <text:p>3.25,-4.26</text:p>
          </table:table-cell>
          <table:table-cell table:formula="of:=[.D23]" office:value-type="string" office:string-value="5.26,-2.25" calcext:value-type="string">
            <text:p>5.26,-2.25</text:p>
          </table:table-cell>
          <table:table-cell table:formula="of:=[.E23]" office:value-type="string" office:string-value="6,0.5" calcext:value-type="string">
            <text:p>6,0.5</text:p>
          </table:table-cell>
          <table:table-cell table:formula="of:=[.F23]" office:value-type="string" office:string-value="5.26,3.25" calcext:value-type="string">
            <text:p>5.26,3.25</text:p>
          </table:table-cell>
          <table:table-cell table:formula="of:=[.G23]" office:value-type="string" office:string-value="3.25,5.26" calcext:value-type="string">
            <text:p>3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24:.H24])" office:value-type="string" office:string-value="0.5,0.5 0.5,-5 3.25,-4.26 5.26,-2.25 6,0.5 5.26,3.25 3.25,5.26 0.5,6" calcext:value-type="string">
            <text:p>0.5,0.5 0.5,-5 3.25,-4.26 5.26,-2.25 6,0.5 5.26,3.25 3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Wedge L step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90" calcext:value-type="float">
            <text:p>-90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50" calcext:value-type="float">
            <text:p>-150</text:p>
          </table:table-cell>
          <table:table-cell table:style-name="ce4" office:value-type="float" office:value="-180" calcext:value-type="float">
            <text:p>-18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]" office:value-type="string" office:string-value="0.5,-5" calcext:value-type="string">
            <text:p>0.5,-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C28]" office:value-type="string" office:string-value="0.5,-5" calcext:value-type="string">
            <text:p>0.5,-5</text:p>
          </table:table-cell>
          <table:table-cell table:formula="of:=[.D28]" office:value-type="string" office:string-value="0.5,-5" calcext:value-type="string">
            <text:p>0.5,-5</text:p>
          </table:table-cell>
          <table:table-cell table:formula="of:=[.E28]" office:value-type="string" office:string-value="0.5,-5" calcext:value-type="string">
            <text:p>0.5,-5</text:p>
          </table:table-cell>
          <table:table-cell table:formula="of:=[.F28]" office:value-type="string" office:string-value="0.5,-5" calcext:value-type="string">
            <text:p>0.5,-5</text:p>
          </table:table-cell>
          <table:table-cell table:formula="of:=[.G28]" office:value-type="string" office:string-value="0.5,-5" calcext:value-type="string">
            <text:p>0.5,-5</text:p>
          </table:table-cell>
          <table:table-cell table:formula="of:=COM.MICROSOFT.TEXTJOIN(&quot; &quot;; 1;[.A28:.H28])" office:value-type="string" office:string-value="0.5,0.5 0.5,-5 0.5,-5 0.5,-5 0.5,-5 0.5,-5 0.5,-5 0.5,-5" calcext:value-type="string">
            <text:p>0.5,0.5 0.5,-5 0.5,-5 0.5,-5 0.5,-5 0.5,-5 0.5,-5 0.5,-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8]" office:value-type="string" office:string-value="0.5,-5" calcext:value-type="string">
            <text:p>0.5,-5</text:p>
          </table:table-cell>
          <table:table-cell table:formula="of:=[.H13]" office:value-type="string" office:string-value="-2.25,-4.26" calcext:value-type="string">
            <text:p>-2.25,-4.26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D29]" office:value-type="string" office:string-value="-2.25,-4.26" calcext:value-type="string">
            <text:p>-2.25,-4.26</text:p>
          </table:table-cell>
          <table:table-cell table:formula="of:=[.E29]" office:value-type="string" office:string-value="-2.25,-4.26" calcext:value-type="string">
            <text:p>-2.25,-4.26</text:p>
          </table:table-cell>
          <table:table-cell table:formula="of:=[.F29]" office:value-type="string" office:string-value="-2.25,-4.26" calcext:value-type="string">
            <text:p>-2.25,-4.26</text:p>
          </table:table-cell>
          <table:table-cell table:formula="of:=[.G29]" office:value-type="string" office:string-value="-2.25,-4.26" calcext:value-type="string">
            <text:p>-2.25,-4.26</text:p>
          </table:table-cell>
          <table:table-cell table:formula="of:=COM.MICROSOFT.TEXTJOIN(&quot; &quot;; 1;[.A29:.H29])" office:value-type="string" office:string-value="0.5,0.5 0.5,-5 -2.25,-4.26 -2.25,-4.26 -2.25,-4.26 -2.25,-4.26 -2.25,-4.26 -2.25,-4.26" calcext:value-type="string">
            <text:p>0.5,0.5 0.5,-5 -2.25,-4.26 -2.25,-4.26 -2.25,-4.26 -2.25,-4.26 -2.25,-4.26 -2.25,-4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29]" office:value-type="string" office:string-value="0.5,-5" calcext:value-type="string">
            <text:p>0.5,-5</text:p>
          </table:table-cell>
          <table:table-cell table:formula="of:=[.C29]" office:value-type="string" office:string-value="-2.25,-4.26" calcext:value-type="string">
            <text:p>-2.25,-4.26</text:p>
          </table:table-cell>
          <table:table-cell table:formula="of:=[.H12]" office:value-type="string" office:string-value="-4.26,-2.25" calcext:value-type="string">
            <text:p>-4.26,-2.25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E30]" office:value-type="string" office:string-value="-4.26,-2.25" calcext:value-type="string">
            <text:p>-4.26,-2.25</text:p>
          </table:table-cell>
          <table:table-cell table:formula="of:=[.F30]" office:value-type="string" office:string-value="-4.26,-2.25" calcext:value-type="string">
            <text:p>-4.26,-2.25</text:p>
          </table:table-cell>
          <table:table-cell table:formula="of:=[.G30]" office:value-type="string" office:string-value="-4.26,-2.25" calcext:value-type="string">
            <text:p>-4.26,-2.25</text:p>
          </table:table-cell>
          <table:table-cell table:formula="of:=COM.MICROSOFT.TEXTJOIN(&quot; &quot;; 1;[.A30:.H30])" office:value-type="string" office:string-value="0.5,0.5 0.5,-5 -2.25,-4.26 -4.26,-2.25 -4.26,-2.25 -4.26,-2.25 -4.26,-2.25 -4.26,-2.25" calcext:value-type="string">
            <text:p>0.5,0.5 0.5,-5 -2.25,-4.26 -4.26,-2.25 -4.26,-2.25 -4.26,-2.25 -4.26,-2.25 -4.26,-2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0]" office:value-type="string" office:string-value="0.5,-5" calcext:value-type="string">
            <text:p>0.5,-5</text:p>
          </table:table-cell>
          <table:table-cell table:formula="of:=[.C30]" office:value-type="string" office:string-value="-2.25,-4.26" calcext:value-type="string">
            <text:p>-2.25,-4.26</text:p>
          </table:table-cell>
          <table:table-cell table:formula="of:=[.D30]" office:value-type="string" office:string-value="-4.26,-2.25" calcext:value-type="string">
            <text:p>-4.26,-2.25</text:p>
          </table:table-cell>
          <table:table-cell table:formula="of:=[.H11]" office:value-type="string" office:string-value="-5,0.5" calcext:value-type="string">
            <text:p>-5,0.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F31]" office:value-type="string" office:string-value="-5,0.5" calcext:value-type="string">
            <text:p>-5,0.5</text:p>
          </table:table-cell>
          <table:table-cell table:formula="of:=[.G31]" office:value-type="string" office:string-value="-5,0.5" calcext:value-type="string">
            <text:p>-5,0.5</text:p>
          </table:table-cell>
          <table:table-cell table:formula="of:=COM.MICROSOFT.TEXTJOIN(&quot; &quot;; 1;[.A31:.H31])" office:value-type="string" office:string-value="0.5,0.5 0.5,-5 -2.25,-4.26 -4.26,-2.25 -5,0.5 -5,0.5 -5,0.5 -5,0.5" calcext:value-type="string">
            <text:p>0.5,0.5 0.5,-5 -2.25,-4.26 -4.26,-2.25 -5,0.5 -5,0.5 -5,0.5 -5,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1]" office:value-type="string" office:string-value="0.5,-5" calcext:value-type="string">
            <text:p>0.5,-5</text:p>
          </table:table-cell>
          <table:table-cell table:formula="of:=[.C31]" office:value-type="string" office:string-value="-2.25,-4.26" calcext:value-type="string">
            <text:p>-2.25,-4.26</text:p>
          </table:table-cell>
          <table:table-cell table:formula="of:=[.D31]" office:value-type="string" office:string-value="-4.26,-2.25" calcext:value-type="string">
            <text:p>-4.26,-2.25</text:p>
          </table:table-cell>
          <table:table-cell table:formula="of:=[.E31]" office:value-type="string" office:string-value="-5,0.5" calcext:value-type="string">
            <text:p>-5,0.5</text:p>
          </table:table-cell>
          <table:table-cell table:formula="of:=[.H10]" office:value-type="string" office:string-value="-4.26,3.25" calcext:value-type="string">
            <text:p>-4.26,3.2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G32]" office:value-type="string" office:string-value="-4.26,3.25" calcext:value-type="string">
            <text:p>-4.26,3.25</text:p>
          </table:table-cell>
          <table:table-cell table:formula="of:=COM.MICROSOFT.TEXTJOIN(&quot; &quot;; 1;[.A32:.H32])" office:value-type="string" office:string-value="0.5,0.5 0.5,-5 -2.25,-4.26 -4.26,-2.25 -5,0.5 -4.26,3.25 -4.26,3.25 -4.26,3.25" calcext:value-type="string">
            <text:p>0.5,0.5 0.5,-5 -2.25,-4.26 -4.26,-2.25 -5,0.5 -4.26,3.25 -4.26,3.25 -4.26,3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2]" office:value-type="string" office:string-value="0.5,-5" calcext:value-type="string">
            <text:p>0.5,-5</text:p>
          </table:table-cell>
          <table:table-cell table:formula="of:=[.C32]" office:value-type="string" office:string-value="-2.25,-4.26" calcext:value-type="string">
            <text:p>-2.25,-4.26</text:p>
          </table:table-cell>
          <table:table-cell table:formula="of:=[.D32]" office:value-type="string" office:string-value="-4.26,-2.25" calcext:value-type="string">
            <text:p>-4.26,-2.25</text:p>
          </table:table-cell>
          <table:table-cell table:formula="of:=[.E32]" office:value-type="string" office:string-value="-5,0.5" calcext:value-type="string">
            <text:p>-5,0.5</text:p>
          </table:table-cell>
          <table:table-cell table:formula="of:=[.F32]" office:value-type="string" office:string-value="-4.26,3.25" calcext:value-type="string">
            <text:p>-4.26,3.25</text:p>
          </table:table-cell>
          <table:table-cell table:formula="of:=[.H9]" office:value-type="string" office:string-value="-2.25,5.26" calcext:value-type="string">
            <text:p>-2.25,5.26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COM.MICROSOFT.TEXTJOIN(&quot; &quot;; 1;[.A33:.H33])" office:value-type="string" office:string-value="0.5,0.5 0.5,-5 -2.25,-4.26 -4.26,-2.25 -5,0.5 -4.26,3.25 -2.25,5.26 -2.25,5.26" calcext:value-type="string">
            <text:p>0.5,0.5 0.5,-5 -2.25,-4.26 -4.26,-2.25 -5,0.5 -4.26,3.25 -2.25,5.26 -2.25,5.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33]" office:value-type="string" office:string-value="0.5,-5" calcext:value-type="string">
            <text:p>0.5,-5</text:p>
          </table:table-cell>
          <table:table-cell table:formula="of:=[.C33]" office:value-type="string" office:string-value="-2.25,-4.26" calcext:value-type="string">
            <text:p>-2.25,-4.26</text:p>
          </table:table-cell>
          <table:table-cell table:formula="of:=[.D33]" office:value-type="string" office:string-value="-4.26,-2.25" calcext:value-type="string">
            <text:p>-4.26,-2.25</text:p>
          </table:table-cell>
          <table:table-cell table:formula="of:=[.E33]" office:value-type="string" office:string-value="-5,0.5" calcext:value-type="string">
            <text:p>-5,0.5</text:p>
          </table:table-cell>
          <table:table-cell table:formula="of:=[.F33]" office:value-type="string" office:string-value="-4.26,3.25" calcext:value-type="string">
            <text:p>-4.26,3.25</text:p>
          </table:table-cell>
          <table:table-cell table:formula="of:=[.G33]" office:value-type="string" office:string-value="-2.25,5.26" calcext:value-type="string">
            <text:p>-2.25,5.26</text:p>
          </table:table-cell>
          <table:table-cell table:formula="of:=[.H8]" office:value-type="string" office:string-value="0.5,6" calcext:value-type="string">
            <text:p>0.5,6</text:p>
          </table:table-cell>
          <table:table-cell table:formula="of:=COM.MICROSOFT.TEXTJOIN(&quot; &quot;; 1;[.A34:.H34])" office:value-type="string" office:string-value="0.5,0.5 0.5,-5 -2.25,-4.26 -4.26,-2.25 -5,0.5 -4.26,3.25 -2.25,5.26 0.5,6" calcext:value-type="string">
            <text:p>0.5,0.5 0.5,-5 -2.25,-4.26 -4.26,-2.25 -5,0.5 -4.26,3.25 -2.25,5.26 0.5,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1 spo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38]))" office:value-type="float" office:value="0" calcext:value-type="float">
            <text:p>0.00</text:p>
          </table:table-cell>
          <table:table-cell table:style-name="ce16" table:formula="of:=COS(RADIANS([.A38]))" office:value-type="float" office:value="1" calcext:value-type="float">
            <text:p>1.00</text:p>
          </table:table-cell>
          <table:table-cell/>
          <table:table-cell table:style-name="ce16" table:formula="of:=ROUND(5.5*[.B38] + 0.5;2)" office:value-type="float" office:value="0.5" calcext:value-type="float">
            <text:p>0.50</text:p>
          </table:table-cell>
          <table:table-cell table:style-name="ce16" table:formula="of:=ROUND(5.5*-[.C38]+0.5;2)" office:value-type="float" office:value="-5" calcext:value-type="float">
            <text:p>-5.00</text:p>
          </table:table-cell>
          <table:table-cell/>
          <table:table-cell table:formula="of:=COM.MICROSOFT.TEXTJOIN(&quot;,&quot;;0;[.E38];[.F3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39]))" office:value-type="float" office:value="0.5" calcext:value-type="float">
            <text:p>0.50</text:p>
          </table:table-cell>
          <table:table-cell table:style-name="ce16" table:formula="of:=COS(RADIANS([.A39]))" office:value-type="float" office:value="0.866025403784439" calcext:value-type="float">
            <text:p>0.87</text:p>
          </table:table-cell>
          <table:table-cell/>
          <table:table-cell table:style-name="ce16" table:formula="of:=ROUND(5.5*[.B39] + 0.5;2)" office:value-type="float" office:value="3.25" calcext:value-type="float">
            <text:p>3.25</text:p>
          </table:table-cell>
          <table:table-cell table:style-name="ce16" table:formula="of:=ROUND(5.5*-[.C39]+0.5;2)" office:value-type="float" office:value="-4.26" calcext:value-type="float">
            <text:p>-4.26</text:p>
          </table:table-cell>
          <table:table-cell/>
          <table:table-cell table:formula="of:=COM.MICROSOFT.TEXTJOIN(&quot;,&quot;;0;[.E39];[.F39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40]))" office:value-type="float" office:value="0.866025403784439" calcext:value-type="float">
            <text:p>0.87</text:p>
          </table:table-cell>
          <table:table-cell table:style-name="ce16" table:formula="of:=COS(RADIANS([.A40]))" office:value-type="float" office:value="0.5" calcext:value-type="float">
            <text:p>0.50</text:p>
          </table:table-cell>
          <table:table-cell/>
          <table:table-cell table:style-name="ce16" table:formula="of:=ROUND(5.5*[.B40] + 0.5;2)" office:value-type="float" office:value="5.26" calcext:value-type="float">
            <text:p>5.26</text:p>
          </table:table-cell>
          <table:table-cell table:style-name="ce16" table:formula="of:=ROUND(5.5*-[.C40]+0.5;2)" office:value-type="float" office:value="-2.25" calcext:value-type="float">
            <text:p>-2.25</text:p>
          </table:table-cell>
          <table:table-cell/>
          <table:table-cell table:formula="of:=COM.MICROSOFT.TEXTJOIN(&quot;,&quot;;0;[.E40];[.F40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41]))" office:value-type="float" office:value="1" calcext:value-type="float">
            <text:p>1.00</text:p>
          </table:table-cell>
          <table:table-cell table:style-name="ce16" table:formula="of:=COS(RADIANS([.A41]))" office:value-type="float" office:value="6.12323399573677E-017" calcext:value-type="float">
            <text:p>0.00</text:p>
          </table:table-cell>
          <table:table-cell/>
          <table:table-cell table:style-name="ce16" table:formula="of:=ROUND(5.5*[.B41] + 0.5;2)" office:value-type="float" office:value="6" calcext:value-type="float">
            <text:p>6.00</text:p>
          </table:table-cell>
          <table:table-cell table:style-name="ce16" table:formula="of:=ROUND(5.5*-[.C41]+0.5;2)" office:value-type="float" office:value="0.5" calcext:value-type="float">
            <text:p>0.50</text:p>
          </table:table-cell>
          <table:table-cell/>
          <table:table-cell table:formula="of:=COM.MICROSOFT.TEXTJOIN(&quot;,&quot;;0;[.E41];[.F41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42]))" office:value-type="float" office:value="0.866025403784439" calcext:value-type="float">
            <text:p>0.87</text:p>
          </table:table-cell>
          <table:table-cell table:style-name="ce16" table:formula="of:=COS(RADIANS([.A42]))" office:value-type="float" office:value="-0.5" calcext:value-type="float">
            <text:p>-0.50</text:p>
          </table:table-cell>
          <table:table-cell/>
          <table:table-cell table:style-name="ce16" table:formula="of:=ROUND(5.5*[.B42] + 0.5;2)" office:value-type="float" office:value="5.26" calcext:value-type="float">
            <text:p>5.26</text:p>
          </table:table-cell>
          <table:table-cell table:style-name="ce16" table:formula="of:=ROUND(5.5*-[.C42]+0.5;2)" office:value-type="float" office:value="3.25" calcext:value-type="float">
            <text:p>3.25</text:p>
          </table:table-cell>
          <table:table-cell/>
          <table:table-cell table:formula="of:=COM.MICROSOFT.TEXTJOIN(&quot;,&quot;;0;[.E42];[.F42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43]))" office:value-type="float" office:value="0.5" calcext:value-type="float">
            <text:p>0.50</text:p>
          </table:table-cell>
          <table:table-cell table:style-name="ce16" table:formula="of:=COS(RADIANS([.A43]))" office:value-type="float" office:value="-0.866025403784439" calcext:value-type="float">
            <text:p>-0.87</text:p>
          </table:table-cell>
          <table:table-cell/>
          <table:table-cell table:style-name="ce16" table:formula="of:=ROUND(5.5*[.B43] + 0.5;2)" office:value-type="float" office:value="3.25" calcext:value-type="float">
            <text:p>3.25</text:p>
          </table:table-cell>
          <table:table-cell table:style-name="ce16" table:formula="of:=ROUND(5.5*-[.C43]+0.5;2)" office:value-type="float" office:value="5.26" calcext:value-type="float">
            <text:p>5.26</text:p>
          </table:table-cell>
          <table:table-cell/>
          <table:table-cell table:formula="of:=COM.MICROSOFT.TEXTJOIN(&quot;,&quot;;0;[.E43];[.F43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44]))" office:value-type="float" office:value="1.22464679914735E-016" calcext:value-type="float">
            <text:p>0.00</text:p>
          </table:table-cell>
          <table:table-cell table:style-name="ce16" table:formula="of:=COS(RADIANS([.A44]))" office:value-type="float" office:value="-1" calcext:value-type="float">
            <text:p>-1.00</text:p>
          </table:table-cell>
          <table:table-cell/>
          <table:table-cell table:style-name="ce16" table:formula="of:=ROUND(5.5*[.B44] + 0.5;2)" office:value-type="float" office:value="0.5" calcext:value-type="float">
            <text:p>0.50</text:p>
          </table:table-cell>
          <table:table-cell table:style-name="ce16" table:formula="of:=ROUND(5.5*-[.C44]+0.5;2)" office:value-type="float" office:value="6" calcext:value-type="float">
            <text:p>6.00</text:p>
          </table:table-cell>
          <table:table-cell/>
          <table:table-cell table:formula="of:=COM.MICROSOFT.TEXTJOIN(&quot;,&quot;;0;[.E44];[.F44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45]))" office:value-type="float" office:value="-0.5" calcext:value-type="float">
            <text:p>-0.50</text:p>
          </table:table-cell>
          <table:table-cell table:style-name="ce16" table:formula="of:=COS(RADIANS([.A45]))" office:value-type="float" office:value="-0.866025403784439" calcext:value-type="float">
            <text:p>-0.87</text:p>
          </table:table-cell>
          <table:table-cell/>
          <table:table-cell table:style-name="ce16" table:formula="of:=ROUND(5.5*[.B45] + 0.5;2)" office:value-type="float" office:value="-2.25" calcext:value-type="float">
            <text:p>-2.25</text:p>
          </table:table-cell>
          <table:table-cell table:style-name="ce16" table:formula="of:=ROUND(5.5*-[.C45]+0.5;2)" office:value-type="float" office:value="5.26" calcext:value-type="float">
            <text:p>5.26</text:p>
          </table:table-cell>
          <table:table-cell/>
          <table:table-cell table:formula="of:=COM.MICROSOFT.TEXTJOIN(&quot;,&quot;;0;[.E45];[.F45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46]))" office:value-type="float" office:value="-0.866025403784438" calcext:value-type="float">
            <text:p>-0.87</text:p>
          </table:table-cell>
          <table:table-cell table:style-name="ce16" table:formula="of:=COS(RADIANS([.A46]))" office:value-type="float" office:value="-0.5" calcext:value-type="float">
            <text:p>-0.50</text:p>
          </table:table-cell>
          <table:table-cell/>
          <table:table-cell table:style-name="ce16" table:formula="of:=ROUND(5.5*[.B46] + 0.5;2)" office:value-type="float" office:value="-4.26" calcext:value-type="float">
            <text:p>-4.26</text:p>
          </table:table-cell>
          <table:table-cell table:style-name="ce16" table:formula="of:=ROUND(5.5*-[.C46]+0.5;2)" office:value-type="float" office:value="3.25" calcext:value-type="float">
            <text:p>3.25</text:p>
          </table:table-cell>
          <table:table-cell/>
          <table:table-cell table:formula="of:=COM.MICROSOFT.TEXTJOIN(&quot;,&quot;;0;[.E46];[.F46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47]))" office:value-type="float" office:value="-1" calcext:value-type="float">
            <text:p>-1.00</text:p>
          </table:table-cell>
          <table:table-cell table:style-name="ce16" table:formula="of:=COS(RADIANS([.A47]))" office:value-type="float" office:value="-1.83697019872103E-016" calcext:value-type="float">
            <text:p>0.00</text:p>
          </table:table-cell>
          <table:table-cell/>
          <table:table-cell table:style-name="ce16" table:formula="of:=ROUND(5.5*[.B47] + 0.5;2)" office:value-type="float" office:value="-5" calcext:value-type="float">
            <text:p>-5.00</text:p>
          </table:table-cell>
          <table:table-cell table:style-name="ce16" table:formula="of:=ROUND(5.5*-[.C47]+0.5;2)" office:value-type="float" office:value="0.5" calcext:value-type="float">
            <text:p>0.50</text:p>
          </table:table-cell>
          <table:table-cell/>
          <table:table-cell table:formula="of:=COM.MICROSOFT.TEXTJOIN(&quot;,&quot;;0;[.E47];[.F47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48]))" office:value-type="float" office:value="-0.866025403784439" calcext:value-type="float">
            <text:p>-0.87</text:p>
          </table:table-cell>
          <table:table-cell table:style-name="ce16" table:formula="of:=COS(RADIANS([.A48]))" office:value-type="float" office:value="0.5" calcext:value-type="float">
            <text:p>0.50</text:p>
          </table:table-cell>
          <table:table-cell/>
          <table:table-cell table:style-name="ce16" table:formula="of:=ROUND(5.5*[.B48] + 0.5;2)" office:value-type="float" office:value="-4.26" calcext:value-type="float">
            <text:p>-4.26</text:p>
          </table:table-cell>
          <table:table-cell table:style-name="ce16" table:formula="of:=ROUND(5.5*-[.C48]+0.5;2)" office:value-type="float" office:value="-2.25" calcext:value-type="float">
            <text:p>-2.25</text:p>
          </table:table-cell>
          <table:table-cell/>
          <table:table-cell table:formula="of:=COM.MICROSOFT.TEXTJOIN(&quot;,&quot;;0;[.E48];[.F48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49]))" office:value-type="float" office:value="-0.5" calcext:value-type="float">
            <text:p>-0.50</text:p>
          </table:table-cell>
          <table:table-cell table:style-name="ce16" table:formula="of:=COS(RADIANS([.A49]))" office:value-type="float" office:value="0.866025403784438" calcext:value-type="float">
            <text:p>0.87</text:p>
          </table:table-cell>
          <table:table-cell/>
          <table:table-cell table:style-name="ce16" table:formula="of:=ROUND(5.5*[.B49] + 0.5;2)" office:value-type="float" office:value="-2.25" calcext:value-type="float">
            <text:p>-2.25</text:p>
          </table:table-cell>
          <table:table-cell table:style-name="ce16" table:formula="of:=ROUND(5.5*-[.C49]+0.5;2)" office:value-type="float" office:value="-4.26" calcext:value-type="float">
            <text:p>-4.26</text:p>
          </table:table-cell>
          <table:table-cell/>
          <table:table-cell table:formula="of:=COM.MICROSOFT.TEXTJOIN(&quot;,&quot;;0;[.E49];[.F49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50]))" office:value-type="float" office:value="-2.44929359829471E-016" calcext:value-type="float">
            <text:p>0.00</text:p>
          </table:table-cell>
          <table:table-cell table:style-name="ce16" table:formula="of:=COS(RADIANS([.A50]))" office:value-type="float" office:value="1" calcext:value-type="float">
            <text:p>1.00</text:p>
          </table:table-cell>
          <table:table-cell/>
          <table:table-cell table:style-name="ce16" table:formula="of:=ROUND(5.5*[.B50] + 0.5;2)" office:value-type="float" office:value="0.5" calcext:value-type="float">
            <text:p>0.50</text:p>
          </table:table-cell>
          <table:table-cell table:style-name="ce16" table:formula="of:=ROUND(5.5*-[.C50]+0.5;2)" office:value-type="float" office:value="-5" calcext:value-type="float">
            <text:p>-5.00</text:p>
          </table:table-cell>
          <table:table-cell/>
          <table:table-cell table:formula="of:=COM.MICROSOFT.TEXTJOIN(&quot;,&quot;;0;[.E50];[.F50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38]" office:value-type="string" office:string-value="0.5,-5" calcext:value-type="string">
            <text:p>0.5,-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C53]" office:value-type="string" office:string-value="0.5,-5" calcext:value-type="string">
            <text:p>0.5,-5</text:p>
          </table:table-cell>
          <table:table-cell table:formula="of:=[.D53]" office:value-type="string" office:string-value="0.5,-5" calcext:value-type="string">
            <text:p>0.5,-5</text:p>
          </table:table-cell>
          <table:table-cell table:formula="of:=[.E53]" office:value-type="string" office:string-value="0.5,-5" calcext:value-type="string">
            <text:p>0.5,-5</text:p>
          </table:table-cell>
          <table:table-cell table:formula="of:=[.F53]" office:value-type="string" office:string-value="0.5,-5" calcext:value-type="string">
            <text:p>0.5,-5</text:p>
          </table:table-cell>
          <table:table-cell table:formula="of:=[.G53]" office:value-type="string" office:string-value="0.5,-5" calcext:value-type="string">
            <text:p>0.5,-5</text:p>
          </table:table-cell>
          <table:table-cell table:formula="of:=[.H53]" office:value-type="string" office:string-value="0.5,-5" calcext:value-type="string">
            <text:p>0.5,-5</text:p>
          </table:table-cell>
          <table:table-cell table:formula="of:=[.I53]" office:value-type="string" office:string-value="0.5,-5" calcext:value-type="string">
            <text:p>0.5,-5</text:p>
          </table:table-cell>
          <table:table-cell table:formula="of:=[.J53]" office:value-type="string" office:string-value="0.5,-5" calcext:value-type="string">
            <text:p>0.5,-5</text:p>
          </table:table-cell>
          <table:table-cell table:formula="of:=[.K53]" office:value-type="string" office:string-value="0.5,-5" calcext:value-type="string">
            <text:p>0.5,-5</text:p>
          </table:table-cell>
          <table:table-cell table:formula="of:=[.L53]" office:value-type="string" office:string-value="0.5,-5" calcext:value-type="string">
            <text:p>0.5,-5</text:p>
          </table:table-cell>
          <table:table-cell table:formula="of:=[.M53]" office:value-type="string" office:string-value="0.5,-5" calcext:value-type="string">
            <text:p>0.5,-5</text:p>
          </table:table-cell>
          <table:table-cell table:formula="of:=COM.MICROSOFT.TEXTJOIN(&quot; &quot;; 1;[.A53:.N53])" office:value-type="string" office:string-value="0.5,0.5 0.5,-5 0.5,-5 0.5,-5 0.5,-5 0.5,-5 0.5,-5 0.5,-5 0.5,-5 0.5,-5 0.5,-5 0.5,-5 0.5,-5 0.5,-5" calcext:value-type="string">
            <text:p>0.5,0.5 0.5,-5 0.5,-5 0.5,-5 0.5,-5 0.5,-5 0.5,-5 0.5,-5 0.5,-5 0.5,-5 0.5,-5 0.5,-5 0.5,-5 0.5,-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3]" office:value-type="string" office:string-value="0.5,-5" calcext:value-type="string">
            <text:p>0.5,-5</text:p>
          </table:table-cell>
          <table:table-cell table:formula="of:=[.H39]" office:value-type="string" office:string-value="3.25,-4.26" calcext:value-type="string">
            <text:p>3.25,-4.26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D54]" office:value-type="string" office:string-value="3.25,-4.26" calcext:value-type="string">
            <text:p>3.25,-4.26</text:p>
          </table:table-cell>
          <table:table-cell table:formula="of:=[.E54]" office:value-type="string" office:string-value="3.25,-4.26" calcext:value-type="string">
            <text:p>3.25,-4.26</text:p>
          </table:table-cell>
          <table:table-cell table:formula="of:=[.F54]" office:value-type="string" office:string-value="3.25,-4.26" calcext:value-type="string">
            <text:p>3.25,-4.26</text:p>
          </table:table-cell>
          <table:table-cell table:formula="of:=[.G54]" office:value-type="string" office:string-value="3.25,-4.26" calcext:value-type="string">
            <text:p>3.25,-4.26</text:p>
          </table:table-cell>
          <table:table-cell table:formula="of:=[.H54]" office:value-type="string" office:string-value="3.25,-4.26" calcext:value-type="string">
            <text:p>3.25,-4.26</text:p>
          </table:table-cell>
          <table:table-cell table:formula="of:=[.I54]" office:value-type="string" office:string-value="3.25,-4.26" calcext:value-type="string">
            <text:p>3.25,-4.26</text:p>
          </table:table-cell>
          <table:table-cell table:formula="of:=[.J54]" office:value-type="string" office:string-value="3.25,-4.26" calcext:value-type="string">
            <text:p>3.25,-4.26</text:p>
          </table:table-cell>
          <table:table-cell table:formula="of:=[.K54]" office:value-type="string" office:string-value="3.25,-4.26" calcext:value-type="string">
            <text:p>3.25,-4.26</text:p>
          </table:table-cell>
          <table:table-cell table:formula="of:=[.L54]" office:value-type="string" office:string-value="3.25,-4.26" calcext:value-type="string">
            <text:p>3.25,-4.26</text:p>
          </table:table-cell>
          <table:table-cell table:formula="of:=[.M54]" office:value-type="string" office:string-value="3.25,-4.26" calcext:value-type="string">
            <text:p>3.25,-4.26</text:p>
          </table:table-cell>
          <table:table-cell table:formula="of:=COM.MICROSOFT.TEXTJOIN(&quot; &quot;; 1;[.A54:.N54])" office:value-type="string" office:string-value="0.5,0.5 0.5,-5 3.25,-4.26 3.25,-4.26 3.25,-4.26 3.25,-4.26 3.25,-4.26 3.25,-4.26 3.25,-4.26 3.25,-4.26 3.25,-4.26 3.25,-4.26 3.25,-4.26 3.25,-4.26" calcext:value-type="string">
            <text:p>0.5,0.5 0.5,-5 3.25,-4.26 3.25,-4.26 3.25,-4.26 3.25,-4.26 3.25,-4.26 3.25,-4.26 3.25,-4.26 3.25,-4.26 3.25,-4.26 3.25,-4.26 3.25,-4.26 3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4]" office:value-type="string" office:string-value="0.5,-5" calcext:value-type="string">
            <text:p>0.5,-5</text:p>
          </table:table-cell>
          <table:table-cell table:formula="of:=[.C54]" office:value-type="string" office:string-value="3.25,-4.26" calcext:value-type="string">
            <text:p>3.25,-4.26</text:p>
          </table:table-cell>
          <table:table-cell table:formula="of:=[.H40]" office:value-type="string" office:string-value="5.26,-2.25" calcext:value-type="string">
            <text:p>5.26,-2.25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E55]" office:value-type="string" office:string-value="5.26,-2.25" calcext:value-type="string">
            <text:p>5.26,-2.25</text:p>
          </table:table-cell>
          <table:table-cell table:formula="of:=[.F55]" office:value-type="string" office:string-value="5.26,-2.25" calcext:value-type="string">
            <text:p>5.26,-2.25</text:p>
          </table:table-cell>
          <table:table-cell table:formula="of:=[.G55]" office:value-type="string" office:string-value="5.26,-2.25" calcext:value-type="string">
            <text:p>5.26,-2.25</text:p>
          </table:table-cell>
          <table:table-cell table:formula="of:=[.H55]" office:value-type="string" office:string-value="5.26,-2.25" calcext:value-type="string">
            <text:p>5.26,-2.25</text:p>
          </table:table-cell>
          <table:table-cell table:formula="of:=[.I55]" office:value-type="string" office:string-value="5.26,-2.25" calcext:value-type="string">
            <text:p>5.26,-2.25</text:p>
          </table:table-cell>
          <table:table-cell table:formula="of:=[.J55]" office:value-type="string" office:string-value="5.26,-2.25" calcext:value-type="string">
            <text:p>5.26,-2.25</text:p>
          </table:table-cell>
          <table:table-cell table:formula="of:=[.K55]" office:value-type="string" office:string-value="5.26,-2.25" calcext:value-type="string">
            <text:p>5.26,-2.25</text:p>
          </table:table-cell>
          <table:table-cell table:formula="of:=[.L55]" office:value-type="string" office:string-value="5.26,-2.25" calcext:value-type="string">
            <text:p>5.26,-2.25</text:p>
          </table:table-cell>
          <table:table-cell table:formula="of:=[.M55]" office:value-type="string" office:string-value="5.26,-2.25" calcext:value-type="string">
            <text:p>5.26,-2.25</text:p>
          </table:table-cell>
          <table:table-cell table:formula="of:=COM.MICROSOFT.TEXTJOIN(&quot; &quot;; 1;[.A55:.N55])" office:value-type="string" office:string-value="0.5,0.5 0.5,-5 3.25,-4.26 5.26,-2.25 5.26,-2.25 5.26,-2.25 5.26,-2.25 5.26,-2.25 5.26,-2.25 5.26,-2.25 5.26,-2.25 5.26,-2.25 5.26,-2.25 5.26,-2.25" calcext:value-type="string">
            <text:p>0.5,0.5 0.5,-5 3.25,-4.26 5.26,-2.25 5.26,-2.25 5.26,-2.25 5.26,-2.25 5.26,-2.25 5.26,-2.25 5.26,-2.25 5.26,-2.25 5.26,-2.25 5.26,-2.25 5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5]" office:value-type="string" office:string-value="0.5,-5" calcext:value-type="string">
            <text:p>0.5,-5</text:p>
          </table:table-cell>
          <table:table-cell table:formula="of:=[.C55]" office:value-type="string" office:string-value="3.25,-4.26" calcext:value-type="string">
            <text:p>3.25,-4.26</text:p>
          </table:table-cell>
          <table:table-cell table:formula="of:=[.D55]" office:value-type="string" office:string-value="5.26,-2.25" calcext:value-type="string">
            <text:p>5.26,-2.25</text:p>
          </table:table-cell>
          <table:table-cell table:formula="of:=[.H41]" office:value-type="string" office:string-value="6,0.5" calcext:value-type="string">
            <text:p>6,0.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F56]" office:value-type="string" office:string-value="6,0.5" calcext:value-type="string">
            <text:p>6,0.5</text:p>
          </table:table-cell>
          <table:table-cell table:formula="of:=[.G56]" office:value-type="string" office:string-value="6,0.5" calcext:value-type="string">
            <text:p>6,0.5</text:p>
          </table:table-cell>
          <table:table-cell table:formula="of:=[.H56]" office:value-type="string" office:string-value="6,0.5" calcext:value-type="string">
            <text:p>6,0.5</text:p>
          </table:table-cell>
          <table:table-cell table:formula="of:=[.I56]" office:value-type="string" office:string-value="6,0.5" calcext:value-type="string">
            <text:p>6,0.5</text:p>
          </table:table-cell>
          <table:table-cell table:formula="of:=[.J56]" office:value-type="string" office:string-value="6,0.5" calcext:value-type="string">
            <text:p>6,0.5</text:p>
          </table:table-cell>
          <table:table-cell table:formula="of:=[.K56]" office:value-type="string" office:string-value="6,0.5" calcext:value-type="string">
            <text:p>6,0.5</text:p>
          </table:table-cell>
          <table:table-cell table:formula="of:=[.L56]" office:value-type="string" office:string-value="6,0.5" calcext:value-type="string">
            <text:p>6,0.5</text:p>
          </table:table-cell>
          <table:table-cell table:formula="of:=[.M56]" office:value-type="string" office:string-value="6,0.5" calcext:value-type="string">
            <text:p>6,0.5</text:p>
          </table:table-cell>
          <table:table-cell table:formula="of:=COM.MICROSOFT.TEXTJOIN(&quot; &quot;; 1;[.A56:.N56])" office:value-type="string" office:string-value="0.5,0.5 0.5,-5 3.25,-4.26 5.26,-2.25 6,0.5 6,0.5 6,0.5 6,0.5 6,0.5 6,0.5 6,0.5 6,0.5 6,0.5 6,0.5" calcext:value-type="string">
            <text:p>0.5,0.5 0.5,-5 3.25,-4.26 5.26,-2.25 6,0.5 6,0.5 6,0.5 6,0.5 6,0.5 6,0.5 6,0.5 6,0.5 6,0.5 6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6]" office:value-type="string" office:string-value="0.5,-5" calcext:value-type="string">
            <text:p>0.5,-5</text:p>
          </table:table-cell>
          <table:table-cell table:formula="of:=[.C56]" office:value-type="string" office:string-value="3.25,-4.26" calcext:value-type="string">
            <text:p>3.25,-4.26</text:p>
          </table:table-cell>
          <table:table-cell table:formula="of:=[.D56]" office:value-type="string" office:string-value="5.26,-2.25" calcext:value-type="string">
            <text:p>5.26,-2.25</text:p>
          </table:table-cell>
          <table:table-cell table:formula="of:=[.E56]" office:value-type="string" office:string-value="6,0.5" calcext:value-type="string">
            <text:p>6,0.5</text:p>
          </table:table-cell>
          <table:table-cell table:formula="of:=[.H42]" office:value-type="string" office:string-value="5.26,3.25" calcext:value-type="string">
            <text:p>5.26,3.2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G57]" office:value-type="string" office:string-value="5.26,3.25" calcext:value-type="string">
            <text:p>5.26,3.25</text:p>
          </table:table-cell>
          <table:table-cell table:formula="of:=[.H57]" office:value-type="string" office:string-value="5.26,3.25" calcext:value-type="string">
            <text:p>5.26,3.25</text:p>
          </table:table-cell>
          <table:table-cell table:formula="of:=[.I57]" office:value-type="string" office:string-value="5.26,3.25" calcext:value-type="string">
            <text:p>5.26,3.25</text:p>
          </table:table-cell>
          <table:table-cell table:formula="of:=[.J57]" office:value-type="string" office:string-value="5.26,3.25" calcext:value-type="string">
            <text:p>5.26,3.25</text:p>
          </table:table-cell>
          <table:table-cell table:formula="of:=[.K57]" office:value-type="string" office:string-value="5.26,3.25" calcext:value-type="string">
            <text:p>5.26,3.25</text:p>
          </table:table-cell>
          <table:table-cell table:formula="of:=[.L57]" office:value-type="string" office:string-value="5.26,3.25" calcext:value-type="string">
            <text:p>5.26,3.25</text:p>
          </table:table-cell>
          <table:table-cell table:formula="of:=[.M57]" office:value-type="string" office:string-value="5.26,3.25" calcext:value-type="string">
            <text:p>5.26,3.25</text:p>
          </table:table-cell>
          <table:table-cell table:formula="of:=COM.MICROSOFT.TEXTJOIN(&quot; &quot;; 1;[.A57:.N57])" office:value-type="string" office:string-value="0.5,0.5 0.5,-5 3.25,-4.26 5.26,-2.25 6,0.5 5.26,3.25 5.26,3.25 5.26,3.25 5.26,3.25 5.26,3.25 5.26,3.25 5.26,3.25 5.26,3.25 5.26,3.25" calcext:value-type="string">
            <text:p>0.5,0.5 0.5,-5 3.25,-4.26 5.26,-2.25 6,0.5 5.26,3.25 5.26,3.25 5.26,3.25 5.26,3.25 5.26,3.25 5.26,3.25 5.26,3.25 5.26,3.25 5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7]" office:value-type="string" office:string-value="0.5,-5" calcext:value-type="string">
            <text:p>0.5,-5</text:p>
          </table:table-cell>
          <table:table-cell table:formula="of:=[.C57]" office:value-type="string" office:string-value="3.25,-4.26" calcext:value-type="string">
            <text:p>3.25,-4.26</text:p>
          </table:table-cell>
          <table:table-cell table:formula="of:=[.D57]" office:value-type="string" office:string-value="5.26,-2.25" calcext:value-type="string">
            <text:p>5.26,-2.25</text:p>
          </table:table-cell>
          <table:table-cell table:formula="of:=[.E57]" office:value-type="string" office:string-value="6,0.5" calcext:value-type="string">
            <text:p>6,0.5</text:p>
          </table:table-cell>
          <table:table-cell table:formula="of:=[.F57]" office:value-type="string" office:string-value="5.26,3.25" calcext:value-type="string">
            <text:p>5.26,3.25</text:p>
          </table:table-cell>
          <table:table-cell table:formula="of:=[.H43]" office:value-type="string" office:string-value="3.25,5.26" calcext:value-type="string">
            <text:p>3.25,5.26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58]" office:value-type="string" office:string-value="3.25,5.26" calcext:value-type="string">
            <text:p>3.25,5.26</text:p>
          </table:table-cell>
          <table:table-cell table:formula="of:=[.I58]" office:value-type="string" office:string-value="3.25,5.26" calcext:value-type="string">
            <text:p>3.25,5.26</text:p>
          </table:table-cell>
          <table:table-cell table:formula="of:=[.J58]" office:value-type="string" office:string-value="3.25,5.26" calcext:value-type="string">
            <text:p>3.25,5.26</text:p>
          </table:table-cell>
          <table:table-cell table:formula="of:=[.K58]" office:value-type="string" office:string-value="3.25,5.26" calcext:value-type="string">
            <text:p>3.25,5.26</text:p>
          </table:table-cell>
          <table:table-cell table:formula="of:=[.L58]" office:value-type="string" office:string-value="3.25,5.26" calcext:value-type="string">
            <text:p>3.25,5.26</text:p>
          </table:table-cell>
          <table:table-cell table:formula="of:=[.M58]" office:value-type="string" office:string-value="3.25,5.26" calcext:value-type="string">
            <text:p>3.25,5.26</text:p>
          </table:table-cell>
          <table:table-cell table:formula="of:=COM.MICROSOFT.TEXTJOIN(&quot; &quot;; 1;[.A58:.N58])" office:value-type="string" office:string-value="0.5,0.5 0.5,-5 3.25,-4.26 5.26,-2.25 6,0.5 5.26,3.25 3.25,5.26 3.25,5.26 3.25,5.26 3.25,5.26 3.25,5.26 3.25,5.26 3.25,5.26 3.25,5.26" calcext:value-type="string">
            <text:p>0.5,0.5 0.5,-5 3.25,-4.26 5.26,-2.25 6,0.5 5.26,3.25 3.25,5.26 3.25,5.26 3.25,5.26 3.25,5.26 3.25,5.26 3.25,5.26 3.25,5.26 3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8]" office:value-type="string" office:string-value="0.5,-5" calcext:value-type="string">
            <text:p>0.5,-5</text:p>
          </table:table-cell>
          <table:table-cell table:formula="of:=[.C58]" office:value-type="string" office:string-value="3.25,-4.26" calcext:value-type="string">
            <text:p>3.25,-4.26</text:p>
          </table:table-cell>
          <table:table-cell table:formula="of:=[.D58]" office:value-type="string" office:string-value="5.26,-2.25" calcext:value-type="string">
            <text:p>5.26,-2.25</text:p>
          </table:table-cell>
          <table:table-cell table:formula="of:=[.E58]" office:value-type="string" office:string-value="6,0.5" calcext:value-type="string">
            <text:p>6,0.5</text:p>
          </table:table-cell>
          <table:table-cell table:formula="of:=[.F58]" office:value-type="string" office:string-value="5.26,3.25" calcext:value-type="string">
            <text:p>5.26,3.25</text:p>
          </table:table-cell>
          <table:table-cell table:formula="of:=[.G58]" office:value-type="string" office:string-value="3.25,5.26" calcext:value-type="string">
            <text:p>3.25,5.26</text:p>
          </table:table-cell>
          <table:table-cell table:formula="of:=[.H44]" office:value-type="string" office:string-value="0.5,6" calcext:value-type="string">
            <text:p>0.5,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I59]" office:value-type="string" office:string-value="0.5,6" calcext:value-type="string">
            <text:p>0.5,6</text:p>
          </table:table-cell>
          <table:table-cell table:formula="of:=[.J59]" office:value-type="string" office:string-value="0.5,6" calcext:value-type="string">
            <text:p>0.5,6</text:p>
          </table:table-cell>
          <table:table-cell table:formula="of:=[.K59]" office:value-type="string" office:string-value="0.5,6" calcext:value-type="string">
            <text:p>0.5,6</text:p>
          </table:table-cell>
          <table:table-cell table:formula="of:=[.L59]" office:value-type="string" office:string-value="0.5,6" calcext:value-type="string">
            <text:p>0.5,6</text:p>
          </table:table-cell>
          <table:table-cell table:formula="of:=[.M59]" office:value-type="string" office:string-value="0.5,6" calcext:value-type="string">
            <text:p>0.5,6</text:p>
          </table:table-cell>
          <table:table-cell table:formula="of:=COM.MICROSOFT.TEXTJOIN(&quot; &quot;; 1;[.A59:.N59])" office:value-type="string" office:string-value="0.5,0.5 0.5,-5 3.25,-4.26 5.26,-2.25 6,0.5 5.26,3.25 3.25,5.26 0.5,6 0.5,6 0.5,6 0.5,6 0.5,6 0.5,6 0.5,6" calcext:value-type="string">
            <text:p>0.5,0.5 0.5,-5 3.25,-4.26 5.26,-2.25 6,0.5 5.26,3.25 3.25,5.26 0.5,6 0.5,6 0.5,6 0.5,6 0.5,6 0.5,6 0.5,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59]" office:value-type="string" office:string-value="0.5,-5" calcext:value-type="string">
            <text:p>0.5,-5</text:p>
          </table:table-cell>
          <table:table-cell table:formula="of:=[.C59]" office:value-type="string" office:string-value="3.25,-4.26" calcext:value-type="string">
            <text:p>3.25,-4.26</text:p>
          </table:table-cell>
          <table:table-cell table:formula="of:=[.D59]" office:value-type="string" office:string-value="5.26,-2.25" calcext:value-type="string">
            <text:p>5.26,-2.25</text:p>
          </table:table-cell>
          <table:table-cell table:formula="of:=[.E59]" office:value-type="string" office:string-value="6,0.5" calcext:value-type="string">
            <text:p>6,0.5</text:p>
          </table:table-cell>
          <table:table-cell table:formula="of:=[.F59]" office:value-type="string" office:string-value="5.26,3.25" calcext:value-type="string">
            <text:p>5.26,3.25</text:p>
          </table:table-cell>
          <table:table-cell table:formula="of:=[.G59]" office:value-type="string" office:string-value="3.25,5.26" calcext:value-type="string">
            <text:p>3.25,5.26</text:p>
          </table:table-cell>
          <table:table-cell table:formula="of:=[.H59]" office:value-type="string" office:string-value="0.5,6" calcext:value-type="string">
            <text:p>0.5,6</text:p>
          </table:table-cell>
          <table:table-cell table:formula="of:=[.H45]" office:value-type="string" office:string-value="-2.25,5.26" calcext:value-type="string">
            <text:p>-2.25,5.2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J60]" office:value-type="string" office:string-value="-2.25,5.26" calcext:value-type="string">
            <text:p>-2.25,5.26</text:p>
          </table:table-cell>
          <table:table-cell table:formula="of:=[.K60]" office:value-type="string" office:string-value="-2.25,5.26" calcext:value-type="string">
            <text:p>-2.25,5.26</text:p>
          </table:table-cell>
          <table:table-cell table:formula="of:=[.L60]" office:value-type="string" office:string-value="-2.25,5.26" calcext:value-type="string">
            <text:p>-2.25,5.26</text:p>
          </table:table-cell>
          <table:table-cell table:formula="of:=[.M60]" office:value-type="string" office:string-value="-2.25,5.26" calcext:value-type="string">
            <text:p>-2.25,5.26</text:p>
          </table:table-cell>
          <table:table-cell table:formula="of:=COM.MICROSOFT.TEXTJOIN(&quot; &quot;; 1;[.A60:.N60])" office:value-type="string" office:string-value="0.5,0.5 0.5,-5 3.25,-4.26 5.26,-2.25 6,0.5 5.26,3.25 3.25,5.26 0.5,6 -2.25,5.26 -2.25,5.26 -2.25,5.26 -2.25,5.26 -2.25,5.26 -2.25,5.26" calcext:value-type="string">
            <text:p>0.5,0.5 0.5,-5 3.25,-4.26 5.26,-2.25 6,0.5 5.26,3.25 3.25,5.26 0.5,6 -2.25,5.26 -2.25,5.26 -2.25,5.26 -2.25,5.26 -2.25,5.26 -2.25,5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0]" office:value-type="string" office:string-value="0.5,-5" calcext:value-type="string">
            <text:p>0.5,-5</text:p>
          </table:table-cell>
          <table:table-cell table:formula="of:=[.C60]" office:value-type="string" office:string-value="3.25,-4.26" calcext:value-type="string">
            <text:p>3.25,-4.26</text:p>
          </table:table-cell>
          <table:table-cell table:formula="of:=[.D60]" office:value-type="string" office:string-value="5.26,-2.25" calcext:value-type="string">
            <text:p>5.26,-2.25</text:p>
          </table:table-cell>
          <table:table-cell table:formula="of:=[.E60]" office:value-type="string" office:string-value="6,0.5" calcext:value-type="string">
            <text:p>6,0.5</text:p>
          </table:table-cell>
          <table:table-cell table:formula="of:=[.F60]" office:value-type="string" office:string-value="5.26,3.25" calcext:value-type="string">
            <text:p>5.26,3.25</text:p>
          </table:table-cell>
          <table:table-cell table:formula="of:=[.G60]" office:value-type="string" office:string-value="3.25,5.26" calcext:value-type="string">
            <text:p>3.25,5.26</text:p>
          </table:table-cell>
          <table:table-cell table:formula="of:=[.H60]" office:value-type="string" office:string-value="0.5,6" calcext:value-type="string">
            <text:p>0.5,6</text:p>
          </table:table-cell>
          <table:table-cell table:formula="of:=[.I60]" office:value-type="string" office:string-value="-2.25,5.26" calcext:value-type="string">
            <text:p>-2.25,5.26</text:p>
          </table:table-cell>
          <table:table-cell table:formula="of:=[.H46]" office:value-type="string" office:string-value="-4.26,3.25" calcext:value-type="string">
            <text:p>-4.26,3.25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K61]" office:value-type="string" office:string-value="-4.26,3.25" calcext:value-type="string">
            <text:p>-4.26,3.25</text:p>
          </table:table-cell>
          <table:table-cell table:formula="of:=[.L61]" office:value-type="string" office:string-value="-4.26,3.25" calcext:value-type="string">
            <text:p>-4.26,3.25</text:p>
          </table:table-cell>
          <table:table-cell table:formula="of:=[.M61]" office:value-type="string" office:string-value="-4.26,3.25" calcext:value-type="string">
            <text:p>-4.26,3.25</text:p>
          </table:table-cell>
          <table:table-cell table:formula="of:=COM.MICROSOFT.TEXTJOIN(&quot; &quot;; 1;[.A61:.N61])" office:value-type="string" office:string-value="0.5,0.5 0.5,-5 3.25,-4.26 5.26,-2.25 6,0.5 5.26,3.25 3.25,5.26 0.5,6 -2.25,5.26 -4.26,3.25 -4.26,3.25 -4.26,3.25 -4.26,3.25 -4.26,3.25" calcext:value-type="string">
            <text:p>0.5,0.5 0.5,-5 3.25,-4.26 5.26,-2.25 6,0.5 5.26,3.25 3.25,5.26 0.5,6 -2.25,5.26 -4.26,3.25 -4.26,3.25 -4.26,3.25 -4.26,3.25 -4.26,3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1]" office:value-type="string" office:string-value="0.5,-5" calcext:value-type="string">
            <text:p>0.5,-5</text:p>
          </table:table-cell>
          <table:table-cell table:formula="of:=[.C61]" office:value-type="string" office:string-value="3.25,-4.26" calcext:value-type="string">
            <text:p>3.25,-4.26</text:p>
          </table:table-cell>
          <table:table-cell table:formula="of:=[.D61]" office:value-type="string" office:string-value="5.26,-2.25" calcext:value-type="string">
            <text:p>5.26,-2.25</text:p>
          </table:table-cell>
          <table:table-cell table:formula="of:=[.E61]" office:value-type="string" office:string-value="6,0.5" calcext:value-type="string">
            <text:p>6,0.5</text:p>
          </table:table-cell>
          <table:table-cell table:formula="of:=[.F61]" office:value-type="string" office:string-value="5.26,3.25" calcext:value-type="string">
            <text:p>5.26,3.25</text:p>
          </table:table-cell>
          <table:table-cell table:formula="of:=[.G61]" office:value-type="string" office:string-value="3.25,5.26" calcext:value-type="string">
            <text:p>3.25,5.26</text:p>
          </table:table-cell>
          <table:table-cell table:formula="of:=[.H61]" office:value-type="string" office:string-value="0.5,6" calcext:value-type="string">
            <text:p>0.5,6</text:p>
          </table:table-cell>
          <table:table-cell table:formula="of:=[.I61]" office:value-type="string" office:string-value="-2.25,5.26" calcext:value-type="string">
            <text:p>-2.25,5.26</text:p>
          </table:table-cell>
          <table:table-cell table:formula="of:=[.J61]" office:value-type="string" office:string-value="-4.26,3.25" calcext:value-type="string">
            <text:p>-4.26,3.25</text:p>
          </table:table-cell>
          <table:table-cell table:formula="of:=[.H47]" office:value-type="string" office:string-value="-5,0.5" calcext:value-type="string">
            <text:p>-5,0.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L62]" office:value-type="string" office:string-value="-5,0.5" calcext:value-type="string">
            <text:p>-5,0.5</text:p>
          </table:table-cell>
          <table:table-cell table:formula="of:=[.M62]" office:value-type="string" office:string-value="-5,0.5" calcext:value-type="string">
            <text:p>-5,0.5</text:p>
          </table:table-cell>
          <table:table-cell table:formula="of:=COM.MICROSOFT.TEXTJOIN(&quot; &quot;; 1;[.A62:.N62])" office:value-type="string" office:string-value="0.5,0.5 0.5,-5 3.25,-4.26 5.26,-2.25 6,0.5 5.26,3.25 3.25,5.26 0.5,6 -2.25,5.26 -4.26,3.25 -5,0.5 -5,0.5 -5,0.5 -5,0.5" calcext:value-type="string">
            <text:p>0.5,0.5 0.5,-5 3.25,-4.26 5.26,-2.25 6,0.5 5.26,3.25 3.25,5.26 0.5,6 -2.25,5.26 -4.26,3.25 -5,0.5 -5,0.5 -5,0.5 -5,0.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2]" office:value-type="string" office:string-value="0.5,-5" calcext:value-type="string">
            <text:p>0.5,-5</text:p>
          </table:table-cell>
          <table:table-cell table:formula="of:=[.C62]" office:value-type="string" office:string-value="3.25,-4.26" calcext:value-type="string">
            <text:p>3.25,-4.26</text:p>
          </table:table-cell>
          <table:table-cell table:formula="of:=[.D62]" office:value-type="string" office:string-value="5.26,-2.25" calcext:value-type="string">
            <text:p>5.26,-2.25</text:p>
          </table:table-cell>
          <table:table-cell table:formula="of:=[.E62]" office:value-type="string" office:string-value="6,0.5" calcext:value-type="string">
            <text:p>6,0.5</text:p>
          </table:table-cell>
          <table:table-cell table:formula="of:=[.F62]" office:value-type="string" office:string-value="5.26,3.25" calcext:value-type="string">
            <text:p>5.26,3.25</text:p>
          </table:table-cell>
          <table:table-cell table:formula="of:=[.G62]" office:value-type="string" office:string-value="3.25,5.26" calcext:value-type="string">
            <text:p>3.25,5.26</text:p>
          </table:table-cell>
          <table:table-cell table:formula="of:=[.H62]" office:value-type="string" office:string-value="0.5,6" calcext:value-type="string">
            <text:p>0.5,6</text:p>
          </table:table-cell>
          <table:table-cell table:formula="of:=[.I62]" office:value-type="string" office:string-value="-2.25,5.26" calcext:value-type="string">
            <text:p>-2.25,5.26</text:p>
          </table:table-cell>
          <table:table-cell table:formula="of:=[.J62]" office:value-type="string" office:string-value="-4.26,3.25" calcext:value-type="string">
            <text:p>-4.26,3.25</text:p>
          </table:table-cell>
          <table:table-cell table:formula="of:=[.K62]" office:value-type="string" office:string-value="-5,0.5" calcext:value-type="string">
            <text:p>-5,0.5</text:p>
          </table:table-cell>
          <table:table-cell table:formula="of:=[.H48]" office:value-type="string" office:string-value="-4.26,-2.25" calcext:value-type="string">
            <text:p>-4.26,-2.2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M63]" office:value-type="string" office:string-value="-4.26,-2.25" calcext:value-type="string">
            <text:p>-4.26,-2.25</text:p>
          </table:table-cell>
          <table:table-cell table:formula="of:=COM.MICROSOFT.TEXTJOIN(&quot; &quot;; 1;[.A63:.N63])" office:value-type="string" office:string-value="0.5,0.5 0.5,-5 3.25,-4.26 5.26,-2.25 6,0.5 5.26,3.25 3.25,5.26 0.5,6 -2.25,5.26 -4.26,3.25 -5,0.5 -4.26,-2.25 -4.26,-2.25 -4.26,-2.25" calcext:value-type="string">
            <text:p>0.5,0.5 0.5,-5 3.25,-4.26 5.26,-2.25 6,0.5 5.26,3.25 3.25,5.26 0.5,6 -2.25,5.26 -4.26,3.25 -5,0.5 -4.26,-2.25 -4.26,-2.25 -4.26,-2.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3]" office:value-type="string" office:string-value="0.5,-5" calcext:value-type="string">
            <text:p>0.5,-5</text:p>
          </table:table-cell>
          <table:table-cell table:formula="of:=[.C63]" office:value-type="string" office:string-value="3.25,-4.26" calcext:value-type="string">
            <text:p>3.25,-4.26</text:p>
          </table:table-cell>
          <table:table-cell table:formula="of:=[.D63]" office:value-type="string" office:string-value="5.26,-2.25" calcext:value-type="string">
            <text:p>5.26,-2.25</text:p>
          </table:table-cell>
          <table:table-cell table:formula="of:=[.E63]" office:value-type="string" office:string-value="6,0.5" calcext:value-type="string">
            <text:p>6,0.5</text:p>
          </table:table-cell>
          <table:table-cell table:formula="of:=[.F63]" office:value-type="string" office:string-value="5.26,3.25" calcext:value-type="string">
            <text:p>5.26,3.25</text:p>
          </table:table-cell>
          <table:table-cell table:formula="of:=[.G63]" office:value-type="string" office:string-value="3.25,5.26" calcext:value-type="string">
            <text:p>3.25,5.26</text:p>
          </table:table-cell>
          <table:table-cell table:formula="of:=[.H63]" office:value-type="string" office:string-value="0.5,6" calcext:value-type="string">
            <text:p>0.5,6</text:p>
          </table:table-cell>
          <table:table-cell table:formula="of:=[.I63]" office:value-type="string" office:string-value="-2.25,5.26" calcext:value-type="string">
            <text:p>-2.25,5.26</text:p>
          </table:table-cell>
          <table:table-cell table:formula="of:=[.J63]" office:value-type="string" office:string-value="-4.26,3.25" calcext:value-type="string">
            <text:p>-4.26,3.25</text:p>
          </table:table-cell>
          <table:table-cell table:formula="of:=[.K63]" office:value-type="string" office:string-value="-5,0.5" calcext:value-type="string">
            <text:p>-5,0.5</text:p>
          </table:table-cell>
          <table:table-cell table:formula="of:=[.L63]" office:value-type="string" office:string-value="-4.26,-2.25" calcext:value-type="string">
            <text:p>-4.26,-2.25</text:p>
          </table:table-cell>
          <table:table-cell table:formula="of:=[.H49]" office:value-type="string" office:string-value="-2.25,-4.26" calcext:value-type="string">
            <text:p>-2.25,-4.26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COM.MICROSOFT.TEXTJOIN(&quot; &quot;; 1;[.A64:.N64])" office:value-type="string" office:string-value="0.5,0.5 0.5,-5 3.25,-4.26 5.26,-2.25 6,0.5 5.26,3.25 3.25,5.26 0.5,6 -2.25,5.26 -4.26,3.25 -5,0.5 -4.26,-2.25 -2.25,-4.26 -2.25,-4.26" calcext:value-type="string">
            <text:p>0.5,0.5 0.5,-5 3.25,-4.26 5.26,-2.25 6,0.5 5.26,3.25 3.25,5.26 0.5,6 -2.25,5.26 -4.26,3.25 -5,0.5 -4.26,-2.25 -2.25,-4.26 -2.25,-4.2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64]" office:value-type="string" office:string-value="0.5,-5" calcext:value-type="string">
            <text:p>0.5,-5</text:p>
          </table:table-cell>
          <table:table-cell table:formula="of:=[.C64]" office:value-type="string" office:string-value="3.25,-4.26" calcext:value-type="string">
            <text:p>3.25,-4.26</text:p>
          </table:table-cell>
          <table:table-cell table:formula="of:=[.D64]" office:value-type="string" office:string-value="5.26,-2.25" calcext:value-type="string">
            <text:p>5.26,-2.25</text:p>
          </table:table-cell>
          <table:table-cell table:formula="of:=[.E64]" office:value-type="string" office:string-value="6,0.5" calcext:value-type="string">
            <text:p>6,0.5</text:p>
          </table:table-cell>
          <table:table-cell table:formula="of:=[.F64]" office:value-type="string" office:string-value="5.26,3.25" calcext:value-type="string">
            <text:p>5.26,3.25</text:p>
          </table:table-cell>
          <table:table-cell table:formula="of:=[.G64]" office:value-type="string" office:string-value="3.25,5.26" calcext:value-type="string">
            <text:p>3.25,5.26</text:p>
          </table:table-cell>
          <table:table-cell table:formula="of:=[.H64]" office:value-type="string" office:string-value="0.5,6" calcext:value-type="string">
            <text:p>0.5,6</text:p>
          </table:table-cell>
          <table:table-cell table:formula="of:=[.I64]" office:value-type="string" office:string-value="-2.25,5.26" calcext:value-type="string">
            <text:p>-2.25,5.26</text:p>
          </table:table-cell>
          <table:table-cell table:formula="of:=[.J64]" office:value-type="string" office:string-value="-4.26,3.25" calcext:value-type="string">
            <text:p>-4.26,3.25</text:p>
          </table:table-cell>
          <table:table-cell table:formula="of:=[.K64]" office:value-type="string" office:string-value="-5,0.5" calcext:value-type="string">
            <text:p>-5,0.5</text:p>
          </table:table-cell>
          <table:table-cell table:formula="of:=[.L64]" office:value-type="string" office:string-value="-4.26,-2.25" calcext:value-type="string">
            <text:p>-4.26,-2.25</text:p>
          </table:table-cell>
          <table:table-cell table:formula="of:=[.M64]" office:value-type="string" office:string-value="-2.25,-4.26" calcext:value-type="string">
            <text:p>-2.25,-4.26</text:p>
          </table:table-cell>
          <table:table-cell table:formula="of:=[.H50]" office:value-type="string" office:string-value="0.5,-5" calcext:value-type="string">
            <text:p>0.5,-5</text:p>
          </table:table-cell>
          <table:table-cell table:formula="of:=COM.MICROSOFT.TEXTJOIN(&quot; &quot;; 1;[.A65:.N65])" office:value-type="string" office:string-value="0.5,0.5 0.5,-5 3.25,-4.26 5.26,-2.25 6,0.5 5.26,3.25 3.25,5.26 0.5,6 -2.25,5.26 -4.26,3.25 -5,0.5 -4.26,-2.25 -2.25,-4.26 0.5,-5" calcext:value-type="string">
            <text:p>0.5,0.5 0.5,-5 3.25,-4.26 5.26,-2.25 6,0.5 5.26,3.25 3.25,5.26 0.5,6 -2.25,5.26 -4.26,3.25 -5,0.5 -4.26,-2.25 -2.25,-4.26 0.5,-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COM.MICROSOFT.TEXTJOIN(&quot; &quot;; 1;[.A66:.N66])">
            <text:p/>
          </table:table-cell>
          <table:table-cell table:number-columns-repeated="1009"/>
        </table:table-row>
        <table:table-row table:style-name="ro4">
          <table:table-cell table:style-name="ce15" office:value-type="string" calcext:value-type="string">
            <text:p>Wheel – 2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69]))" office:value-type="float" office:value="0" calcext:value-type="float">
            <text:p>0.00</text:p>
          </table:table-cell>
          <table:table-cell table:style-name="ce16" table:formula="of:=COS(RADIANS([.A69]))" office:value-type="float" office:value="1" calcext:value-type="float">
            <text:p>1.00</text:p>
          </table:table-cell>
          <table:table-cell/>
          <table:table-cell table:style-name="ce16" table:formula="of:=ROUND(5.5*[.B69] + 0.5;2)" office:value-type="float" office:value="0.5" calcext:value-type="float">
            <text:p>0.50</text:p>
          </table:table-cell>
          <table:table-cell table:style-name="ce16" table:formula="of:=ROUND(5.5*-[.C69]+0.5;2)" office:value-type="float" office:value="-5" calcext:value-type="float">
            <text:p>-5.00</text:p>
          </table:table-cell>
          <table:table-cell/>
          <table:table-cell table:formula="of:=COM.MICROSOFT.TEXTJOIN(&quot;,&quot;;0;[.E69];[.F6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70]))" office:value-type="float" office:value="0.5" calcext:value-type="float">
            <text:p>0.50</text:p>
          </table:table-cell>
          <table:table-cell table:style-name="ce16" table:formula="of:=COS(RADIANS([.A70]))" office:value-type="float" office:value="0.866025403784439" calcext:value-type="float">
            <text:p>0.87</text:p>
          </table:table-cell>
          <table:table-cell/>
          <table:table-cell table:style-name="ce16" table:formula="of:=ROUND(5.5*[.B70] + 0.5;2)" office:value-type="float" office:value="3.25" calcext:value-type="float">
            <text:p>3.25</text:p>
          </table:table-cell>
          <table:table-cell table:style-name="ce16" table:formula="of:=ROUND(5.5*-[.C70]+0.5;2)" office:value-type="float" office:value="-4.26" calcext:value-type="float">
            <text:p>-4.26</text:p>
          </table:table-cell>
          <table:table-cell/>
          <table:table-cell table:formula="of:=COM.MICROSOFT.TEXTJOIN(&quot;,&quot;;0;[.E70];[.F7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71]))" office:value-type="float" office:value="0.866025403784439" calcext:value-type="float">
            <text:p>0.87</text:p>
          </table:table-cell>
          <table:table-cell table:style-name="ce16" table:formula="of:=COS(RADIANS([.A71]))" office:value-type="float" office:value="0.5" calcext:value-type="float">
            <text:p>0.50</text:p>
          </table:table-cell>
          <table:table-cell/>
          <table:table-cell table:style-name="ce16" table:formula="of:=ROUND(5.5*[.B71] + 0.5;2)" office:value-type="float" office:value="5.26" calcext:value-type="float">
            <text:p>5.26</text:p>
          </table:table-cell>
          <table:table-cell table:style-name="ce16" table:formula="of:=ROUND(5.5*-[.C71]+0.5;2)" office:value-type="float" office:value="-2.25" calcext:value-type="float">
            <text:p>-2.25</text:p>
          </table:table-cell>
          <table:table-cell/>
          <table:table-cell table:formula="of:=COM.MICROSOFT.TEXTJOIN(&quot;,&quot;;0;[.E71];[.F7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72]))" office:value-type="float" office:value="1" calcext:value-type="float">
            <text:p>1.00</text:p>
          </table:table-cell>
          <table:table-cell table:style-name="ce16" table:formula="of:=COS(RADIANS([.A72]))" office:value-type="float" office:value="6.12323399573677E-017" calcext:value-type="float">
            <text:p>0.00</text:p>
          </table:table-cell>
          <table:table-cell/>
          <table:table-cell table:style-name="ce16" table:formula="of:=ROUND(5.5*[.B72] + 0.5;2)" office:value-type="float" office:value="6" calcext:value-type="float">
            <text:p>6.00</text:p>
          </table:table-cell>
          <table:table-cell table:style-name="ce16" table:formula="of:=ROUND(5.5*-[.C72]+0.5;2)" office:value-type="float" office:value="0.5" calcext:value-type="float">
            <text:p>0.50</text:p>
          </table:table-cell>
          <table:table-cell/>
          <table:table-cell table:formula="of:=COM.MICROSOFT.TEXTJOIN(&quot;,&quot;;0;[.E72];[.F7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73]))" office:value-type="float" office:value="0.866025403784439" calcext:value-type="float">
            <text:p>0.87</text:p>
          </table:table-cell>
          <table:table-cell table:style-name="ce16" table:formula="of:=COS(RADIANS([.A73]))" office:value-type="float" office:value="-0.5" calcext:value-type="float">
            <text:p>-0.50</text:p>
          </table:table-cell>
          <table:table-cell/>
          <table:table-cell table:style-name="ce16" table:formula="of:=ROUND(5.5*[.B73] + 0.5;2)" office:value-type="float" office:value="5.26" calcext:value-type="float">
            <text:p>5.26</text:p>
          </table:table-cell>
          <table:table-cell table:style-name="ce16" table:formula="of:=ROUND(5.5*-[.C73]+0.5;2)" office:value-type="float" office:value="3.25" calcext:value-type="float">
            <text:p>3.25</text:p>
          </table:table-cell>
          <table:table-cell/>
          <table:table-cell table:formula="of:=COM.MICROSOFT.TEXTJOIN(&quot;,&quot;;0;[.E73];[.F7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74]))" office:value-type="float" office:value="0.5" calcext:value-type="float">
            <text:p>0.50</text:p>
          </table:table-cell>
          <table:table-cell table:style-name="ce16" table:formula="of:=COS(RADIANS([.A74]))" office:value-type="float" office:value="-0.866025403784439" calcext:value-type="float">
            <text:p>-0.87</text:p>
          </table:table-cell>
          <table:table-cell/>
          <table:table-cell table:style-name="ce16" table:formula="of:=ROUND(5.5*[.B74] + 0.5;2)" office:value-type="float" office:value="3.25" calcext:value-type="float">
            <text:p>3.25</text:p>
          </table:table-cell>
          <table:table-cell table:style-name="ce16" table:formula="of:=ROUND(5.5*-[.C74]+0.5;2)" office:value-type="float" office:value="5.26" calcext:value-type="float">
            <text:p>5.26</text:p>
          </table:table-cell>
          <table:table-cell/>
          <table:table-cell table:formula="of:=COM.MICROSOFT.TEXTJOIN(&quot;,&quot;;0;[.E74];[.F7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75]))" office:value-type="float" office:value="1.22464679914735E-016" calcext:value-type="float">
            <text:p>0.00</text:p>
          </table:table-cell>
          <table:table-cell table:style-name="ce16" table:formula="of:=COS(RADIANS([.A75]))" office:value-type="float" office:value="-1" calcext:value-type="float">
            <text:p>-1.00</text:p>
          </table:table-cell>
          <table:table-cell/>
          <table:table-cell table:style-name="ce16" table:formula="of:=ROUND(5.5*[.B75] + 0.5;2)" office:value-type="float" office:value="0.5" calcext:value-type="float">
            <text:p>0.50</text:p>
          </table:table-cell>
          <table:table-cell table:style-name="ce16" table:formula="of:=ROUND(5.5*-[.C75]+0.5;2)" office:value-type="float" office:value="6" calcext:value-type="float">
            <text:p>6.00</text:p>
          </table:table-cell>
          <table:table-cell/>
          <table:table-cell table:formula="of:=COM.MICROSOFT.TEXTJOIN(&quot;,&quot;;0;[.E75];[.F7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76]))" office:value-type="float" office:value="-0.5" calcext:value-type="float">
            <text:p>-0.50</text:p>
          </table:table-cell>
          <table:table-cell table:style-name="ce16" table:formula="of:=COS(RADIANS([.A76]))" office:value-type="float" office:value="-0.866025403784439" calcext:value-type="float">
            <text:p>-0.87</text:p>
          </table:table-cell>
          <table:table-cell/>
          <table:table-cell table:style-name="ce16" table:formula="of:=ROUND(5.5*[.B76] + 0.5;2)" office:value-type="float" office:value="-2.25" calcext:value-type="float">
            <text:p>-2.25</text:p>
          </table:table-cell>
          <table:table-cell table:style-name="ce16" table:formula="of:=ROUND(5.5*-[.C76]+0.5;2)" office:value-type="float" office:value="5.26" calcext:value-type="float">
            <text:p>5.26</text:p>
          </table:table-cell>
          <table:table-cell/>
          <table:table-cell table:formula="of:=COM.MICROSOFT.TEXTJOIN(&quot;,&quot;;0;[.E76];[.F7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77]))" office:value-type="float" office:value="-0.866025403784438" calcext:value-type="float">
            <text:p>-0.87</text:p>
          </table:table-cell>
          <table:table-cell table:style-name="ce16" table:formula="of:=COS(RADIANS([.A77]))" office:value-type="float" office:value="-0.5" calcext:value-type="float">
            <text:p>-0.50</text:p>
          </table:table-cell>
          <table:table-cell/>
          <table:table-cell table:style-name="ce16" table:formula="of:=ROUND(5.5*[.B77] + 0.5;2)" office:value-type="float" office:value="-4.26" calcext:value-type="float">
            <text:p>-4.26</text:p>
          </table:table-cell>
          <table:table-cell table:style-name="ce16" table:formula="of:=ROUND(5.5*-[.C77]+0.5;2)" office:value-type="float" office:value="3.25" calcext:value-type="float">
            <text:p>3.25</text:p>
          </table:table-cell>
          <table:table-cell/>
          <table:table-cell table:formula="of:=COM.MICROSOFT.TEXTJOIN(&quot;,&quot;;0;[.E77];[.F7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78]))" office:value-type="float" office:value="-1" calcext:value-type="float">
            <text:p>-1.00</text:p>
          </table:table-cell>
          <table:table-cell table:style-name="ce16" table:formula="of:=COS(RADIANS([.A78]))" office:value-type="float" office:value="-1.83697019872103E-016" calcext:value-type="float">
            <text:p>0.00</text:p>
          </table:table-cell>
          <table:table-cell/>
          <table:table-cell table:style-name="ce16" table:formula="of:=ROUND(5.5*[.B78] + 0.5;2)" office:value-type="float" office:value="-5" calcext:value-type="float">
            <text:p>-5.00</text:p>
          </table:table-cell>
          <table:table-cell table:style-name="ce16" table:formula="of:=ROUND(5.5*-[.C78]+0.5;2)" office:value-type="float" office:value="0.5" calcext:value-type="float">
            <text:p>0.50</text:p>
          </table:table-cell>
          <table:table-cell/>
          <table:table-cell table:formula="of:=COM.MICROSOFT.TEXTJOIN(&quot;,&quot;;0;[.E78];[.F7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79]))" office:value-type="float" office:value="-0.866025403784439" calcext:value-type="float">
            <text:p>-0.87</text:p>
          </table:table-cell>
          <table:table-cell table:style-name="ce16" table:formula="of:=COS(RADIANS([.A79]))" office:value-type="float" office:value="0.5" calcext:value-type="float">
            <text:p>0.50</text:p>
          </table:table-cell>
          <table:table-cell/>
          <table:table-cell table:style-name="ce16" table:formula="of:=ROUND(5.5*[.B79] + 0.5;2)" office:value-type="float" office:value="-4.26" calcext:value-type="float">
            <text:p>-4.26</text:p>
          </table:table-cell>
          <table:table-cell table:style-name="ce16" table:formula="of:=ROUND(5.5*-[.C79]+0.5;2)" office:value-type="float" office:value="-2.25" calcext:value-type="float">
            <text:p>-2.25</text:p>
          </table:table-cell>
          <table:table-cell/>
          <table:table-cell table:formula="of:=COM.MICROSOFT.TEXTJOIN(&quot;,&quot;;0;[.E79];[.F7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80]))" office:value-type="float" office:value="-0.5" calcext:value-type="float">
            <text:p>-0.50</text:p>
          </table:table-cell>
          <table:table-cell table:style-name="ce16" table:formula="of:=COS(RADIANS([.A80]))" office:value-type="float" office:value="0.866025403784438" calcext:value-type="float">
            <text:p>0.87</text:p>
          </table:table-cell>
          <table:table-cell/>
          <table:table-cell table:style-name="ce16" table:formula="of:=ROUND(5.5*[.B80] + 0.5;2)" office:value-type="float" office:value="-2.25" calcext:value-type="float">
            <text:p>-2.25</text:p>
          </table:table-cell>
          <table:table-cell table:style-name="ce16" table:formula="of:=ROUND(5.5*-[.C80]+0.5;2)" office:value-type="float" office:value="-4.26" calcext:value-type="float">
            <text:p>-4.26</text:p>
          </table:table-cell>
          <table:table-cell/>
          <table:table-cell table:formula="of:=COM.MICROSOFT.TEXTJOIN(&quot;,&quot;;0;[.E80];[.F8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81]))" office:value-type="float" office:value="-2.44929359829471E-016" calcext:value-type="float">
            <text:p>0.00</text:p>
          </table:table-cell>
          <table:table-cell table:style-name="ce16" table:formula="of:=COS(RADIANS([.A81]))" office:value-type="float" office:value="1" calcext:value-type="float">
            <text:p>1.00</text:p>
          </table:table-cell>
          <table:table-cell/>
          <table:table-cell table:style-name="ce16" table:formula="of:=ROUND(5.5*[.B81] + 0.5;2)" office:value-type="float" office:value="0.5" calcext:value-type="float">
            <text:p>0.50</text:p>
          </table:table-cell>
          <table:table-cell table:style-name="ce16" table:formula="of:=ROUND(5.5*-[.C81]+0.5;2)" office:value-type="float" office:value="-5" calcext:value-type="float">
            <text:p>-5.00</text:p>
          </table:table-cell>
          <table:table-cell/>
          <table:table-cell table:formula="of:=COM.MICROSOFT.TEXTJOIN(&quot;,&quot;;0;[.E81];[.F8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ed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69]" office:value-type="string" office:string-value="0.5,-5" calcext:value-type="string">
            <text:p>0.5,-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C84]" office:value-type="string" office:string-value="0.5,-5" calcext:value-type="string">
            <text:p>0.5,-5</text:p>
          </table:table-cell>
          <table:table-cell table:formula="of:=[.D84]" office:value-type="string" office:string-value="0.5,-5" calcext:value-type="string">
            <text:p>0.5,-5</text:p>
          </table:table-cell>
          <table:table-cell table:formula="of:=[.E84]" office:value-type="string" office:string-value="0.5,-5" calcext:value-type="string">
            <text:p>0.5,-5</text:p>
          </table:table-cell>
          <table:table-cell table:formula="of:=[.F84]" office:value-type="string" office:string-value="0.5,-5" calcext:value-type="string">
            <text:p>0.5,-5</text:p>
          </table:table-cell>
          <table:table-cell table:formula="of:=[.G8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75]" office:value-type="string" office:string-value="0.5,6" calcext:value-type="string">
            <text:p>0.5,6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K84]" office:value-type="string" office:string-value="0.5,6" calcext:value-type="string">
            <text:p>0.5,6</text:p>
          </table:table-cell>
          <table:table-cell table:formula="of:=[.L84]" office:value-type="string" office:string-value="0.5,6" calcext:value-type="string">
            <text:p>0.5,6</text:p>
          </table:table-cell>
          <table:table-cell table:formula="of:=[.M84]" office:value-type="string" office:string-value="0.5,6" calcext:value-type="string">
            <text:p>0.5,6</text:p>
          </table:table-cell>
          <table:table-cell table:formula="of:=[.N84]" office:value-type="string" office:string-value="0.5,6" calcext:value-type="string">
            <text:p>0.5,6</text:p>
          </table:table-cell>
          <table:table-cell table:formula="of:=[.O84]" office:value-type="string" office:string-value="0.5,6" calcext:value-type="string">
            <text:p>0.5,6</text:p>
          </table:table-cell>
          <table:table-cell table:formula="of:=COM.MICROSOFT.TEXTJOIN(&quot; &quot;;1;[.A84:.P84])" office:value-type="string" office:string-value="0.5,0.5 0.5,-5 0.5,-5 0.5,-5 0.5,-5 0.5,-5 0.5,-5 0.5,-5 0.5,0.5 0.5,6 0.5,6 0.5,6 0.5,6 0.5,6 0.5,6 0.5,6" calcext:value-type="string">
            <text:p>0.5,0.5 0.5,-5 0.5,-5 0.5,-5 0.5,-5 0.5,-5 0.5,-5 0.5,-5 0.5,0.5 0.5,6 0.5,6 0.5,6 0.5,6 0.5,6 0.5,6 0.5,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4]" office:value-type="string" office:string-value="0.5,-5" calcext:value-type="string">
            <text:p>0.5,-5</text:p>
          </table:table-cell>
          <table:table-cell table:formula="of:=[.H70]" office:value-type="string" office:string-value="3.25,-4.26" calcext:value-type="string">
            <text:p>3.25,-4.26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D85]" office:value-type="string" office:string-value="3.25,-4.26" calcext:value-type="string">
            <text:p>3.25,-4.26</text:p>
          </table:table-cell>
          <table:table-cell table:formula="of:=[.E85]" office:value-type="string" office:string-value="3.25,-4.26" calcext:value-type="string">
            <text:p>3.25,-4.26</text:p>
          </table:table-cell>
          <table:table-cell table:formula="of:=[.F85]" office:value-type="string" office:string-value="3.25,-4.26" calcext:value-type="string">
            <text:p>3.25,-4.26</text:p>
          </table:table-cell>
          <table:table-cell table:formula="of:=[.G8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J84]" office:value-type="string" office:string-value="0.5,6" calcext:value-type="string">
            <text:p>0.5,6</text:p>
          </table:table-cell>
          <table:table-cell table:formula="of:=[.H76]" office:value-type="string" office:string-value="-2.25,5.26" calcext:value-type="string">
            <text:p>-2.25,5.2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L85]" office:value-type="string" office:string-value="-2.25,5.26" calcext:value-type="string">
            <text:p>-2.25,5.26</text:p>
          </table:table-cell>
          <table:table-cell table:formula="of:=[.M85]" office:value-type="string" office:string-value="-2.25,5.26" calcext:value-type="string">
            <text:p>-2.25,5.26</text:p>
          </table:table-cell>
          <table:table-cell table:formula="of:=[.N85]" office:value-type="string" office:string-value="-2.25,5.26" calcext:value-type="string">
            <text:p>-2.25,5.26</text:p>
          </table:table-cell>
          <table:table-cell table:formula="of:=[.O85]" office:value-type="string" office:string-value="-2.25,5.26" calcext:value-type="string">
            <text:p>-2.25,5.26</text:p>
          </table:table-cell>
          <table:table-cell table:formula="of:=COM.MICROSOFT.TEXTJOIN(&quot; &quot;;1;[.A85:.P85])" office:value-type="string" office:string-value="0.5,0.5 0.5,-5 3.25,-4.26 3.25,-4.26 3.25,-4.26 3.25,-4.26 3.25,-4.26 3.25,-4.26 0.5,0.5 0.5,6 -2.25,5.26 -2.25,5.26 -2.25,5.26 -2.25,5.26 -2.25,5.26 -2.25,5.26" calcext:value-type="string">
            <text:p>0.5,0.5 0.5,-5 3.25,-4.26 3.25,-4.26 3.25,-4.26 3.25,-4.26 3.25,-4.26 3.25,-4.26 0.5,0.5 0.5,6 -2.25,5.26 -2.25,5.26 -2.25,5.26 -2.25,5.26 -2.25,5.26 -2.25,5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5]" office:value-type="string" office:string-value="0.5,-5" calcext:value-type="string">
            <text:p>0.5,-5</text:p>
          </table:table-cell>
          <table:table-cell table:formula="of:=[.C85]" office:value-type="string" office:string-value="3.25,-4.26" calcext:value-type="string">
            <text:p>3.25,-4.26</text:p>
          </table:table-cell>
          <table:table-cell table:formula="of:=[.H71]" office:value-type="string" office:string-value="5.26,-2.25" calcext:value-type="string">
            <text:p>5.26,-2.25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E86]" office:value-type="string" office:string-value="5.26,-2.25" calcext:value-type="string">
            <text:p>5.26,-2.25</text:p>
          </table:table-cell>
          <table:table-cell table:formula="of:=[.F86]" office:value-type="string" office:string-value="5.26,-2.25" calcext:value-type="string">
            <text:p>5.26,-2.25</text:p>
          </table:table-cell>
          <table:table-cell table:formula="of:=[.G8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J85]" office:value-type="string" office:string-value="0.5,6" calcext:value-type="string">
            <text:p>0.5,6</text:p>
          </table:table-cell>
          <table:table-cell table:formula="of:=[.K85]" office:value-type="string" office:string-value="-2.25,5.26" calcext:value-type="string">
            <text:p>-2.25,5.26</text:p>
          </table:table-cell>
          <table:table-cell table:formula="of:=[.H77]" office:value-type="string" office:string-value="-4.26,3.25" calcext:value-type="string">
            <text:p>-4.26,3.25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M86]" office:value-type="string" office:string-value="-4.26,3.25" calcext:value-type="string">
            <text:p>-4.26,3.25</text:p>
          </table:table-cell>
          <table:table-cell table:formula="of:=[.N86]" office:value-type="string" office:string-value="-4.26,3.25" calcext:value-type="string">
            <text:p>-4.26,3.25</text:p>
          </table:table-cell>
          <table:table-cell table:formula="of:=[.O86]" office:value-type="string" office:string-value="-4.26,3.25" calcext:value-type="string">
            <text:p>-4.26,3.25</text:p>
          </table:table-cell>
          <table:table-cell table:formula="of:=COM.MICROSOFT.TEXTJOIN(&quot; &quot;;1;[.A86:.P86])" office:value-type="string" office:string-value="0.5,0.5 0.5,-5 3.25,-4.26 5.26,-2.25 5.26,-2.25 5.26,-2.25 5.26,-2.25 5.26,-2.25 0.5,0.5 0.5,6 -2.25,5.26 -4.26,3.25 -4.26,3.25 -4.26,3.25 -4.26,3.25 -4.26,3.25" calcext:value-type="string">
            <text:p>0.5,0.5 0.5,-5 3.25,-4.26 5.26,-2.25 5.26,-2.25 5.26,-2.25 5.26,-2.25 5.26,-2.25 0.5,0.5 0.5,6 -2.25,5.26 -4.26,3.25 -4.26,3.25 -4.26,3.25 -4.26,3.25 -4.26,3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6]" office:value-type="string" office:string-value="0.5,-5" calcext:value-type="string">
            <text:p>0.5,-5</text:p>
          </table:table-cell>
          <table:table-cell table:formula="of:=[.C86]" office:value-type="string" office:string-value="3.25,-4.26" calcext:value-type="string">
            <text:p>3.25,-4.26</text:p>
          </table:table-cell>
          <table:table-cell table:formula="of:=[.D86]" office:value-type="string" office:string-value="5.26,-2.25" calcext:value-type="string">
            <text:p>5.26,-2.25</text:p>
          </table:table-cell>
          <table:table-cell table:formula="of:=[.H72]" office:value-type="string" office:string-value="6,0.5" calcext:value-type="string">
            <text:p>6,0.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F87]" office:value-type="string" office:string-value="6,0.5" calcext:value-type="string">
            <text:p>6,0.5</text:p>
          </table:table-cell>
          <table:table-cell table:formula="of:=[.G87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86]" office:value-type="string" office:string-value="0.5,6" calcext:value-type="string">
            <text:p>0.5,6</text:p>
          </table:table-cell>
          <table:table-cell table:formula="of:=[.K86]" office:value-type="string" office:string-value="-2.25,5.26" calcext:value-type="string">
            <text:p>-2.25,5.26</text:p>
          </table:table-cell>
          <table:table-cell table:formula="of:=[.L86]" office:value-type="string" office:string-value="-4.26,3.25" calcext:value-type="string">
            <text:p>-4.26,3.25</text:p>
          </table:table-cell>
          <table:table-cell table:formula="of:=[.H78]" office:value-type="string" office:string-value="-5,0.5" calcext:value-type="string">
            <text:p>-5,0.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N87]" office:value-type="string" office:string-value="-5,0.5" calcext:value-type="string">
            <text:p>-5,0.5</text:p>
          </table:table-cell>
          <table:table-cell table:formula="of:=[.O87]" office:value-type="string" office:string-value="-5,0.5" calcext:value-type="string">
            <text:p>-5,0.5</text:p>
          </table:table-cell>
          <table:table-cell table:formula="of:=COM.MICROSOFT.TEXTJOIN(&quot; &quot;;1;[.A87:.P87])" office:value-type="string" office:string-value="0.5,0.5 0.5,-5 3.25,-4.26 5.26,-2.25 6,0.5 6,0.5 6,0.5 6,0.5 0.5,0.5 0.5,6 -2.25,5.26 -4.26,3.25 -5,0.5 -5,0.5 -5,0.5 -5,0.5" calcext:value-type="string">
            <text:p>0.5,0.5 0.5,-5 3.25,-4.26 5.26,-2.25 6,0.5 6,0.5 6,0.5 6,0.5 0.5,0.5 0.5,6 -2.25,5.26 -4.26,3.25 -5,0.5 -5,0.5 -5,0.5 -5,0.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7]" office:value-type="string" office:string-value="0.5,-5" calcext:value-type="string">
            <text:p>0.5,-5</text:p>
          </table:table-cell>
          <table:table-cell table:formula="of:=[.C87]" office:value-type="string" office:string-value="3.25,-4.26" calcext:value-type="string">
            <text:p>3.25,-4.26</text:p>
          </table:table-cell>
          <table:table-cell table:formula="of:=[.D87]" office:value-type="string" office:string-value="5.26,-2.25" calcext:value-type="string">
            <text:p>5.26,-2.25</text:p>
          </table:table-cell>
          <table:table-cell table:formula="of:=[.E87]" office:value-type="string" office:string-value="6,0.5" calcext:value-type="string">
            <text:p>6,0.5</text:p>
          </table:table-cell>
          <table:table-cell table:formula="of:=[.H73]" office:value-type="string" office:string-value="5.26,3.25" calcext:value-type="string">
            <text:p>5.26,3.2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G88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J87]" office:value-type="string" office:string-value="0.5,6" calcext:value-type="string">
            <text:p>0.5,6</text:p>
          </table:table-cell>
          <table:table-cell table:formula="of:=[.K87]" office:value-type="string" office:string-value="-2.25,5.26" calcext:value-type="string">
            <text:p>-2.25,5.26</text:p>
          </table:table-cell>
          <table:table-cell table:formula="of:=[.L87]" office:value-type="string" office:string-value="-4.26,3.25" calcext:value-type="string">
            <text:p>-4.26,3.25</text:p>
          </table:table-cell>
          <table:table-cell table:formula="of:=[.M87]" office:value-type="string" office:string-value="-5,0.5" calcext:value-type="string">
            <text:p>-5,0.5</text:p>
          </table:table-cell>
          <table:table-cell table:formula="of:=[.H79]" office:value-type="string" office:string-value="-4.26,-2.25" calcext:value-type="string">
            <text:p>-4.26,-2.2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O88]" office:value-type="string" office:string-value="-4.26,-2.25" calcext:value-type="string">
            <text:p>-4.26,-2.25</text:p>
          </table:table-cell>
          <table:table-cell table:formula="of:=COM.MICROSOFT.TEXTJOIN(&quot; &quot;;1;[.A88:.P88])" office:value-type="string" office:string-value="0.5,0.5 0.5,-5 3.25,-4.26 5.26,-2.25 6,0.5 5.26,3.25 5.26,3.25 5.26,3.25 0.5,0.5 0.5,6 -2.25,5.26 -4.26,3.25 -5,0.5 -4.26,-2.25 -4.26,-2.25 -4.26,-2.25" calcext:value-type="string">
            <text:p>0.5,0.5 0.5,-5 3.25,-4.26 5.26,-2.25 6,0.5 5.26,3.25 5.26,3.25 5.26,3.25 0.5,0.5 0.5,6 -2.25,5.26 -4.26,3.25 -5,0.5 -4.26,-2.25 -4.26,-2.25 -4.26,-2.2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8]" office:value-type="string" office:string-value="0.5,-5" calcext:value-type="string">
            <text:p>0.5,-5</text:p>
          </table:table-cell>
          <table:table-cell table:formula="of:=[.C88]" office:value-type="string" office:string-value="3.25,-4.26" calcext:value-type="string">
            <text:p>3.25,-4.26</text:p>
          </table:table-cell>
          <table:table-cell table:formula="of:=[.D88]" office:value-type="string" office:string-value="5.26,-2.25" calcext:value-type="string">
            <text:p>5.26,-2.25</text:p>
          </table:table-cell>
          <table:table-cell table:formula="of:=[.E88]" office:value-type="string" office:string-value="6,0.5" calcext:value-type="string">
            <text:p>6,0.5</text:p>
          </table:table-cell>
          <table:table-cell table:formula="of:=[.F88]" office:value-type="string" office:string-value="5.26,3.25" calcext:value-type="string">
            <text:p>5.26,3.25</text:p>
          </table:table-cell>
          <table:table-cell table:formula="of:=[.H74]" office:value-type="string" office:string-value="3.25,5.26" calcext:value-type="string">
            <text:p>3.25,5.26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J88]" office:value-type="string" office:string-value="0.5,6" calcext:value-type="string">
            <text:p>0.5,6</text:p>
          </table:table-cell>
          <table:table-cell table:formula="of:=[.K88]" office:value-type="string" office:string-value="-2.25,5.26" calcext:value-type="string">
            <text:p>-2.25,5.26</text:p>
          </table:table-cell>
          <table:table-cell table:formula="of:=[.L88]" office:value-type="string" office:string-value="-4.26,3.25" calcext:value-type="string">
            <text:p>-4.26,3.25</text:p>
          </table:table-cell>
          <table:table-cell table:formula="of:=[.M88]" office:value-type="string" office:string-value="-5,0.5" calcext:value-type="string">
            <text:p>-5,0.5</text:p>
          </table:table-cell>
          <table:table-cell table:formula="of:=[.N88]" office:value-type="string" office:string-value="-4.26,-2.25" calcext:value-type="string">
            <text:p>-4.26,-2.25</text:p>
          </table:table-cell>
          <table:table-cell table:formula="of:=[.H80]" office:value-type="string" office:string-value="-2.25,-4.26" calcext:value-type="string">
            <text:p>-2.25,-4.26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COM.MICROSOFT.TEXTJOIN(&quot; &quot;;1;[.A89:.P89])" office:value-type="string" office:string-value="0.5,0.5 0.5,-5 3.25,-4.26 5.26,-2.25 6,0.5 5.26,3.25 3.25,5.26 3.25,5.26 0.5,0.5 0.5,6 -2.25,5.26 -4.26,3.25 -5,0.5 -4.26,-2.25 -2.25,-4.26 -2.25,-4.26" calcext:value-type="string">
            <text:p>0.5,0.5 0.5,-5 3.25,-4.26 5.26,-2.25 6,0.5 5.26,3.25 3.25,5.26 3.25,5.26 0.5,0.5 0.5,6 -2.25,5.26 -4.26,3.25 -5,0.5 -4.26,-2.25 -2.25,-4.26 -2.25,-4.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89]" office:value-type="string" office:string-value="0.5,-5" calcext:value-type="string">
            <text:p>0.5,-5</text:p>
          </table:table-cell>
          <table:table-cell table:formula="of:=[.C89]" office:value-type="string" office:string-value="3.25,-4.26" calcext:value-type="string">
            <text:p>3.25,-4.26</text:p>
          </table:table-cell>
          <table:table-cell table:formula="of:=[.D89]" office:value-type="string" office:string-value="5.26,-2.25" calcext:value-type="string">
            <text:p>5.26,-2.25</text:p>
          </table:table-cell>
          <table:table-cell table:formula="of:=[.E89]" office:value-type="string" office:string-value="6,0.5" calcext:value-type="string">
            <text:p>6,0.5</text:p>
          </table:table-cell>
          <table:table-cell table:formula="of:=[.F89]" office:value-type="string" office:string-value="5.26,3.25" calcext:value-type="string">
            <text:p>5.26,3.25</text:p>
          </table:table-cell>
          <table:table-cell table:formula="of:=[.G89]" office:value-type="string" office:string-value="3.25,5.26" calcext:value-type="string">
            <text:p>3.25,5.26</text:p>
          </table:table-cell>
          <table:table-cell table:formula="of:=[.H7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J89]" office:value-type="string" office:string-value="0.5,6" calcext:value-type="string">
            <text:p>0.5,6</text:p>
          </table:table-cell>
          <table:table-cell table:formula="of:=[.K89]" office:value-type="string" office:string-value="-2.25,5.26" calcext:value-type="string">
            <text:p>-2.25,5.26</text:p>
          </table:table-cell>
          <table:table-cell table:formula="of:=[.L89]" office:value-type="string" office:string-value="-4.26,3.25" calcext:value-type="string">
            <text:p>-4.26,3.25</text:p>
          </table:table-cell>
          <table:table-cell table:formula="of:=[.M89]" office:value-type="string" office:string-value="-5,0.5" calcext:value-type="string">
            <text:p>-5,0.5</text:p>
          </table:table-cell>
          <table:table-cell table:formula="of:=[.N89]" office:value-type="string" office:string-value="-4.26,-2.25" calcext:value-type="string">
            <text:p>-4.26,-2.25</text:p>
          </table:table-cell>
          <table:table-cell table:formula="of:=[.O89]" office:value-type="string" office:string-value="-2.25,-4.26" calcext:value-type="string">
            <text:p>-2.25,-4.26</text:p>
          </table:table-cell>
          <table:table-cell table:formula="of:=[.H81]" office:value-type="string" office:string-value="0.5,-5" calcext:value-type="string">
            <text:p>0.5,-5</text:p>
          </table:table-cell>
          <table:table-cell table:formula="of:=COM.MICROSOFT.TEXTJOIN(&quot; &quot;;1;[.A90:.P90])" office:value-type="string" office:string-value="0.5,0.5 0.5,-5 3.25,-4.26 5.26,-2.25 6,0.5 5.26,3.25 3.25,5.26 0.5,6 0.5,0.5 0.5,6 -2.25,5.26 -4.26,3.25 -5,0.5 -4.26,-2.25 -2.25,-4.26 0.5,-5" calcext:value-type="string">
            <text:p>0.5,0.5 0.5,-5 3.25,-4.26 5.26,-2.25 6,0.5 5.26,3.25 3.25,5.26 0.5,6 0.5,0.5 0.5,6 -2.25,5.26 -4.26,3.25 -5,0.5 -4.26,-2.25 -2.25,-4.26 0.5,-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3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95]))" office:value-type="float" office:value="0" calcext:value-type="float">
            <text:p>0.00</text:p>
          </table:table-cell>
          <table:table-cell table:style-name="ce16" table:formula="of:=COS(RADIANS([.A95]))" office:value-type="float" office:value="1" calcext:value-type="float">
            <text:p>1.00</text:p>
          </table:table-cell>
          <table:table-cell/>
          <table:table-cell table:style-name="ce16" table:formula="of:=ROUND(5.5*[.B95] + 0.5;2)" office:value-type="float" office:value="0.5" calcext:value-type="float">
            <text:p>0.50</text:p>
          </table:table-cell>
          <table:table-cell table:style-name="ce16" table:formula="of:=ROUND(5.5*-[.C95]+0.5;2)" office:value-type="float" office:value="-5" calcext:value-type="float">
            <text:p>-5.00</text:p>
          </table:table-cell>
          <table:table-cell/>
          <table:table-cell table:formula="of:=COM.MICROSOFT.TEXTJOIN(&quot;,&quot;;0;[.E95];[.F95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96]))" office:value-type="float" office:value="0.5" calcext:value-type="float">
            <text:p>0.50</text:p>
          </table:table-cell>
          <table:table-cell table:style-name="ce16" table:formula="of:=COS(RADIANS([.A96]))" office:value-type="float" office:value="0.866025403784439" calcext:value-type="float">
            <text:p>0.87</text:p>
          </table:table-cell>
          <table:table-cell/>
          <table:table-cell table:style-name="ce16" table:formula="of:=ROUND(5.5*[.B96] + 0.5;2)" office:value-type="float" office:value="3.25" calcext:value-type="float">
            <text:p>3.25</text:p>
          </table:table-cell>
          <table:table-cell table:style-name="ce16" table:formula="of:=ROUND(5.5*-[.C96]+0.5;2)" office:value-type="float" office:value="-4.26" calcext:value-type="float">
            <text:p>-4.26</text:p>
          </table:table-cell>
          <table:table-cell/>
          <table:table-cell table:formula="of:=COM.MICROSOFT.TEXTJOIN(&quot;,&quot;;0;[.E96];[.F96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97]))" office:value-type="float" office:value="0.866025403784439" calcext:value-type="float">
            <text:p>0.87</text:p>
          </table:table-cell>
          <table:table-cell table:style-name="ce16" table:formula="of:=COS(RADIANS([.A97]))" office:value-type="float" office:value="0.5" calcext:value-type="float">
            <text:p>0.50</text:p>
          </table:table-cell>
          <table:table-cell/>
          <table:table-cell table:style-name="ce16" table:formula="of:=ROUND(5.5*[.B97] + 0.5;2)" office:value-type="float" office:value="5.26" calcext:value-type="float">
            <text:p>5.26</text:p>
          </table:table-cell>
          <table:table-cell table:style-name="ce16" table:formula="of:=ROUND(5.5*-[.C97]+0.5;2)" office:value-type="float" office:value="-2.25" calcext:value-type="float">
            <text:p>-2.25</text:p>
          </table:table-cell>
          <table:table-cell/>
          <table:table-cell table:formula="of:=COM.MICROSOFT.TEXTJOIN(&quot;,&quot;;0;[.E97];[.F97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98]))" office:value-type="float" office:value="1" calcext:value-type="float">
            <text:p>1.00</text:p>
          </table:table-cell>
          <table:table-cell table:style-name="ce16" table:formula="of:=COS(RADIANS([.A98]))" office:value-type="float" office:value="6.12323399573677E-017" calcext:value-type="float">
            <text:p>0.00</text:p>
          </table:table-cell>
          <table:table-cell/>
          <table:table-cell table:style-name="ce16" table:formula="of:=ROUND(5.5*[.B98] + 0.5;2)" office:value-type="float" office:value="6" calcext:value-type="float">
            <text:p>6.00</text:p>
          </table:table-cell>
          <table:table-cell table:style-name="ce16" table:formula="of:=ROUND(5.5*-[.C98]+0.5;2)" office:value-type="float" office:value="0.5" calcext:value-type="float">
            <text:p>0.50</text:p>
          </table:table-cell>
          <table:table-cell/>
          <table:table-cell table:formula="of:=COM.MICROSOFT.TEXTJOIN(&quot;,&quot;;0;[.E98];[.F98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99]))" office:value-type="float" office:value="0.866025403784439" calcext:value-type="float">
            <text:p>0.87</text:p>
          </table:table-cell>
          <table:table-cell table:style-name="ce16" table:formula="of:=COS(RADIANS([.A99]))" office:value-type="float" office:value="-0.5" calcext:value-type="float">
            <text:p>-0.50</text:p>
          </table:table-cell>
          <table:table-cell/>
          <table:table-cell table:style-name="ce16" table:formula="of:=ROUND(5.5*[.B99] + 0.5;2)" office:value-type="float" office:value="5.26" calcext:value-type="float">
            <text:p>5.26</text:p>
          </table:table-cell>
          <table:table-cell table:style-name="ce16" table:formula="of:=ROUND(5.5*-[.C99]+0.5;2)" office:value-type="float" office:value="3.25" calcext:value-type="float">
            <text:p>3.25</text:p>
          </table:table-cell>
          <table:table-cell/>
          <table:table-cell table:formula="of:=COM.MICROSOFT.TEXTJOIN(&quot;,&quot;;0;[.E99];[.F99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00]))" office:value-type="float" office:value="0.5" calcext:value-type="float">
            <text:p>0.50</text:p>
          </table:table-cell>
          <table:table-cell table:style-name="ce16" table:formula="of:=COS(RADIANS([.A100]))" office:value-type="float" office:value="-0.866025403784439" calcext:value-type="float">
            <text:p>-0.87</text:p>
          </table:table-cell>
          <table:table-cell/>
          <table:table-cell table:style-name="ce16" table:formula="of:=ROUND(5.5*[.B100] + 0.5;2)" office:value-type="float" office:value="3.25" calcext:value-type="float">
            <text:p>3.25</text:p>
          </table:table-cell>
          <table:table-cell table:style-name="ce16" table:formula="of:=ROUND(5.5*-[.C100]+0.5;2)" office:value-type="float" office:value="5.26" calcext:value-type="float">
            <text:p>5.26</text:p>
          </table:table-cell>
          <table:table-cell/>
          <table:table-cell table:formula="of:=COM.MICROSOFT.TEXTJOIN(&quot;,&quot;;0;[.E100];[.F100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01]))" office:value-type="float" office:value="1.22464679914735E-016" calcext:value-type="float">
            <text:p>0.00</text:p>
          </table:table-cell>
          <table:table-cell table:style-name="ce16" table:formula="of:=COS(RADIANS([.A101]))" office:value-type="float" office:value="-1" calcext:value-type="float">
            <text:p>-1.00</text:p>
          </table:table-cell>
          <table:table-cell/>
          <table:table-cell table:style-name="ce16" table:formula="of:=ROUND(5.5*[.B101] + 0.5;2)" office:value-type="float" office:value="0.5" calcext:value-type="float">
            <text:p>0.50</text:p>
          </table:table-cell>
          <table:table-cell table:style-name="ce16" table:formula="of:=ROUND(5.5*-[.C101]+0.5;2)" office:value-type="float" office:value="6" calcext:value-type="float">
            <text:p>6.00</text:p>
          </table:table-cell>
          <table:table-cell/>
          <table:table-cell table:formula="of:=COM.MICROSOFT.TEXTJOIN(&quot;,&quot;;0;[.E101];[.F101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02]))" office:value-type="float" office:value="-0.5" calcext:value-type="float">
            <text:p>-0.50</text:p>
          </table:table-cell>
          <table:table-cell table:style-name="ce16" table:formula="of:=COS(RADIANS([.A102]))" office:value-type="float" office:value="-0.866025403784439" calcext:value-type="float">
            <text:p>-0.87</text:p>
          </table:table-cell>
          <table:table-cell/>
          <table:table-cell table:style-name="ce16" table:formula="of:=ROUND(5.5*[.B102] + 0.5;2)" office:value-type="float" office:value="-2.25" calcext:value-type="float">
            <text:p>-2.25</text:p>
          </table:table-cell>
          <table:table-cell table:style-name="ce16" table:formula="of:=ROUND(5.5*-[.C102]+0.5;2)" office:value-type="float" office:value="5.26" calcext:value-type="float">
            <text:p>5.26</text:p>
          </table:table-cell>
          <table:table-cell/>
          <table:table-cell table:formula="of:=COM.MICROSOFT.TEXTJOIN(&quot;,&quot;;0;[.E102];[.F102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03]))" office:value-type="float" office:value="-0.866025403784438" calcext:value-type="float">
            <text:p>-0.87</text:p>
          </table:table-cell>
          <table:table-cell table:style-name="ce16" table:formula="of:=COS(RADIANS([.A103]))" office:value-type="float" office:value="-0.5" calcext:value-type="float">
            <text:p>-0.50</text:p>
          </table:table-cell>
          <table:table-cell/>
          <table:table-cell table:style-name="ce16" table:formula="of:=ROUND(5.5*[.B103] + 0.5;2)" office:value-type="float" office:value="-4.26" calcext:value-type="float">
            <text:p>-4.26</text:p>
          </table:table-cell>
          <table:table-cell table:style-name="ce16" table:formula="of:=ROUND(5.5*-[.C103]+0.5;2)" office:value-type="float" office:value="3.25" calcext:value-type="float">
            <text:p>3.25</text:p>
          </table:table-cell>
          <table:table-cell/>
          <table:table-cell table:formula="of:=COM.MICROSOFT.TEXTJOIN(&quot;,&quot;;0;[.E103];[.F103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04]))" office:value-type="float" office:value="-1" calcext:value-type="float">
            <text:p>-1.00</text:p>
          </table:table-cell>
          <table:table-cell table:style-name="ce16" table:formula="of:=COS(RADIANS([.A104]))" office:value-type="float" office:value="-1.83697019872103E-016" calcext:value-type="float">
            <text:p>0.00</text:p>
          </table:table-cell>
          <table:table-cell/>
          <table:table-cell table:style-name="ce16" table:formula="of:=ROUND(5.5*[.B104] + 0.5;2)" office:value-type="float" office:value="-5" calcext:value-type="float">
            <text:p>-5.00</text:p>
          </table:table-cell>
          <table:table-cell table:style-name="ce16" table:formula="of:=ROUND(5.5*-[.C104]+0.5;2)" office:value-type="float" office:value="0.5" calcext:value-type="float">
            <text:p>0.50</text:p>
          </table:table-cell>
          <table:table-cell/>
          <table:table-cell table:formula="of:=COM.MICROSOFT.TEXTJOIN(&quot;,&quot;;0;[.E104];[.F10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05]))" office:value-type="float" office:value="-0.866025403784439" calcext:value-type="float">
            <text:p>-0.87</text:p>
          </table:table-cell>
          <table:table-cell table:style-name="ce16" table:formula="of:=COS(RADIANS([.A105]))" office:value-type="float" office:value="0.5" calcext:value-type="float">
            <text:p>0.50</text:p>
          </table:table-cell>
          <table:table-cell/>
          <table:table-cell table:style-name="ce16" table:formula="of:=ROUND(5.5*[.B105] + 0.5;2)" office:value-type="float" office:value="-4.26" calcext:value-type="float">
            <text:p>-4.26</text:p>
          </table:table-cell>
          <table:table-cell table:style-name="ce16" table:formula="of:=ROUND(5.5*-[.C105]+0.5;2)" office:value-type="float" office:value="-2.25" calcext:value-type="float">
            <text:p>-2.25</text:p>
          </table:table-cell>
          <table:table-cell/>
          <table:table-cell table:formula="of:=COM.MICROSOFT.TEXTJOIN(&quot;,&quot;;0;[.E105];[.F105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06]))" office:value-type="float" office:value="-0.5" calcext:value-type="float">
            <text:p>-0.50</text:p>
          </table:table-cell>
          <table:table-cell table:style-name="ce16" table:formula="of:=COS(RADIANS([.A106]))" office:value-type="float" office:value="0.866025403784438" calcext:value-type="float">
            <text:p>0.87</text:p>
          </table:table-cell>
          <table:table-cell/>
          <table:table-cell table:style-name="ce16" table:formula="of:=ROUND(5.5*[.B106] + 0.5;2)" office:value-type="float" office:value="-2.25" calcext:value-type="float">
            <text:p>-2.25</text:p>
          </table:table-cell>
          <table:table-cell table:style-name="ce16" table:formula="of:=ROUND(5.5*-[.C106]+0.5;2)" office:value-type="float" office:value="-4.26" calcext:value-type="float">
            <text:p>-4.26</text:p>
          </table:table-cell>
          <table:table-cell/>
          <table:table-cell table:formula="of:=COM.MICROSOFT.TEXTJOIN(&quot;,&quot;;0;[.E106];[.F106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07]))" office:value-type="float" office:value="-2.44929359829471E-016" calcext:value-type="float">
            <text:p>0.00</text:p>
          </table:table-cell>
          <table:table-cell table:style-name="ce16" table:formula="of:=COS(RADIANS([.A107]))" office:value-type="float" office:value="1" calcext:value-type="float">
            <text:p>1.00</text:p>
          </table:table-cell>
          <table:table-cell/>
          <table:table-cell table:style-name="ce16" table:formula="of:=ROUND(5.5*[.B107] + 0.5;2)" office:value-type="float" office:value="0.5" calcext:value-type="float">
            <text:p>0.50</text:p>
          </table:table-cell>
          <table:table-cell table:style-name="ce16" table:formula="of:=ROUND(5.5*-[.C107]+0.5;2)" office:value-type="float" office:value="-5" calcext:value-type="float">
            <text:p>-5.00</text:p>
          </table:table-cell>
          <table:table-cell/>
          <table:table-cell table:formula="of:=COM.MICROSOFT.TEXTJOIN(&quot;,&quot;;0;[.E107];[.F107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95]" office:value-type="string" office:string-value="0.5,-5" calcext:value-type="string">
            <text:p>0.5,-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C110]" office:value-type="string" office:string-value="0.5,-5" calcext:value-type="string">
            <text:p>0.5,-5</text:p>
          </table:table-cell>
          <table:table-cell table:formula="of:=[.D110]" office:value-type="string" office:string-value="0.5,-5" calcext:value-type="string">
            <text:p>0.5,-5</text:p>
          </table:table-cell>
          <table:table-cell table:formula="of:=[.E110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I110]" office:value-type="string" office:string-value="5.26,3.25" calcext:value-type="string">
            <text:p>5.26,3.25</text:p>
          </table:table-cell>
          <table:table-cell table:formula="of:=[.J110]" office:value-type="string" office:string-value="5.26,3.25" calcext:value-type="string">
            <text:p>5.26,3.25</text:p>
          </table:table-cell>
          <table:table-cell table:formula="of:=[.K110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O110]" office:value-type="string" office:string-value="-4.26,3.25" calcext:value-type="string">
            <text:p>-4.26,3.25</text:p>
          </table:table-cell>
          <table:table-cell table:formula="of:=[.P110]" office:value-type="string" office:string-value="-4.26,3.25" calcext:value-type="string">
            <text:p>-4.26,3.25</text:p>
          </table:table-cell>
          <table:table-cell table:formula="of:=[.Q110]" office:value-type="string" office:string-value="-4.26,3.25" calcext:value-type="string">
            <text:p>-4.26,3.25</text:p>
          </table:table-cell>
          <table:table-cell table:formula="of:=COM.MICROSOFT.TEXTJOIN(&quot; &quot;; 1;[.A110:.R110])" office:value-type="string" office:string-value="0.5,0.5 0.5,-5 0.5,-5 0.5,-5 0.5,-5 0.5,-5 0.5,0.5 5.26,3.25 5.26,3.25 5.26,3.25 5.26,3.25 5.26,3.25 0.5,0.5 -4.26,3.25 -4.26,3.25 -4.26,3.25 -4.26,3.25 -4.26,3.25" calcext:value-type="string">
            <text:p>0.5,0.5 0.5,-5 0.5,-5 0.5,-5 0.5,-5 0.5,-5 0.5,0.5 5.26,3.25 5.26,3.25 5.26,3.25 5.26,3.25 5.26,3.25 0.5,0.5 -4.26,3.25 -4.26,3.25 -4.26,3.25 -4.26,3.25 -4.26,3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0]" office:value-type="string" office:string-value="0.5,-5" calcext:value-type="string">
            <text:p>0.5,-5</text:p>
          </table:table-cell>
          <table:table-cell table:formula="of:=[.H96]" office:value-type="string" office:string-value="3.25,-4.26" calcext:value-type="string">
            <text:p>3.25,-4.26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D111]" office:value-type="string" office:string-value="3.25,-4.26" calcext:value-type="string">
            <text:p>3.25,-4.26</text:p>
          </table:table-cell>
          <table:table-cell table:formula="of:=[.E111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H110]" office:value-type="string" office:string-value="5.26,3.25" calcext:value-type="string">
            <text:p>5.26,3.25</text:p>
          </table:table-cell>
          <table:table-cell table:formula="of:=[.H100]" office:value-type="string" office:string-value="3.25,5.26" calcext:value-type="string">
            <text:p>3.25,5.26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J111]" office:value-type="string" office:string-value="3.25,5.26" calcext:value-type="string">
            <text:p>3.25,5.26</text:p>
          </table:table-cell>
          <table:table-cell table:formula="of:=[.K111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N110]" office:value-type="string" office:string-value="-4.26,3.25" calcext:value-type="string">
            <text:p>-4.26,3.25</text:p>
          </table:table-cell>
          <table:table-cell table:formula="of:=[.H104]" office:value-type="string" office:string-value="-5,0.5" calcext:value-type="string">
            <text:p>-5,0.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P111]" office:value-type="string" office:string-value="-5,0.5" calcext:value-type="string">
            <text:p>-5,0.5</text:p>
          </table:table-cell>
          <table:table-cell table:formula="of:=[.Q111]" office:value-type="string" office:string-value="-5,0.5" calcext:value-type="string">
            <text:p>-5,0.5</text:p>
          </table:table-cell>
          <table:table-cell table:formula="of:=COM.MICROSOFT.TEXTJOIN(&quot; &quot;; 1;[.A111:.R111])" office:value-type="string" office:string-value="0.5,0.5 0.5,-5 3.25,-4.26 3.25,-4.26 3.25,-4.26 3.25,-4.26 0.5,0.5 5.26,3.25 3.25,5.26 3.25,5.26 3.25,5.26 3.25,5.26 0.5,0.5 -4.26,3.25 -5,0.5 -5,0.5 -5,0.5 -5,0.5" calcext:value-type="string">
            <text:p>0.5,0.5 0.5,-5 3.25,-4.26 3.25,-4.26 3.25,-4.26 3.25,-4.26 0.5,0.5 5.26,3.25 3.25,5.26 3.25,5.26 3.25,5.26 3.25,5.26 0.5,0.5 -4.26,3.25 -5,0.5 -5,0.5 -5,0.5 -5,0.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1]" office:value-type="string" office:string-value="0.5,-5" calcext:value-type="string">
            <text:p>0.5,-5</text:p>
          </table:table-cell>
          <table:table-cell table:formula="of:=[.C111]" office:value-type="string" office:string-value="3.25,-4.26" calcext:value-type="string">
            <text:p>3.25,-4.26</text:p>
          </table:table-cell>
          <table:table-cell table:formula="of:=[.H97]" office:value-type="string" office:string-value="5.26,-2.25" calcext:value-type="string">
            <text:p>5.26,-2.25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E112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H111]" office:value-type="string" office:string-value="5.26,3.25" calcext:value-type="string">
            <text:p>5.26,3.25</text:p>
          </table:table-cell>
          <table:table-cell table:formula="of:=[.I111]" office:value-type="string" office:string-value="3.25,5.26" calcext:value-type="string">
            <text:p>3.25,5.26</text:p>
          </table:table-cell>
          <table:table-cell table:formula="of:=[.H101]" office:value-type="string" office:string-value="0.5,6" calcext:value-type="string">
            <text:p>0.5,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K112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N111]" office:value-type="string" office:string-value="-4.26,3.25" calcext:value-type="string">
            <text:p>-4.26,3.25</text:p>
          </table:table-cell>
          <table:table-cell table:formula="of:=[.O111]" office:value-type="string" office:string-value="-5,0.5" calcext:value-type="string">
            <text:p>-5,0.5</text:p>
          </table:table-cell>
          <table:table-cell table:formula="of:=[.H105]" office:value-type="string" office:string-value="-4.26,-2.25" calcext:value-type="string">
            <text:p>-4.26,-2.2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Q112]" office:value-type="string" office:string-value="-4.26,-2.25" calcext:value-type="string">
            <text:p>-4.26,-2.25</text:p>
          </table:table-cell>
          <table:table-cell table:formula="of:=COM.MICROSOFT.TEXTJOIN(&quot; &quot;; 1;[.A112:.R112])" office:value-type="string" office:string-value="0.5,0.5 0.5,-5 3.25,-4.26 5.26,-2.25 5.26,-2.25 5.26,-2.25 0.5,0.5 5.26,3.25 3.25,5.26 0.5,6 0.5,6 0.5,6 0.5,0.5 -4.26,3.25 -5,0.5 -4.26,-2.25 -4.26,-2.25 -4.26,-2.25" calcext:value-type="string">
            <text:p>0.5,0.5 0.5,-5 3.25,-4.26 5.26,-2.25 5.26,-2.25 5.26,-2.25 0.5,0.5 5.26,3.25 3.25,5.26 0.5,6 0.5,6 0.5,6 0.5,0.5 -4.26,3.25 -5,0.5 -4.26,-2.25 -4.26,-2.25 -4.26,-2.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2]" office:value-type="string" office:string-value="0.5,-5" calcext:value-type="string">
            <text:p>0.5,-5</text:p>
          </table:table-cell>
          <table:table-cell table:formula="of:=[.C112]" office:value-type="string" office:string-value="3.25,-4.26" calcext:value-type="string">
            <text:p>3.25,-4.26</text:p>
          </table:table-cell>
          <table:table-cell table:formula="of:=[.D112]" office:value-type="string" office:string-value="5.26,-2.25" calcext:value-type="string">
            <text:p>5.26,-2.25</text:p>
          </table:table-cell>
          <table:table-cell table:formula="of:=[.H98]" office:value-type="string" office:string-value="6,0.5" calcext:value-type="string">
            <text:p>6,0.5</text:p>
          </table:table-cell>
          <table:table-cell table:formula="of:=[.E113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12]" office:value-type="string" office:string-value="5.26,3.25" calcext:value-type="string">
            <text:p>5.26,3.25</text:p>
          </table:table-cell>
          <table:table-cell table:formula="of:=[.I112]" office:value-type="string" office:string-value="3.25,5.26" calcext:value-type="string">
            <text:p>3.25,5.26</text:p>
          </table:table-cell>
          <table:table-cell table:formula="of:=[.J112]" office:value-type="string" office:string-value="0.5,6" calcext:value-type="string">
            <text:p>0.5,6</text:p>
          </table:table-cell>
          <table:table-cell table:formula="of:=[.H102]" office:value-type="string" office:string-value="-2.25,5.26" calcext:value-type="string">
            <text:p>-2.25,5.2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N112]" office:value-type="string" office:string-value="-4.26,3.25" calcext:value-type="string">
            <text:p>-4.26,3.25</text:p>
          </table:table-cell>
          <table:table-cell table:formula="of:=[.O112]" office:value-type="string" office:string-value="-5,0.5" calcext:value-type="string">
            <text:p>-5,0.5</text:p>
          </table:table-cell>
          <table:table-cell table:formula="of:=[.P112]" office:value-type="string" office:string-value="-4.26,-2.25" calcext:value-type="string">
            <text:p>-4.26,-2.25</text:p>
          </table:table-cell>
          <table:table-cell table:formula="of:=[.H106]" office:value-type="string" office:string-value="-2.25,-4.26" calcext:value-type="string">
            <text:p>-2.25,-4.26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COM.MICROSOFT.TEXTJOIN(&quot; &quot;; 1;[.A113:.R113])" office:value-type="string" office:string-value="0.5,0.5 0.5,-5 3.25,-4.26 5.26,-2.25 6,0.5 6,0.5 0.5,0.5 5.26,3.25 3.25,5.26 0.5,6 -2.25,5.26 -2.25,5.26 0.5,0.5 -4.26,3.25 -5,0.5 -4.26,-2.25 -2.25,-4.26 -2.25,-4.26" calcext:value-type="string">
            <text:p>0.5,0.5 0.5,-5 3.25,-4.26 5.26,-2.25 6,0.5 6,0.5 0.5,0.5 5.26,3.25 3.25,5.26 0.5,6 -2.25,5.26 -2.25,5.26 0.5,0.5 -4.26,3.25 -5,0.5 -4.26,-2.25 -2.25,-4.26 -2.25,-4.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13]" office:value-type="string" office:string-value="0.5,-5" calcext:value-type="string">
            <text:p>0.5,-5</text:p>
          </table:table-cell>
          <table:table-cell table:formula="of:=[.C113]" office:value-type="string" office:string-value="3.25,-4.26" calcext:value-type="string">
            <text:p>3.25,-4.26</text:p>
          </table:table-cell>
          <table:table-cell table:formula="of:=[.D113]" office:value-type="string" office:string-value="5.26,-2.25" calcext:value-type="string">
            <text:p>5.26,-2.25</text:p>
          </table:table-cell>
          <table:table-cell table:formula="of:=[.E113]" office:value-type="string" office:string-value="6,0.5" calcext:value-type="string">
            <text:p>6,0.5</text:p>
          </table:table-cell>
          <table:table-cell table:formula="of:=[.H99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H113]" office:value-type="string" office:string-value="5.26,3.25" calcext:value-type="string">
            <text:p>5.26,3.25</text:p>
          </table:table-cell>
          <table:table-cell table:formula="of:=[.I113]" office:value-type="string" office:string-value="3.25,5.26" calcext:value-type="string">
            <text:p>3.25,5.26</text:p>
          </table:table-cell>
          <table:table-cell table:formula="of:=[.J113]" office:value-type="string" office:string-value="0.5,6" calcext:value-type="string">
            <text:p>0.5,6</text:p>
          </table:table-cell>
          <table:table-cell table:formula="of:=[.K113]" office:value-type="string" office:string-value="-2.25,5.26" calcext:value-type="string">
            <text:p>-2.25,5.26</text:p>
          </table:table-cell>
          <table:table-cell table:formula="of:=[.H103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N113]" office:value-type="string" office:string-value="-4.26,3.25" calcext:value-type="string">
            <text:p>-4.26,3.25</text:p>
          </table:table-cell>
          <table:table-cell table:formula="of:=[.O113]" office:value-type="string" office:string-value="-5,0.5" calcext:value-type="string">
            <text:p>-5,0.5</text:p>
          </table:table-cell>
          <table:table-cell table:formula="of:=[.P113]" office:value-type="string" office:string-value="-4.26,-2.25" calcext:value-type="string">
            <text:p>-4.26,-2.25</text:p>
          </table:table-cell>
          <table:table-cell table:formula="of:=[.Q113]" office:value-type="string" office:string-value="-2.25,-4.26" calcext:value-type="string">
            <text:p>-2.25,-4.26</text:p>
          </table:table-cell>
          <table:table-cell table:formula="of:=[.H107]" office:value-type="string" office:string-value="0.5,-5" calcext:value-type="string">
            <text:p>0.5,-5</text:p>
          </table:table-cell>
          <table:table-cell table:formula="of:=COM.MICROSOFT.TEXTJOIN(&quot; &quot;; 1;[.A114:.R114])" office:value-type="string" office:string-value="0.5,0.5 0.5,-5 3.25,-4.26 5.26,-2.25 6,0.5 5.26,3.25 0.5,0.5 5.26,3.25 3.25,5.26 0.5,6 -2.25,5.26 -4.26,3.25 0.5,0.5 -4.26,3.25 -5,0.5 -4.26,-2.25 -2.25,-4.26 0.5,-5" calcext:value-type="string">
            <text:p>0.5,0.5 0.5,-5 3.25,-4.26 5.26,-2.25 6,0.5 5.26,3.25 0.5,0.5 5.26,3.25 3.25,5.26 0.5,6 -2.25,5.26 -4.26,3.25 0.5,0.5 -4.26,3.25 -5,0.5 -4.26,-2.25 -2.25,-4.26 0.5,-5</text:p>
          </table:table-cell>
          <table:table-cell table:number-columns-repeated="100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4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19]))" office:value-type="float" office:value="0" calcext:value-type="float">
            <text:p>0.00</text:p>
          </table:table-cell>
          <table:table-cell table:style-name="ce16" table:formula="of:=COS(RADIANS([.A119]))" office:value-type="float" office:value="1" calcext:value-type="float">
            <text:p>1.00</text:p>
          </table:table-cell>
          <table:table-cell/>
          <table:table-cell table:style-name="ce16" table:formula="of:=ROUND(5.5*[.B119] + 0.5;2)" office:value-type="float" office:value="0.5" calcext:value-type="float">
            <text:p>0.50</text:p>
          </table:table-cell>
          <table:table-cell table:style-name="ce16" table:formula="of:=ROUND(5.5*-[.C119]+0.5;2)" office:value-type="float" office:value="-5" calcext:value-type="float">
            <text:p>-5.00</text:p>
          </table:table-cell>
          <table:table-cell/>
          <table:table-cell table:formula="of:=COM.MICROSOFT.TEXTJOIN(&quot;,&quot;;0;[.E119];[.F119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6" table:formula="of:=SIN(RADIANS([.A120]))" office:value-type="float" office:value="0.5" calcext:value-type="float">
            <text:p>0.50</text:p>
          </table:table-cell>
          <table:table-cell table:style-name="ce16" table:formula="of:=COS(RADIANS([.A120]))" office:value-type="float" office:value="0.866025403784439" calcext:value-type="float">
            <text:p>0.87</text:p>
          </table:table-cell>
          <table:table-cell/>
          <table:table-cell table:style-name="ce16" table:formula="of:=ROUND(5.5*[.B120] + 0.5;2)" office:value-type="float" office:value="3.25" calcext:value-type="float">
            <text:p>3.25</text:p>
          </table:table-cell>
          <table:table-cell table:style-name="ce16" table:formula="of:=ROUND(5.5*-[.C120]+0.5;2)" office:value-type="float" office:value="-4.26" calcext:value-type="float">
            <text:p>-4.26</text:p>
          </table:table-cell>
          <table:table-cell/>
          <table:table-cell table:formula="of:=COM.MICROSOFT.TEXTJOIN(&quot;,&quot;;0;[.E120];[.F120])" office:value-type="string" office:string-value="3.25,-4.26" calcext:value-type="string">
            <text:p>3.25,-4.26</text:p>
          </table:table-cell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6" table:formula="of:=SIN(RADIANS([.A121]))" office:value-type="float" office:value="0.866025403784439" calcext:value-type="float">
            <text:p>0.87</text:p>
          </table:table-cell>
          <table:table-cell table:style-name="ce16" table:formula="of:=COS(RADIANS([.A121]))" office:value-type="float" office:value="0.5" calcext:value-type="float">
            <text:p>0.50</text:p>
          </table:table-cell>
          <table:table-cell/>
          <table:table-cell table:style-name="ce16" table:formula="of:=ROUND(5.5*[.B121] + 0.5;2)" office:value-type="float" office:value="5.26" calcext:value-type="float">
            <text:p>5.26</text:p>
          </table:table-cell>
          <table:table-cell table:style-name="ce16" table:formula="of:=ROUND(5.5*-[.C121]+0.5;2)" office:value-type="float" office:value="-2.25" calcext:value-type="float">
            <text:p>-2.25</text:p>
          </table:table-cell>
          <table:table-cell/>
          <table:table-cell table:formula="of:=COM.MICROSOFT.TEXTJOIN(&quot;,&quot;;0;[.E121];[.F121])" office:value-type="string" office:string-value="5.26,-2.25" calcext:value-type="string">
            <text:p>5.26,-2.25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22]))" office:value-type="float" office:value="1" calcext:value-type="float">
            <text:p>1.00</text:p>
          </table:table-cell>
          <table:table-cell table:style-name="ce16" table:formula="of:=COS(RADIANS([.A122]))" office:value-type="float" office:value="6.12323399573677E-017" calcext:value-type="float">
            <text:p>0.00</text:p>
          </table:table-cell>
          <table:table-cell/>
          <table:table-cell table:style-name="ce16" table:formula="of:=ROUND(5.5*[.B122] + 0.5;2)" office:value-type="float" office:value="6" calcext:value-type="float">
            <text:p>6.00</text:p>
          </table:table-cell>
          <table:table-cell table:style-name="ce16" table:formula="of:=ROUND(5.5*-[.C122]+0.5;2)" office:value-type="float" office:value="0.5" calcext:value-type="float">
            <text:p>0.50</text:p>
          </table:table-cell>
          <table:table-cell/>
          <table:table-cell table:formula="of:=COM.MICROSOFT.TEXTJOIN(&quot;,&quot;;0;[.E122];[.F122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16" table:formula="of:=SIN(RADIANS([.A123]))" office:value-type="float" office:value="0.866025403784439" calcext:value-type="float">
            <text:p>0.87</text:p>
          </table:table-cell>
          <table:table-cell table:style-name="ce16" table:formula="of:=COS(RADIANS([.A123]))" office:value-type="float" office:value="-0.5" calcext:value-type="float">
            <text:p>-0.50</text:p>
          </table:table-cell>
          <table:table-cell/>
          <table:table-cell table:style-name="ce16" table:formula="of:=ROUND(5.5*[.B123] + 0.5;2)" office:value-type="float" office:value="5.26" calcext:value-type="float">
            <text:p>5.26</text:p>
          </table:table-cell>
          <table:table-cell table:style-name="ce16" table:formula="of:=ROUND(5.5*-[.C123]+0.5;2)" office:value-type="float" office:value="3.25" calcext:value-type="float">
            <text:p>3.25</text:p>
          </table:table-cell>
          <table:table-cell/>
          <table:table-cell table:formula="of:=COM.MICROSOFT.TEXTJOIN(&quot;,&quot;;0;[.E123];[.F123])" office:value-type="string" office:string-value="5.26,3.25" calcext:value-type="string">
            <text:p>5.26,3.25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16" table:formula="of:=SIN(RADIANS([.A124]))" office:value-type="float" office:value="0.5" calcext:value-type="float">
            <text:p>0.50</text:p>
          </table:table-cell>
          <table:table-cell table:style-name="ce16" table:formula="of:=COS(RADIANS([.A124]))" office:value-type="float" office:value="-0.866025403784439" calcext:value-type="float">
            <text:p>-0.87</text:p>
          </table:table-cell>
          <table:table-cell/>
          <table:table-cell table:style-name="ce16" table:formula="of:=ROUND(5.5*[.B124] + 0.5;2)" office:value-type="float" office:value="3.25" calcext:value-type="float">
            <text:p>3.25</text:p>
          </table:table-cell>
          <table:table-cell table:style-name="ce16" table:formula="of:=ROUND(5.5*-[.C124]+0.5;2)" office:value-type="float" office:value="5.26" calcext:value-type="float">
            <text:p>5.26</text:p>
          </table:table-cell>
          <table:table-cell/>
          <table:table-cell table:formula="of:=COM.MICROSOFT.TEXTJOIN(&quot;,&quot;;0;[.E124];[.F124])" office:value-type="string" office:string-value="3.25,5.26" calcext:value-type="string">
            <text:p>3.25,5.26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25]))" office:value-type="float" office:value="1.22464679914735E-016" calcext:value-type="float">
            <text:p>0.00</text:p>
          </table:table-cell>
          <table:table-cell table:style-name="ce16" table:formula="of:=COS(RADIANS([.A125]))" office:value-type="float" office:value="-1" calcext:value-type="float">
            <text:p>-1.00</text:p>
          </table:table-cell>
          <table:table-cell/>
          <table:table-cell table:style-name="ce16" table:formula="of:=ROUND(5.5*[.B125] + 0.5;2)" office:value-type="float" office:value="0.5" calcext:value-type="float">
            <text:p>0.50</text:p>
          </table:table-cell>
          <table:table-cell table:style-name="ce16" table:formula="of:=ROUND(5.5*-[.C125]+0.5;2)" office:value-type="float" office:value="6" calcext:value-type="float">
            <text:p>6.00</text:p>
          </table:table-cell>
          <table:table-cell/>
          <table:table-cell table:formula="of:=COM.MICROSOFT.TEXTJOIN(&quot;,&quot;;0;[.E125];[.F125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6" table:formula="of:=SIN(RADIANS([.A126]))" office:value-type="float" office:value="-0.5" calcext:value-type="float">
            <text:p>-0.50</text:p>
          </table:table-cell>
          <table:table-cell table:style-name="ce16" table:formula="of:=COS(RADIANS([.A126]))" office:value-type="float" office:value="-0.866025403784439" calcext:value-type="float">
            <text:p>-0.87</text:p>
          </table:table-cell>
          <table:table-cell/>
          <table:table-cell table:style-name="ce16" table:formula="of:=ROUND(5.5*[.B126] + 0.5;2)" office:value-type="float" office:value="-2.25" calcext:value-type="float">
            <text:p>-2.25</text:p>
          </table:table-cell>
          <table:table-cell table:style-name="ce16" table:formula="of:=ROUND(5.5*-[.C126]+0.5;2)" office:value-type="float" office:value="5.26" calcext:value-type="float">
            <text:p>5.26</text:p>
          </table:table-cell>
          <table:table-cell/>
          <table:table-cell table:formula="of:=COM.MICROSOFT.TEXTJOIN(&quot;,&quot;;0;[.E126];[.F126])" office:value-type="string" office:string-value="-2.25,5.26" calcext:value-type="string">
            <text:p>-2.25,5.26</text:p>
          </table:table-cell>
          <table:table-cell table:number-columns-repeated="1016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16" table:formula="of:=SIN(RADIANS([.A127]))" office:value-type="float" office:value="-0.866025403784438" calcext:value-type="float">
            <text:p>-0.87</text:p>
          </table:table-cell>
          <table:table-cell table:style-name="ce16" table:formula="of:=COS(RADIANS([.A127]))" office:value-type="float" office:value="-0.5" calcext:value-type="float">
            <text:p>-0.50</text:p>
          </table:table-cell>
          <table:table-cell/>
          <table:table-cell table:style-name="ce16" table:formula="of:=ROUND(5.5*[.B127] + 0.5;2)" office:value-type="float" office:value="-4.26" calcext:value-type="float">
            <text:p>-4.26</text:p>
          </table:table-cell>
          <table:table-cell table:style-name="ce16" table:formula="of:=ROUND(5.5*-[.C127]+0.5;2)" office:value-type="float" office:value="3.25" calcext:value-type="float">
            <text:p>3.25</text:p>
          </table:table-cell>
          <table:table-cell/>
          <table:table-cell table:formula="of:=COM.MICROSOFT.TEXTJOIN(&quot;,&quot;;0;[.E127];[.F127])" office:value-type="string" office:string-value="-4.26,3.25" calcext:value-type="string">
            <text:p>-4.26,3.25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28]))" office:value-type="float" office:value="-1" calcext:value-type="float">
            <text:p>-1.00</text:p>
          </table:table-cell>
          <table:table-cell table:style-name="ce16" table:formula="of:=COS(RADIANS([.A128]))" office:value-type="float" office:value="-1.83697019872103E-016" calcext:value-type="float">
            <text:p>0.00</text:p>
          </table:table-cell>
          <table:table-cell/>
          <table:table-cell table:style-name="ce16" table:formula="of:=ROUND(5.5*[.B128] + 0.5;2)" office:value-type="float" office:value="-5" calcext:value-type="float">
            <text:p>-5.00</text:p>
          </table:table-cell>
          <table:table-cell table:style-name="ce16" table:formula="of:=ROUND(5.5*-[.C128]+0.5;2)" office:value-type="float" office:value="0.5" calcext:value-type="float">
            <text:p>0.50</text:p>
          </table:table-cell>
          <table:table-cell/>
          <table:table-cell table:formula="of:=COM.MICROSOFT.TEXTJOIN(&quot;,&quot;;0;[.E128];[.F128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16" table:formula="of:=SIN(RADIANS([.A129]))" office:value-type="float" office:value="-0.866025403784439" calcext:value-type="float">
            <text:p>-0.87</text:p>
          </table:table-cell>
          <table:table-cell table:style-name="ce16" table:formula="of:=COS(RADIANS([.A129]))" office:value-type="float" office:value="0.5" calcext:value-type="float">
            <text:p>0.50</text:p>
          </table:table-cell>
          <table:table-cell/>
          <table:table-cell table:style-name="ce16" table:formula="of:=ROUND(5.5*[.B129] + 0.5;2)" office:value-type="float" office:value="-4.26" calcext:value-type="float">
            <text:p>-4.26</text:p>
          </table:table-cell>
          <table:table-cell table:style-name="ce16" table:formula="of:=ROUND(5.5*-[.C129]+0.5;2)" office:value-type="float" office:value="-2.25" calcext:value-type="float">
            <text:p>-2.25</text:p>
          </table:table-cell>
          <table:table-cell/>
          <table:table-cell table:formula="of:=COM.MICROSOFT.TEXTJOIN(&quot;,&quot;;0;[.E129];[.F129])" office:value-type="string" office:string-value="-4.26,-2.25" calcext:value-type="string">
            <text:p>-4.26,-2.25</text:p>
          </table:table-cell>
          <table:table-cell table:number-columns-repeated="1016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6" table:formula="of:=SIN(RADIANS([.A130]))" office:value-type="float" office:value="-0.5" calcext:value-type="float">
            <text:p>-0.50</text:p>
          </table:table-cell>
          <table:table-cell table:style-name="ce16" table:formula="of:=COS(RADIANS([.A130]))" office:value-type="float" office:value="0.866025403784438" calcext:value-type="float">
            <text:p>0.87</text:p>
          </table:table-cell>
          <table:table-cell/>
          <table:table-cell table:style-name="ce16" table:formula="of:=ROUND(5.5*[.B130] + 0.5;2)" office:value-type="float" office:value="-2.25" calcext:value-type="float">
            <text:p>-2.25</text:p>
          </table:table-cell>
          <table:table-cell table:style-name="ce16" table:formula="of:=ROUND(5.5*-[.C130]+0.5;2)" office:value-type="float" office:value="-4.26" calcext:value-type="float">
            <text:p>-4.26</text:p>
          </table:table-cell>
          <table:table-cell/>
          <table:table-cell table:formula="of:=COM.MICROSOFT.TEXTJOIN(&quot;,&quot;;0;[.E130];[.F130])" office:value-type="string" office:string-value="-2.25,-4.26" calcext:value-type="string">
            <text:p>-2.25,-4.26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31]))" office:value-type="float" office:value="-2.44929359829471E-016" calcext:value-type="float">
            <text:p>0.00</text:p>
          </table:table-cell>
          <table:table-cell table:style-name="ce16" table:formula="of:=COS(RADIANS([.A131]))" office:value-type="float" office:value="1" calcext:value-type="float">
            <text:p>1.00</text:p>
          </table:table-cell>
          <table:table-cell/>
          <table:table-cell table:style-name="ce16" table:formula="of:=ROUND(5.5*[.B131] + 0.5;2)" office:value-type="float" office:value="0.5" calcext:value-type="float">
            <text:p>0.50</text:p>
          </table:table-cell>
          <table:table-cell table:style-name="ce16" table:formula="of:=ROUND(5.5*-[.C131]+0.5;2)" office:value-type="float" office:value="-5" calcext:value-type="float">
            <text:p>-5.00</text:p>
          </table:table-cell>
          <table:table-cell/>
          <table:table-cell table:formula="of:=COM.MICROSOFT.TEXTJOIN(&quot;,&quot;;0;[.E131];[.F131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style-name="ce4"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19]" office:value-type="string" office:string-value="0.5,-5" calcext:value-type="string">
            <text:p>0.5,-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C134]" office:value-type="string" office:string-value="0.5,-5" calcext:value-type="string">
            <text:p>0.5,-5</text:p>
          </table:table-cell>
          <table:table-cell table:formula="of:=[.D134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22]" office:value-type="string" office:string-value="6,0.5" calcext:value-type="string">
            <text:p>6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34]" office:value-type="string" office:string-value="6,0.5" calcext:value-type="string">
            <text:p>6,0.5</text:p>
          </table:table-cell>
          <table:table-cell table:formula="of:=[.I134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25]" office:value-type="string" office:string-value="0.5,6" calcext:value-type="string">
            <text:p>0.5,6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M134]" office:value-type="string" office:string-value="0.5,6" calcext:value-type="string">
            <text:p>0.5,6</text:p>
          </table:table-cell>
          <table:table-cell table:formula="of:=[.N134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28]" office:value-type="string" office:string-value="-5,0.5" calcext:value-type="string">
            <text:p>-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R134]" office:value-type="string" office:string-value="-5,0.5" calcext:value-type="string">
            <text:p>-5,0.5</text:p>
          </table:table-cell>
          <table:table-cell table:formula="of:=[.S134]" office:value-type="string" office:string-value="-5,0.5" calcext:value-type="string">
            <text:p>-5,0.5</text:p>
          </table:table-cell>
          <table:table-cell table:formula="of:=COM.MICROSOFT.TEXTJOIN(&quot; &quot;; 1;[.A134:.T134])" office:value-type="string" office:string-value="0.5,0.5 0.5,-5 0.5,-5 0.5,-5 0.5,-5 0.5,0.5 6,0.5 6,0.5 6,0.5 6,0.5 0.5,0.5 0.5,6 0.5,6 0.5,6 0.5,6 0.5,0.5 -5,0.5 -5,0.5 -5,0.5 -5,0.5" calcext:value-type="string">
            <text:p>0.5,0.5 0.5,-5 0.5,-5 0.5,-5 0.5,-5 0.5,0.5 6,0.5 6,0.5 6,0.5 6,0.5 0.5,0.5 0.5,6 0.5,6 0.5,6 0.5,6 0.5,0.5 -5,0.5 -5,0.5 -5,0.5 -5,0.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4]" office:value-type="string" office:string-value="0.5,-5" calcext:value-type="string">
            <text:p>0.5,-5</text:p>
          </table:table-cell>
          <table:table-cell table:formula="of:=[.H120]" office:value-type="string" office:string-value="3.25,-4.26" calcext:value-type="string">
            <text:p>3.25,-4.26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D135]" office:value-type="string" office:string-value="3.25,-4.26" calcext:value-type="string">
            <text:p>3.25,-4.26</text:p>
          </table:table-cell>
          <table:table-cell office:value-type="string" calcext:value-type="string">
            <text:p>0.5,0.5</text:p>
          </table:table-cell>
          <table:table-cell table:formula="of:=[.G134]" office:value-type="string" office:string-value="6,0.5" calcext:value-type="string">
            <text:p>6,0.5</text:p>
          </table:table-cell>
          <table:table-cell table:formula="of:=[.H123]" office:value-type="string" office:string-value="5.26,3.25" calcext:value-type="string">
            <text:p>5.26,3.2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I135]" office:value-type="string" office:string-value="5.26,3.25" calcext:value-type="string">
            <text:p>5.26,3.25</text:p>
          </table:table-cell>
          <table:table-cell office:value-type="string" calcext:value-type="string">
            <text:p>0.5,0.5</text:p>
          </table:table-cell>
          <table:table-cell table:formula="of:=[.L134]" office:value-type="string" office:string-value="0.5,6" calcext:value-type="string">
            <text:p>0.5,6</text:p>
          </table:table-cell>
          <table:table-cell table:formula="of:=[.H126]" office:value-type="string" office:string-value="-2.25,5.26" calcext:value-type="string">
            <text:p>-2.25,5.2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N135]" office:value-type="string" office:string-value="-2.25,5.26" calcext:value-type="string">
            <text:p>-2.25,5.26</text:p>
          </table:table-cell>
          <table:table-cell office:value-type="string" calcext:value-type="string">
            <text:p>0.5,0.5</text:p>
          </table:table-cell>
          <table:table-cell table:formula="of:=[.Q134]" office:value-type="string" office:string-value="-5,0.5" calcext:value-type="string">
            <text:p>-5,0.5</text:p>
          </table:table-cell>
          <table:table-cell table:formula="of:=[.H129]" office:value-type="string" office:string-value="-4.26,-2.25" calcext:value-type="string">
            <text:p>-4.26,-2.2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S135]" office:value-type="string" office:string-value="-4.26,-2.25" calcext:value-type="string">
            <text:p>-4.26,-2.25</text:p>
          </table:table-cell>
          <table:table-cell table:formula="of:=COM.MICROSOFT.TEXTJOIN(&quot; &quot;; 1;[.A135:.T135])" office:value-type="string" office:string-value="0.5,0.5 0.5,-5 3.25,-4.26 3.25,-4.26 3.25,-4.26 0.5,0.5 6,0.5 5.26,3.25 5.26,3.25 5.26,3.25 0.5,0.5 0.5,6 -2.25,5.26 -2.25,5.26 -2.25,5.26 0.5,0.5 -5,0.5 -4.26,-2.25 -4.26,-2.25 -4.26,-2.25" calcext:value-type="string">
            <text:p>0.5,0.5 0.5,-5 3.25,-4.26 3.25,-4.26 3.25,-4.26 0.5,0.5 6,0.5 5.26,3.25 5.26,3.25 5.26,3.25 0.5,0.5 0.5,6 -2.25,5.26 -2.25,5.26 -2.25,5.26 0.5,0.5 -5,0.5 -4.26,-2.25 -4.26,-2.25 -4.26,-2.2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5]" office:value-type="string" office:string-value="0.5,-5" calcext:value-type="string">
            <text:p>0.5,-5</text:p>
          </table:table-cell>
          <table:table-cell table:formula="of:=[.C135]" office:value-type="string" office:string-value="3.25,-4.26" calcext:value-type="string">
            <text:p>3.25,-4.26</text:p>
          </table:table-cell>
          <table:table-cell table:formula="of:=[.H121]" office:value-type="string" office:string-value="5.26,-2.25" calcext:value-type="string">
            <text:p>5.26,-2.25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office:value-type="string" calcext:value-type="string">
            <text:p>0.5,0.5</text:p>
          </table:table-cell>
          <table:table-cell table:formula="of:=[.G135]" office:value-type="string" office:string-value="6,0.5" calcext:value-type="string">
            <text:p>6,0.5</text:p>
          </table:table-cell>
          <table:table-cell table:formula="of:=[.H135]" office:value-type="string" office:string-value="5.26,3.25" calcext:value-type="string">
            <text:p>5.26,3.25</text:p>
          </table:table-cell>
          <table:table-cell table:formula="of:=[.H124]" office:value-type="string" office:string-value="3.25,5.26" calcext:value-type="string">
            <text:p>3.25,5.26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office:value-type="string" calcext:value-type="string">
            <text:p>0.5,0.5</text:p>
          </table:table-cell>
          <table:table-cell table:formula="of:=[.L135]" office:value-type="string" office:string-value="0.5,6" calcext:value-type="string">
            <text:p>0.5,6</text:p>
          </table:table-cell>
          <table:table-cell table:formula="of:=[.M135]" office:value-type="string" office:string-value="-2.25,5.26" calcext:value-type="string">
            <text:p>-2.25,5.26</text:p>
          </table:table-cell>
          <table:table-cell table:formula="of:=[.H127]" office:value-type="string" office:string-value="-4.26,3.25" calcext:value-type="string">
            <text:p>-4.26,3.25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office:value-type="string" calcext:value-type="string">
            <text:p>0.5,0.5</text:p>
          </table:table-cell>
          <table:table-cell table:formula="of:=[.Q135]" office:value-type="string" office:string-value="-5,0.5" calcext:value-type="string">
            <text:p>-5,0.5</text:p>
          </table:table-cell>
          <table:table-cell table:formula="of:=[.R135]" office:value-type="string" office:string-value="-4.26,-2.25" calcext:value-type="string">
            <text:p>-4.26,-2.25</text:p>
          </table:table-cell>
          <table:table-cell table:formula="of:=[.H130]" office:value-type="string" office:string-value="-2.25,-4.26" calcext:value-type="string">
            <text:p>-2.25,-4.26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COM.MICROSOFT.TEXTJOIN(&quot; &quot;; 1;[.A136:.T136])" office:value-type="string" office:string-value="0.5,0.5 0.5,-5 3.25,-4.26 5.26,-2.25 5.26,-2.25 0.5,0.5 6,0.5 5.26,3.25 3.25,5.26 3.25,5.26 0.5,0.5 0.5,6 -2.25,5.26 -4.26,3.25 -4.26,3.25 0.5,0.5 -5,0.5 -4.26,-2.25 -2.25,-4.26 -2.25,-4.26" calcext:value-type="string">
            <text:p>0.5,0.5 0.5,-5 3.25,-4.26 5.26,-2.25 5.26,-2.25 0.5,0.5 6,0.5 5.26,3.25 3.25,5.26 3.25,5.26 0.5,0.5 0.5,6 -2.25,5.26 -4.26,3.25 -4.26,3.25 0.5,0.5 -5,0.5 -4.26,-2.25 -2.25,-4.26 -2.25,-4.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36]" office:value-type="string" office:string-value="0.5,-5" calcext:value-type="string">
            <text:p>0.5,-5</text:p>
          </table:table-cell>
          <table:table-cell table:formula="of:=[.C136]" office:value-type="string" office:string-value="3.25,-4.26" calcext:value-type="string">
            <text:p>3.25,-4.26</text:p>
          </table:table-cell>
          <table:table-cell table:formula="of:=[.D136]" office:value-type="string" office:string-value="5.26,-2.25" calcext:value-type="string">
            <text:p>5.26,-2.25</text:p>
          </table:table-cell>
          <table:table-cell table:formula="of:=[.H122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G136]" office:value-type="string" office:string-value="6,0.5" calcext:value-type="string">
            <text:p>6,0.5</text:p>
          </table:table-cell>
          <table:table-cell table:formula="of:=[.H136]" office:value-type="string" office:string-value="5.26,3.25" calcext:value-type="string">
            <text:p>5.26,3.25</text:p>
          </table:table-cell>
          <table:table-cell table:formula="of:=[.I136]" office:value-type="string" office:string-value="3.25,5.26" calcext:value-type="string">
            <text:p>3.25,5.26</text:p>
          </table:table-cell>
          <table:table-cell table:formula="of:=[.H125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L136]" office:value-type="string" office:string-value="0.5,6" calcext:value-type="string">
            <text:p>0.5,6</text:p>
          </table:table-cell>
          <table:table-cell table:formula="of:=[.M136]" office:value-type="string" office:string-value="-2.25,5.26" calcext:value-type="string">
            <text:p>-2.25,5.26</text:p>
          </table:table-cell>
          <table:table-cell table:formula="of:=[.N136]" office:value-type="string" office:string-value="-4.26,3.25" calcext:value-type="string">
            <text:p>-4.26,3.25</text:p>
          </table:table-cell>
          <table:table-cell table:formula="of:=[.H128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Q136]" office:value-type="string" office:string-value="-5,0.5" calcext:value-type="string">
            <text:p>-5,0.5</text:p>
          </table:table-cell>
          <table:table-cell table:formula="of:=[.R136]" office:value-type="string" office:string-value="-4.26,-2.25" calcext:value-type="string">
            <text:p>-4.26,-2.25</text:p>
          </table:table-cell>
          <table:table-cell table:formula="of:=[.S136]" office:value-type="string" office:string-value="-2.25,-4.26" calcext:value-type="string">
            <text:p>-2.25,-4.26</text:p>
          </table:table-cell>
          <table:table-cell table:formula="of:=[.H131]" office:value-type="string" office:string-value="0.5,-5" calcext:value-type="string">
            <text:p>0.5,-5</text:p>
          </table:table-cell>
          <table:table-cell table:formula="of:=COM.MICROSOFT.TEXTJOIN(&quot; &quot;; 1;[.A137:.T137])" office:value-type="string" office:string-value="0.5,0.5 0.5,-5 3.25,-4.26 5.26,-2.25 6,0.5 0.5,0.5 6,0.5 5.26,3.25 3.25,5.26 0.5,6 0.5,0.5 0.5,6 -2.25,5.26 -4.26,3.25 -5,0.5 0.5,0.5 -5,0.5 -4.26,-2.25 -2.25,-4.26 0.5,-5" calcext:value-type="string">
            <text:p>0.5,0.5 0.5,-5 3.25,-4.26 5.26,-2.25 6,0.5 0.5,0.5 6,0.5 5.26,3.25 3.25,5.26 0.5,6 0.5,0.5 0.5,6 -2.25,5.26 -4.26,3.25 -5,0.5 0.5,0.5 -5,0.5 -4.26,-2.25 -2.25,-4.26 0.5,-5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Wheel – 8 spok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ta</text:p>
          </table:table-cell>
          <table:table-cell office:value-type="string" calcext:value-type="string">
            <text:p>sin(theta)</text:p>
          </table:table-cell>
          <table:table-cell office:value-type="string" calcext:value-type="string">
            <text:p>cos(thet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,y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6" table:formula="of:=SIN(RADIANS([.A142]))" office:value-type="float" office:value="0" calcext:value-type="float">
            <text:p>0.00</text:p>
          </table:table-cell>
          <table:table-cell table:style-name="ce16" table:formula="of:=COS(RADIANS([.A142]))" office:value-type="float" office:value="1" calcext:value-type="float">
            <text:p>1.00</text:p>
          </table:table-cell>
          <table:table-cell/>
          <table:table-cell table:style-name="ce16" table:formula="of:=ROUND(5.5*[.B142] + 0.5;2)" office:value-type="float" office:value="0.5" calcext:value-type="float">
            <text:p>0.50</text:p>
          </table:table-cell>
          <table:table-cell table:style-name="ce16" table:formula="of:=ROUND(5.5*-[.C142]+0.5;2)" office:value-type="float" office:value="-5" calcext:value-type="float">
            <text:p>-5.00</text:p>
          </table:table-cell>
          <table:table-cell/>
          <table:table-cell table:formula="of:=COM.MICROSOFT.TEXTJOIN(&quot;,&quot;;0;[.E142];[.F142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office:value-type="float" office:value="22.5" calcext:value-type="float">
            <text:p>22.5</text:p>
          </table:table-cell>
          <table:table-cell table:style-name="ce16" table:formula="of:=SIN(RADIANS([.A143]))" office:value-type="float" office:value="0.38268343236509" calcext:value-type="float">
            <text:p>0.38</text:p>
          </table:table-cell>
          <table:table-cell table:style-name="ce16" table:formula="of:=COS(RADIANS([.A143]))" office:value-type="float" office:value="0.923879532511287" calcext:value-type="float">
            <text:p>0.92</text:p>
          </table:table-cell>
          <table:table-cell/>
          <table:table-cell table:style-name="ce16" table:formula="of:=ROUND(5.5*[.B143] + 0.5;2)" office:value-type="float" office:value="2.6" calcext:value-type="float">
            <text:p>2.60</text:p>
          </table:table-cell>
          <table:table-cell table:style-name="ce16" table:formula="of:=ROUND(5.5*-[.C143]+0.5;2)" office:value-type="float" office:value="-4.58" calcext:value-type="float">
            <text:p>-4.58</text:p>
          </table:table-cell>
          <table:table-cell/>
          <table:table-cell table:formula="of:=COM.MICROSOFT.TEXTJOIN(&quot;,&quot;;0;[.E143];[.F143])" office:value-type="string" office:string-value="2.6,-4.58" calcext:value-type="string">
            <text:p>2.6,-4.58</text:p>
          </table:table-cell>
          <table:table-cell table:number-columns-repeated="101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6" table:formula="of:=SIN(RADIANS([.A144]))" office:value-type="float" office:value="0.707106781186548" calcext:value-type="float">
            <text:p>0.71</text:p>
          </table:table-cell>
          <table:table-cell table:style-name="ce16" table:formula="of:=COS(RADIANS([.A144]))" office:value-type="float" office:value="0.707106781186548" calcext:value-type="float">
            <text:p>0.71</text:p>
          </table:table-cell>
          <table:table-cell/>
          <table:table-cell table:style-name="ce16" table:formula="of:=ROUND(5.5*[.B144] + 0.5;2)" office:value-type="float" office:value="4.39" calcext:value-type="float">
            <text:p>4.39</text:p>
          </table:table-cell>
          <table:table-cell table:style-name="ce16" table:formula="of:=ROUND(5.5*-[.C144]+0.5;2)" office:value-type="float" office:value="-3.39" calcext:value-type="float">
            <text:p>-3.39</text:p>
          </table:table-cell>
          <table:table-cell/>
          <table:table-cell table:formula="of:=COM.MICROSOFT.TEXTJOIN(&quot;,&quot;;0;[.E144];[.F144])" office:value-type="string" office:string-value="4.39,-3.39" calcext:value-type="string">
            <text:p>4.39,-3.39</text:p>
          </table:table-cell>
          <table:table-cell table:number-columns-repeated="1016"/>
        </table:table-row>
        <table:table-row table:style-name="ro3">
          <table:table-cell office:value-type="float" office:value="67.5" calcext:value-type="float">
            <text:p>67.5</text:p>
          </table:table-cell>
          <table:table-cell table:style-name="ce16" table:formula="of:=SIN(RADIANS([.A145]))" office:value-type="float" office:value="0.923879532511287" calcext:value-type="float">
            <text:p>0.92</text:p>
          </table:table-cell>
          <table:table-cell table:style-name="ce16" table:formula="of:=COS(RADIANS([.A145]))" office:value-type="float" office:value="0.38268343236509" calcext:value-type="float">
            <text:p>0.38</text:p>
          </table:table-cell>
          <table:table-cell/>
          <table:table-cell table:style-name="ce16" table:formula="of:=ROUND(5.5*[.B145] + 0.5;2)" office:value-type="float" office:value="5.58" calcext:value-type="float">
            <text:p>5.58</text:p>
          </table:table-cell>
          <table:table-cell table:style-name="ce16" table:formula="of:=ROUND(5.5*-[.C145]+0.5;2)" office:value-type="float" office:value="-1.6" calcext:value-type="float">
            <text:p>-1.60</text:p>
          </table:table-cell>
          <table:table-cell/>
          <table:table-cell table:formula="of:=COM.MICROSOFT.TEXTJOIN(&quot;,&quot;;0;[.E145];[.F145])" office:value-type="string" office:string-value="5.58,-1.6" calcext:value-type="string">
            <text:p>5.58,-1.6</text:p>
          </table:table-cell>
          <table:table-cell table:number-columns-repeated="1016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6" table:formula="of:=SIN(RADIANS([.A146]))" office:value-type="float" office:value="1" calcext:value-type="float">
            <text:p>1.00</text:p>
          </table:table-cell>
          <table:table-cell table:style-name="ce16" table:formula="of:=COS(RADIANS([.A146]))" office:value-type="float" office:value="6.12323399573677E-017" calcext:value-type="float">
            <text:p>0.00</text:p>
          </table:table-cell>
          <table:table-cell/>
          <table:table-cell table:style-name="ce16" table:formula="of:=ROUND(5.5*[.B146] + 0.5;2)" office:value-type="float" office:value="6" calcext:value-type="float">
            <text:p>6.00</text:p>
          </table:table-cell>
          <table:table-cell table:style-name="ce16" table:formula="of:=ROUND(5.5*-[.C146]+0.5;2)" office:value-type="float" office:value="0.5" calcext:value-type="float">
            <text:p>0.50</text:p>
          </table:table-cell>
          <table:table-cell/>
          <table:table-cell table:formula="of:=COM.MICROSOFT.TEXTJOIN(&quot;,&quot;;0;[.E146];[.F146])" office:value-type="string" office:string-value="6,0.5" calcext:value-type="string">
            <text:p>6,0.5</text:p>
          </table:table-cell>
          <table:table-cell table:number-columns-repeated="1016"/>
        </table:table-row>
        <table:table-row table:style-name="ro3">
          <table:table-cell office:value-type="float" office:value="112.5" calcext:value-type="float">
            <text:p>112.5</text:p>
          </table:table-cell>
          <table:table-cell table:style-name="ce16" table:formula="of:=SIN(RADIANS([.A147]))" office:value-type="float" office:value="0.923879532511287" calcext:value-type="float">
            <text:p>0.92</text:p>
          </table:table-cell>
          <table:table-cell table:style-name="ce16" table:formula="of:=COS(RADIANS([.A147]))" office:value-type="float" office:value="-0.38268343236509" calcext:value-type="float">
            <text:p>-0.38</text:p>
          </table:table-cell>
          <table:table-cell/>
          <table:table-cell table:style-name="ce16" table:formula="of:=ROUND(5.5*[.B147] + 0.5;2)" office:value-type="float" office:value="5.58" calcext:value-type="float">
            <text:p>5.58</text:p>
          </table:table-cell>
          <table:table-cell table:style-name="ce16" table:formula="of:=ROUND(5.5*-[.C147]+0.5;2)" office:value-type="float" office:value="2.6" calcext:value-type="float">
            <text:p>2.60</text:p>
          </table:table-cell>
          <table:table-cell/>
          <table:table-cell table:formula="of:=COM.MICROSOFT.TEXTJOIN(&quot;,&quot;;0;[.E147];[.F147])" office:value-type="string" office:string-value="5.58,2.6" calcext:value-type="string">
            <text:p>5.58,2.6</text:p>
          </table:table-cell>
          <table:table-cell table:number-columns-repeated="1016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16" table:formula="of:=SIN(RADIANS([.A148]))" office:value-type="float" office:value="0.707106781186548" calcext:value-type="float">
            <text:p>0.71</text:p>
          </table:table-cell>
          <table:table-cell table:style-name="ce16" table:formula="of:=COS(RADIANS([.A148]))" office:value-type="float" office:value="-0.707106781186547" calcext:value-type="float">
            <text:p>-0.71</text:p>
          </table:table-cell>
          <table:table-cell/>
          <table:table-cell table:style-name="ce16" table:formula="of:=ROUND(5.5*[.B148] + 0.5;2)" office:value-type="float" office:value="4.39" calcext:value-type="float">
            <text:p>4.39</text:p>
          </table:table-cell>
          <table:table-cell table:style-name="ce16" table:formula="of:=ROUND(5.5*-[.C148]+0.5;2)" office:value-type="float" office:value="4.39" calcext:value-type="float">
            <text:p>4.39</text:p>
          </table:table-cell>
          <table:table-cell/>
          <table:table-cell table:formula="of:=COM.MICROSOFT.TEXTJOIN(&quot;,&quot;;0;[.E148];[.F148])" office:value-type="string" office:string-value="4.39,4.39" calcext:value-type="string">
            <text:p>4.39,4.39</text:p>
          </table:table-cell>
          <table:table-cell table:number-columns-repeated="1016"/>
        </table:table-row>
        <table:table-row table:style-name="ro3">
          <table:table-cell office:value-type="float" office:value="157.5" calcext:value-type="float">
            <text:p>157.5</text:p>
          </table:table-cell>
          <table:table-cell table:style-name="ce16" table:formula="of:=SIN(RADIANS([.A149]))" office:value-type="float" office:value="0.38268343236509" calcext:value-type="float">
            <text:p>0.38</text:p>
          </table:table-cell>
          <table:table-cell table:style-name="ce16" table:formula="of:=COS(RADIANS([.A149]))" office:value-type="float" office:value="-0.923879532511287" calcext:value-type="float">
            <text:p>-0.92</text:p>
          </table:table-cell>
          <table:table-cell/>
          <table:table-cell table:style-name="ce16" table:formula="of:=ROUND(5.5*[.B149] + 0.5;2)" office:value-type="float" office:value="2.6" calcext:value-type="float">
            <text:p>2.60</text:p>
          </table:table-cell>
          <table:table-cell table:style-name="ce16" table:formula="of:=ROUND(5.5*-[.C149]+0.5;2)" office:value-type="float" office:value="5.58" calcext:value-type="float">
            <text:p>5.58</text:p>
          </table:table-cell>
          <table:table-cell/>
          <table:table-cell table:formula="of:=COM.MICROSOFT.TEXTJOIN(&quot;,&quot;;0;[.E149];[.F149])" office:value-type="string" office:string-value="2.6,5.58" calcext:value-type="string">
            <text:p>2.6,5.58</text:p>
          </table:table-cell>
          <table:table-cell table:number-columns-repeated="1016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16" table:formula="of:=SIN(RADIANS([.A150]))" office:value-type="float" office:value="1.22464679914735E-016" calcext:value-type="float">
            <text:p>0.00</text:p>
          </table:table-cell>
          <table:table-cell table:style-name="ce16" table:formula="of:=COS(RADIANS([.A150]))" office:value-type="float" office:value="-1" calcext:value-type="float">
            <text:p>-1.00</text:p>
          </table:table-cell>
          <table:table-cell/>
          <table:table-cell table:style-name="ce16" table:formula="of:=ROUND(5.5*[.B150] + 0.5;2)" office:value-type="float" office:value="0.5" calcext:value-type="float">
            <text:p>0.50</text:p>
          </table:table-cell>
          <table:table-cell table:style-name="ce16" table:formula="of:=ROUND(5.5*-[.C150]+0.5;2)" office:value-type="float" office:value="6" calcext:value-type="float">
            <text:p>6.00</text:p>
          </table:table-cell>
          <table:table-cell/>
          <table:table-cell table:formula="of:=COM.MICROSOFT.TEXTJOIN(&quot;,&quot;;0;[.E150];[.F150])" office:value-type="string" office:string-value="0.5,6" calcext:value-type="string">
            <text:p>0.5,6</text:p>
          </table:table-cell>
          <table:table-cell table:number-columns-repeated="1016"/>
        </table:table-row>
        <table:table-row table:style-name="ro3">
          <table:table-cell office:value-type="float" office:value="202.5" calcext:value-type="float">
            <text:p>202.5</text:p>
          </table:table-cell>
          <table:table-cell table:style-name="ce16" table:formula="of:=SIN(RADIANS([.A151]))" office:value-type="float" office:value="-0.38268343236509" calcext:value-type="float">
            <text:p>-0.38</text:p>
          </table:table-cell>
          <table:table-cell table:style-name="ce16" table:formula="of:=COS(RADIANS([.A151]))" office:value-type="float" office:value="-0.923879532511287" calcext:value-type="float">
            <text:p>-0.92</text:p>
          </table:table-cell>
          <table:table-cell/>
          <table:table-cell table:style-name="ce16" table:formula="of:=ROUND(5.5*[.B151] + 0.5;2)" office:value-type="float" office:value="-1.6" calcext:value-type="float">
            <text:p>-1.60</text:p>
          </table:table-cell>
          <table:table-cell table:style-name="ce16" table:formula="of:=ROUND(5.5*-[.C151]+0.5;2)" office:value-type="float" office:value="5.58" calcext:value-type="float">
            <text:p>5.58</text:p>
          </table:table-cell>
          <table:table-cell/>
          <table:table-cell table:formula="of:=COM.MICROSOFT.TEXTJOIN(&quot;,&quot;;0;[.E151];[.F151])" office:value-type="string" office:string-value="-1.6,5.58" calcext:value-type="string">
            <text:p>-1.6,5.58</text:p>
          </table:table-cell>
          <table:table-cell table:number-columns-repeated="1016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16" table:formula="of:=SIN(RADIANS([.A152]))" office:value-type="float" office:value="-0.707106781186547" calcext:value-type="float">
            <text:p>-0.71</text:p>
          </table:table-cell>
          <table:table-cell table:style-name="ce16" table:formula="of:=COS(RADIANS([.A152]))" office:value-type="float" office:value="-0.707106781186548" calcext:value-type="float">
            <text:p>-0.71</text:p>
          </table:table-cell>
          <table:table-cell/>
          <table:table-cell table:style-name="ce16" table:formula="of:=ROUND(5.5*[.B152] + 0.5;2)" office:value-type="float" office:value="-3.39" calcext:value-type="float">
            <text:p>-3.39</text:p>
          </table:table-cell>
          <table:table-cell table:style-name="ce16" table:formula="of:=ROUND(5.5*-[.C152]+0.5;2)" office:value-type="float" office:value="4.39" calcext:value-type="float">
            <text:p>4.39</text:p>
          </table:table-cell>
          <table:table-cell/>
          <table:table-cell table:formula="of:=COM.MICROSOFT.TEXTJOIN(&quot;,&quot;;0;[.E152];[.F152])" office:value-type="string" office:string-value="-3.39,4.39" calcext:value-type="string">
            <text:p>-3.39,4.39</text:p>
          </table:table-cell>
          <table:table-cell table:number-columns-repeated="1016"/>
        </table:table-row>
        <table:table-row table:style-name="ro3">
          <table:table-cell office:value-type="float" office:value="247.5" calcext:value-type="float">
            <text:p>247.5</text:p>
          </table:table-cell>
          <table:table-cell table:style-name="ce16" table:formula="of:=SIN(RADIANS([.A153]))" office:value-type="float" office:value="-0.923879532511287" calcext:value-type="float">
            <text:p>-0.92</text:p>
          </table:table-cell>
          <table:table-cell table:style-name="ce16" table:formula="of:=COS(RADIANS([.A153]))" office:value-type="float" office:value="-0.382683432365089" calcext:value-type="float">
            <text:p>-0.38</text:p>
          </table:table-cell>
          <table:table-cell/>
          <table:table-cell table:style-name="ce16" table:formula="of:=ROUND(5.5*[.B153] + 0.5;2)" office:value-type="float" office:value="-4.58" calcext:value-type="float">
            <text:p>-4.58</text:p>
          </table:table-cell>
          <table:table-cell table:style-name="ce16" table:formula="of:=ROUND(5.5*-[.C153]+0.5;2)" office:value-type="float" office:value="2.6" calcext:value-type="float">
            <text:p>2.60</text:p>
          </table:table-cell>
          <table:table-cell/>
          <table:table-cell table:formula="of:=COM.MICROSOFT.TEXTJOIN(&quot;,&quot;;0;[.E153];[.F153])" office:value-type="string" office:string-value="-4.58,2.6" calcext:value-type="string">
            <text:p>-4.58,2.6</text:p>
          </table:table-cell>
          <table:table-cell table:number-columns-repeated="1016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16" table:formula="of:=SIN(RADIANS([.A154]))" office:value-type="float" office:value="-1" calcext:value-type="float">
            <text:p>-1.00</text:p>
          </table:table-cell>
          <table:table-cell table:style-name="ce16" table:formula="of:=COS(RADIANS([.A154]))" office:value-type="float" office:value="-1.83697019872103E-016" calcext:value-type="float">
            <text:p>0.00</text:p>
          </table:table-cell>
          <table:table-cell/>
          <table:table-cell table:style-name="ce16" table:formula="of:=ROUND(5.5*[.B154] + 0.5;2)" office:value-type="float" office:value="-5" calcext:value-type="float">
            <text:p>-5.00</text:p>
          </table:table-cell>
          <table:table-cell table:style-name="ce16" table:formula="of:=ROUND(5.5*-[.C154]+0.5;2)" office:value-type="float" office:value="0.5" calcext:value-type="float">
            <text:p>0.50</text:p>
          </table:table-cell>
          <table:table-cell/>
          <table:table-cell table:formula="of:=COM.MICROSOFT.TEXTJOIN(&quot;,&quot;;0;[.E154];[.F154])" office:value-type="string" office:string-value="-5,0.5" calcext:value-type="string">
            <text:p>-5,0.5</text:p>
          </table:table-cell>
          <table:table-cell table:number-columns-repeated="1016"/>
        </table:table-row>
        <table:table-row table:style-name="ro3">
          <table:table-cell office:value-type="float" office:value="292.5" calcext:value-type="float">
            <text:p>292.5</text:p>
          </table:table-cell>
          <table:table-cell table:style-name="ce16" table:formula="of:=SIN(RADIANS([.A155]))" office:value-type="float" office:value="-0.923879532511287" calcext:value-type="float">
            <text:p>-0.92</text:p>
          </table:table-cell>
          <table:table-cell table:style-name="ce16" table:formula="of:=COS(RADIANS([.A155]))" office:value-type="float" office:value="0.38268343236509" calcext:value-type="float">
            <text:p>0.38</text:p>
          </table:table-cell>
          <table:table-cell/>
          <table:table-cell table:style-name="ce16" table:formula="of:=ROUND(5.5*[.B155] + 0.5;2)" office:value-type="float" office:value="-4.58" calcext:value-type="float">
            <text:p>-4.58</text:p>
          </table:table-cell>
          <table:table-cell table:style-name="ce16" table:formula="of:=ROUND(5.5*-[.C155]+0.5;2)" office:value-type="float" office:value="-1.6" calcext:value-type="float">
            <text:p>-1.60</text:p>
          </table:table-cell>
          <table:table-cell/>
          <table:table-cell table:formula="of:=COM.MICROSOFT.TEXTJOIN(&quot;,&quot;;0;[.E155];[.F155])" office:value-type="string" office:string-value="-4.58,-1.6" calcext:value-type="string">
            <text:p>-4.58,-1.6</text:p>
          </table:table-cell>
          <table:table-cell table:number-columns-repeated="1016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16" table:formula="of:=SIN(RADIANS([.A156]))" office:value-type="float" office:value="-0.707106781186548" calcext:value-type="float">
            <text:p>-0.71</text:p>
          </table:table-cell>
          <table:table-cell table:style-name="ce16" table:formula="of:=COS(RADIANS([.A156]))" office:value-type="float" office:value="0.707106781186547" calcext:value-type="float">
            <text:p>0.71</text:p>
          </table:table-cell>
          <table:table-cell/>
          <table:table-cell table:style-name="ce16" table:formula="of:=ROUND(5.5*[.B156] + 0.5;2)" office:value-type="float" office:value="-3.39" calcext:value-type="float">
            <text:p>-3.39</text:p>
          </table:table-cell>
          <table:table-cell table:style-name="ce16" table:formula="of:=ROUND(5.5*-[.C156]+0.5;2)" office:value-type="float" office:value="-3.39" calcext:value-type="float">
            <text:p>-3.39</text:p>
          </table:table-cell>
          <table:table-cell/>
          <table:table-cell table:formula="of:=COM.MICROSOFT.TEXTJOIN(&quot;,&quot;;0;[.E156];[.F156])" office:value-type="string" office:string-value="-3.39,-3.39" calcext:value-type="string">
            <text:p>-3.39,-3.39</text:p>
          </table:table-cell>
          <table:table-cell table:number-columns-repeated="1016"/>
        </table:table-row>
        <table:table-row table:style-name="ro3">
          <table:table-cell office:value-type="float" office:value="337.5" calcext:value-type="float">
            <text:p>337.5</text:p>
          </table:table-cell>
          <table:table-cell table:style-name="ce16" table:formula="of:=SIN(RADIANS([.A157]))" office:value-type="float" office:value="-0.38268343236509" calcext:value-type="float">
            <text:p>-0.38</text:p>
          </table:table-cell>
          <table:table-cell table:style-name="ce16" table:formula="of:=COS(RADIANS([.A157]))" office:value-type="float" office:value="0.923879532511287" calcext:value-type="float">
            <text:p>0.92</text:p>
          </table:table-cell>
          <table:table-cell/>
          <table:table-cell table:style-name="ce16" table:formula="of:=ROUND(5.5*[.B157] + 0.5;2)" office:value-type="float" office:value="-1.6" calcext:value-type="float">
            <text:p>-1.60</text:p>
          </table:table-cell>
          <table:table-cell table:style-name="ce16" table:formula="of:=ROUND(5.5*-[.C157]+0.5;2)" office:value-type="float" office:value="-4.58" calcext:value-type="float">
            <text:p>-4.58</text:p>
          </table:table-cell>
          <table:table-cell/>
          <table:table-cell table:formula="of:=COM.MICROSOFT.TEXTJOIN(&quot;,&quot;;0;[.E157];[.F157])" office:value-type="string" office:string-value="-1.6,-4.58" calcext:value-type="string">
            <text:p>-1.6,-4.58</text:p>
          </table:table-cell>
          <table:table-cell table:number-columns-repeated="10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16" table:formula="of:=SIN(RADIANS([.A158]))" office:value-type="float" office:value="-2.44929359829471E-016" calcext:value-type="float">
            <text:p>0.00</text:p>
          </table:table-cell>
          <table:table-cell table:style-name="ce16" table:formula="of:=COS(RADIANS([.A158]))" office:value-type="float" office:value="1" calcext:value-type="float">
            <text:p>1.00</text:p>
          </table:table-cell>
          <table:table-cell/>
          <table:table-cell table:style-name="ce16" table:formula="of:=ROUND(5.5*[.B158] + 0.5;2)" office:value-type="float" office:value="0.5" calcext:value-type="float">
            <text:p>0.50</text:p>
          </table:table-cell>
          <table:table-cell table:style-name="ce16" table:formula="of:=ROUND(5.5*-[.C158]+0.5;2)" office:value-type="float" office:value="-5" calcext:value-type="float">
            <text:p>-5.00</text:p>
          </table:table-cell>
          <table:table-cell/>
          <table:table-cell table:formula="of:=COM.MICROSOFT.TEXTJOIN(&quot;,&quot;;0;[.E158];[.F158])" office:value-type="string" office:string-value="0.5,-5" calcext:value-type="string">
            <text:p>0.5,-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ent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7.5" calcext:value-type="float">
            <text:p>67.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2.5" calcext:value-type="float">
            <text:p>112.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57.5" calcext:value-type="float">
            <text:p>157.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02.5" calcext:value-type="float">
            <text:p>202.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47.5" calcext:value-type="float">
            <text:p>247.5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92.5" calcext:value-type="float">
            <text:p>292.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string" calcext:value-type="string">
            <text:p>concatenati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H142]" office:value-type="string" office:string-value="0.5,-5" calcext:value-type="string">
            <text:p>0.5,-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C161]" office:value-type="string" office:string-value="0.5,-5" calcext:value-type="string">
            <text:p>0.5,-5</text:p>
          </table:table-cell>
          <table:table-cell office:value-type="string" calcext:value-type="string">
            <text:p>0.5,0.5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G161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H146]" office:value-type="string" office:string-value="6,0.5" calcext:value-type="string">
            <text:p>6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K161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O161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H150]" office:value-type="string" office:string-value="0.5,6" calcext:value-type="string">
            <text:p>0.5,6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S161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W161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H154]" office:value-type="string" office:string-value="-5,0.5" calcext:value-type="string">
            <text:p>-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AA161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AE161]" office:value-type="string" office:string-value="-3.39,-3.39" calcext:value-type="string">
            <text:p>-3.39,-3.39</text:p>
          </table:table-cell>
          <table:table-cell table:formula="of:=COM.MICROSOFT.TEXTJOIN(&quot; &quot;; 1; [.A161:.AF161])" office:value-type="string" office:string-value="0.5,0.5 0.5,-5 0.5,-5 0.5,-5 0.5,0.5 4.39,-3.39 4.39,-3.39 4.39,-3.39 0.5,0.5 6,0.5 6,0.5 6,0.5 0.5,0.5 4.39,4.39 4.39,4.39 4.39,4.39 0.5,0.5 0.5,6 0.5,6 0.5,6 0.5,0.5 -3.39,4.39 -3.39,4.39 -3.39,4.39 0.5,0.5 -5,0.5 -5,0.5 -5,0.5 0.5,0.5 -3.39,-3.39 -3.39,-3.39 -3.39,-3.39" calcext:value-type="string">
            <text:p>0.5,0.5 0.5,-5 0.5,-5 0.5,-5 0.5,0.5 4.39,-3.39 4.39,-3.39 4.39,-3.39 0.5,0.5 6,0.5 6,0.5 6,0.5 0.5,0.5 4.39,4.39 4.39,4.39 4.39,4.39 0.5,0.5 0.5,6 0.5,6 0.5,6 0.5,0.5 -3.39,4.39 -3.39,4.39 -3.39,4.39 0.5,0.5 -5,0.5 -5,0.5 -5,0.5 0.5,0.5 -3.39,-3.39 -3.39,-3.39 -3.39,-3.3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1]" office:value-type="string" office:string-value="0.5,-5" calcext:value-type="string">
            <text:p>0.5,-5</text:p>
          </table:table-cell>
          <table:table-cell table:formula="of:=[.H143]" office:value-type="string" office:string-value="2.6,-4.58" calcext:value-type="string">
            <text:p>2.6,-4.58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office:value-type="string" calcext:value-type="string">
            <text:p>0.5,0.5</text:p>
          </table:table-cell>
          <table:table-cell table:formula="of:=[.F161]" office:value-type="string" office:string-value="4.39,-3.39" calcext:value-type="string">
            <text:p>4.39,-3.39</text:p>
          </table:table-cell>
          <table:table-cell table:formula="of:=[.H145]" office:value-type="string" office:string-value="5.58,-1.6" calcext:value-type="string">
            <text:p>5.58,-1.6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office:value-type="string" calcext:value-type="string">
            <text:p>0.5,0.5</text:p>
          </table:table-cell>
          <table:table-cell table:formula="of:=[.J161]" office:value-type="string" office:string-value="6,0.5" calcext:value-type="string">
            <text:p>6,0.5</text:p>
          </table:table-cell>
          <table:table-cell table:formula="of:=[.H147]" office:value-type="string" office:string-value="5.58,2.6" calcext:value-type="string">
            <text:p>5.58,2.6</text:p>
          </table:table-cell>
          <table:table-cell table:formula="of:=[.K162]" office:value-type="string" office:string-value="5.58,2.6" calcext:value-type="string">
            <text:p>5.58,2.6</text:p>
          </table:table-cell>
          <table:table-cell office:value-type="string" calcext:value-type="string">
            <text:p>0.5,0.5</text:p>
          </table:table-cell>
          <table:table-cell table:formula="of:=[.N161]" office:value-type="string" office:string-value="4.39,4.39" calcext:value-type="string">
            <text:p>4.39,4.39</text:p>
          </table:table-cell>
          <table:table-cell table:formula="of:=[.H149]" office:value-type="string" office:string-value="2.6,5.58" calcext:value-type="string">
            <text:p>2.6,5.58</text:p>
          </table:table-cell>
          <table:table-cell table:formula="of:=[.O162]" office:value-type="string" office:string-value="2.6,5.58" calcext:value-type="string">
            <text:p>2.6,5.58</text:p>
          </table:table-cell>
          <table:table-cell office:value-type="string" calcext:value-type="string">
            <text:p>0.5,0.5</text:p>
          </table:table-cell>
          <table:table-cell table:formula="of:=[.R161]" office:value-type="string" office:string-value="0.5,6" calcext:value-type="string">
            <text:p>0.5,6</text:p>
          </table:table-cell>
          <table:table-cell table:formula="of:=[.H151]" office:value-type="string" office:string-value="-1.6,5.58" calcext:value-type="string">
            <text:p>-1.6,5.58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office:value-type="string" calcext:value-type="string">
            <text:p>0.5,0.5</text:p>
          </table:table-cell>
          <table:table-cell table:formula="of:=[.V161]" office:value-type="string" office:string-value="-3.39,4.39" calcext:value-type="string">
            <text:p>-3.39,4.39</text:p>
          </table:table-cell>
          <table:table-cell table:formula="of:=[.H153]" office:value-type="string" office:string-value="-4.58,2.6" calcext:value-type="string">
            <text:p>-4.58,2.6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office:value-type="string" calcext:value-type="string">
            <text:p>0.5,0.5</text:p>
          </table:table-cell>
          <table:table-cell table:formula="of:=[.Z161]" office:value-type="string" office:string-value="-5,0.5" calcext:value-type="string">
            <text:p>-5,0.5</text:p>
          </table:table-cell>
          <table:table-cell table:formula="of:=[.H155]" office:value-type="string" office:string-value="-4.58,-1.6" calcext:value-type="string">
            <text:p>-4.58,-1.6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office:value-type="string" calcext:value-type="string">
            <text:p>0.5,0.5</text:p>
          </table:table-cell>
          <table:table-cell table:formula="of:=[.AD161]" office:value-type="string" office:string-value="-3.39,-3.39" calcext:value-type="string">
            <text:p>-3.39,-3.39</text:p>
          </table:table-cell>
          <table:table-cell table:formula="of:=[.H157]" office:value-type="string" office:string-value="-1.6,-4.58" calcext:value-type="string">
            <text:p>-1.6,-4.58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COM.MICROSOFT.TEXTJOIN(&quot; &quot;; 1; [.A162:.AF162])" office:value-type="string" office:string-value="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" calcext:value-type="string">
            <text:p>0.5,0.5 0.5,-5 2.6,-4.58 2.6,-4.58 0.5,0.5 4.39,-3.39 5.58,-1.6 5.58,-1.6 0.5,0.5 6,0.5 5.58,2.6 5.58,2.6 0.5,0.5 4.39,4.39 2.6,5.58 2.6,5.58 0.5,0.5 0.5,6 -1.6,5.58 -1.6,5.58 0.5,0.5 -3.39,4.39 -4.58,2.6 -4.58,2.6 0.5,0.5 -5,0.5 -4.58,-1.6 -4.58,-1.6 0.5,0.5 -3.39,-3.39 -1.6,-4.58 -1.6,-4.5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0.5,0.5</text:p>
          </table:table-cell>
          <table:table-cell table:formula="of:=[.B162]" office:value-type="string" office:string-value="0.5,-5" calcext:value-type="string">
            <text:p>0.5,-5</text:p>
          </table:table-cell>
          <table:table-cell table:formula="of:=[.C162]" office:value-type="string" office:string-value="2.6,-4.58" calcext:value-type="string">
            <text:p>2.6,-4.58</text:p>
          </table:table-cell>
          <table:table-cell table:formula="of:=[.H144]" office:value-type="string" office:string-value="4.39,-3.39" calcext:value-type="string">
            <text:p>4.39,-3.39</text:p>
          </table:table-cell>
          <table:table-cell office:value-type="string" calcext:value-type="string">
            <text:p>0.5,0.5</text:p>
          </table:table-cell>
          <table:table-cell table:formula="of:=[.F162]" office:value-type="string" office:string-value="4.39,-3.39" calcext:value-type="string">
            <text:p>4.39,-3.39</text:p>
          </table:table-cell>
          <table:table-cell table:formula="of:=[.G162]" office:value-type="string" office:string-value="5.58,-1.6" calcext:value-type="string">
            <text:p>5.58,-1.6</text:p>
          </table:table-cell>
          <table:table-cell table:formula="of:=[.H146]" office:value-type="string" office:string-value="6,0.5" calcext:value-type="string">
            <text:p>6,0.5</text:p>
          </table:table-cell>
          <table:table-cell office:value-type="string" calcext:value-type="string">
            <text:p>0.5,0.5</text:p>
          </table:table-cell>
          <table:table-cell table:formula="of:=[.J162]" office:value-type="string" office:string-value="6,0.5" calcext:value-type="string">
            <text:p>6,0.5</text:p>
          </table:table-cell>
          <table:table-cell table:formula="of:=[.K162]" office:value-type="string" office:string-value="5.58,2.6" calcext:value-type="string">
            <text:p>5.58,2.6</text:p>
          </table:table-cell>
          <table:table-cell table:formula="of:=[.H148]" office:value-type="string" office:string-value="4.39,4.39" calcext:value-type="string">
            <text:p>4.39,4.39</text:p>
          </table:table-cell>
          <table:table-cell office:value-type="string" calcext:value-type="string">
            <text:p>0.5,0.5</text:p>
          </table:table-cell>
          <table:table-cell table:formula="of:=[.N162]" office:value-type="string" office:string-value="4.39,4.39" calcext:value-type="string">
            <text:p>4.39,4.39</text:p>
          </table:table-cell>
          <table:table-cell table:formula="of:=[.O162]" office:value-type="string" office:string-value="2.6,5.58" calcext:value-type="string">
            <text:p>2.6,5.58</text:p>
          </table:table-cell>
          <table:table-cell table:formula="of:=[.H150]" office:value-type="string" office:string-value="0.5,6" calcext:value-type="string">
            <text:p>0.5,6</text:p>
          </table:table-cell>
          <table:table-cell office:value-type="string" calcext:value-type="string">
            <text:p>0.5,0.5</text:p>
          </table:table-cell>
          <table:table-cell table:formula="of:=[.R162]" office:value-type="string" office:string-value="0.5,6" calcext:value-type="string">
            <text:p>0.5,6</text:p>
          </table:table-cell>
          <table:table-cell table:formula="of:=[.S162]" office:value-type="string" office:string-value="-1.6,5.58" calcext:value-type="string">
            <text:p>-1.6,5.58</text:p>
          </table:table-cell>
          <table:table-cell table:formula="of:=[.H152]" office:value-type="string" office:string-value="-3.39,4.39" calcext:value-type="string">
            <text:p>-3.39,4.39</text:p>
          </table:table-cell>
          <table:table-cell office:value-type="string" calcext:value-type="string">
            <text:p>0.5,0.5</text:p>
          </table:table-cell>
          <table:table-cell table:formula="of:=[.V162]" office:value-type="string" office:string-value="-3.39,4.39" calcext:value-type="string">
            <text:p>-3.39,4.39</text:p>
          </table:table-cell>
          <table:table-cell table:formula="of:=[.W162]" office:value-type="string" office:string-value="-4.58,2.6" calcext:value-type="string">
            <text:p>-4.58,2.6</text:p>
          </table:table-cell>
          <table:table-cell table:formula="of:=[.H154]" office:value-type="string" office:string-value="-5,0.5" calcext:value-type="string">
            <text:p>-5,0.5</text:p>
          </table:table-cell>
          <table:table-cell office:value-type="string" calcext:value-type="string">
            <text:p>0.5,0.5</text:p>
          </table:table-cell>
          <table:table-cell table:formula="of:=[.Z162]" office:value-type="string" office:string-value="-5,0.5" calcext:value-type="string">
            <text:p>-5,0.5</text:p>
          </table:table-cell>
          <table:table-cell table:formula="of:=[.AA162]" office:value-type="string" office:string-value="-4.58,-1.6" calcext:value-type="string">
            <text:p>-4.58,-1.6</text:p>
          </table:table-cell>
          <table:table-cell table:formula="of:=[.H156]" office:value-type="string" office:string-value="-3.39,-3.39" calcext:value-type="string">
            <text:p>-3.39,-3.39</text:p>
          </table:table-cell>
          <table:table-cell office:value-type="string" calcext:value-type="string">
            <text:p>0.5,0.5</text:p>
          </table:table-cell>
          <table:table-cell table:formula="of:=[.AD162]" office:value-type="string" office:string-value="-3.39,-3.39" calcext:value-type="string">
            <text:p>-3.39,-3.39</text:p>
          </table:table-cell>
          <table:table-cell table:formula="of:=[.AE162]" office:value-type="string" office:string-value="-1.6,-4.58" calcext:value-type="string">
            <text:p>-1.6,-4.58</text:p>
          </table:table-cell>
          <table:table-cell table:formula="of:=[.H158]" office:value-type="string" office:string-value="0.5,-5" calcext:value-type="string">
            <text:p>0.5,-5</text:p>
          </table:table-cell>
          <table:table-cell table:formula="of:=COM.MICROSOFT.TEXTJOIN(&quot; &quot;; 1; [.A163:.AF163])" office:value-type="string" office:string-value="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" calcext:value-type="string">
            <text:p>0.5,0.5 0.5,-5 2.6,-4.58 4.39,-3.39 0.5,0.5 4.39,-3.39 5.58,-1.6 6,0.5 0.5,0.5 6,0.5 5.58,2.6 4.39,4.39 0.5,0.5 4.39,4.39 2.6,5.58 0.5,6 0.5,0.5 0.5,6 -1.6,5.58 -3.39,4.39 0.5,0.5 -3.39,4.39 -4.58,2.6 -5,0.5 0.5,0.5 -5,0.5 -4.58,-1.6 -3.39,-3.39 0.5,0.5 -3.39,-3.39 -1.6,-4.58 0.5,-5</text:p>
          </table:table-cell>
          <table:table-cell table:number-columns-repeated="991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Nova" svg:font-family="'Gill Sans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18:51:07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29:15.027000000</meta:creation-date>
    <dc:date>2019-04-22T19:11:19.087000000</dc:date>
    <meta:editing-duration>P1DT4H40M54S</meta:editing-duration>
    <meta:editing-cycles>52</meta:editing-cycles>
    <meta:generator>LibreOffice/5.3.3.2$Windows_X86_64 LibreOffice_project/3d9a8b4b4e538a85e0782bd6c2d430bafe583448</meta:generator>
    <meta:document-statistic meta:table-count="2" meta:cell-count="1659" meta:object-count="0"/>
  </office:meta>
</office:document-meta>
</file>